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Arial" svg:font-family="Arial"/>
    <style:font-face style:name="Cambria" svg:font-family="Cambria"/>
    <style:font-face style:name="Courier" svg:font-family="Courier"/>
    <style:font-face style:name="Lucida Grande" svg:font-family="'Lucida Grande'"/>
    <style:font-face style:name="Monaco" svg:font-family="Monaco"/>
    <style:font-face style:name="OpenSymbol" svg:font-family="OpenSymbol"/>
    <style:font-face style:name="Times" svg:font-family="Times"/>
    <style:font-face style:name="Courier New" svg:font-family="'Courier New'" style:font-family-generic="modern" style:font-pitch="fixed"/>
    <style:font-face style:name="Arial1" svg:font-family="Arial" style:font-family-generic="roman" style:font-pitch="variable"/>
    <style:font-face style:name="Bitstream Charter" svg:font-family="'Bitstream Charter'" style:font-family-generic="roman" style:font-pitch="variable"/>
    <style:font-face style:name="Calibri" svg:font-family="Calibri"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87cm" fo:margin-left="1.715cm" table:align="left" style:writing-mode="lr-tb"/>
    </style:style>
    <style:style style:name="Table1.A" style:family="table-column">
      <style:table-column-properties style:column-width="7.278cm"/>
    </style:style>
    <style:style style:name="Table1.B" style:family="table-column">
      <style:table-column-properties style:column-width="7.3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4.587cm" fo:margin-left="1.715cm" table:align="left" style:writing-mode="lr-tb"/>
    </style:style>
    <style:style style:name="Table2.A" style:family="table-column">
      <style:table-column-properties style:column-width="7.364cm"/>
    </style:style>
    <style:style style:name="Table2.B" style:family="table-column">
      <style:table-column-properties style:column-width="7.223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4.587cm" fo:margin-left="1.715cm" table:align="left" style:writing-mode="lr-tb"/>
    </style:style>
    <style:style style:name="Table3.A" style:family="table-column">
      <style:table-column-properties style:column-width="7.329cm"/>
    </style:style>
    <style:style style:name="Table3.B" style:family="table-column">
      <style:table-column-properties style:column-width="7.258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3.952cm" fo:margin-left="2.35cm" table:align="left" style:writing-mode="lr-tb"/>
    </style:style>
    <style:style style:name="Table4.A" style:family="table-column">
      <style:table-column-properties style:column-width="7.008cm"/>
    </style:style>
    <style:style style:name="Table4.B" style:family="table-column">
      <style:table-column-properties style:column-width="6.944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style>
    <style:style style:name="Table5" style:family="table">
      <style:table-properties style:width="13.952cm" fo:margin-left="2.35cm" table:align="left" style:writing-mode="lr-tb"/>
    </style:style>
    <style:style style:name="Table5.A" style:family="table-column">
      <style:table-column-properties style:column-width="7.183cm"/>
    </style:style>
    <style:style style:name="Table5.B" style:family="table-column">
      <style:table-column-properties style:column-width="6.77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style>
    <style:style style:name="P1" style:family="paragraph" style:parent-style-name="Standard">
      <style:text-properties fo:color="#000000" style:font-name="Times" fo:font-size="11pt"/>
    </style:style>
    <style:style style:name="P2" style:family="paragraph" style:parent-style-name="Standard">
      <style:text-properties fo:color="#500050" style:font-name="Times" fo:font-size="9pt"/>
    </style:style>
    <style:style style:name="P3" style:family="paragraph" style:parent-style-name="Standard">
      <style:paragraph-properties fo:margin-left="1.251cm" fo:margin-right="0cm" fo:text-indent="0cm" style:auto-text-indent="false"/>
      <style:text-properties fo:color="#000000" style:font-name="Times" fo:font-size="11pt"/>
    </style:style>
    <style:style style:name="P4" style:family="paragraph" style:parent-style-name="Standard">
      <style:paragraph-properties fo:margin-left="1.251cm" fo:margin-right="0cm" fo:text-indent="0cm" style:auto-text-indent="false"/>
      <style:text-properties style:font-name="FreeSans" fo:font-size="11pt" style:font-size-asian="11pt" style:font-size-complex="11pt"/>
    </style:style>
    <style:style style:name="P5" style:family="paragraph" style:parent-style-name="Standard">
      <style:paragraph-properties fo:margin-top="0cm" fo:margin-bottom="0.499cm"/>
      <style:text-properties fo:color="#222222" style:font-name="Times" fo:font-size="11pt"/>
    </style:style>
    <style:style style:name="P6" style:family="paragraph" style:parent-style-name="Standard">
      <style:paragraph-properties fo:margin-top="0cm" fo:margin-bottom="0.499cm"/>
      <style:text-properties fo:color="#1155cc" style:font-name="Times" fo:font-size="11pt"/>
    </style:style>
    <style:style style:name="P7" style:family="paragraph" style:parent-style-name="Standard">
      <style:paragraph-properties fo:margin-top="0cm" fo:margin-bottom="0.499cm"/>
      <style:text-properties fo:color="#000000" style:font-name="Times" fo:font-size="9pt"/>
    </style:style>
    <style:style style:name="P8" style:family="paragraph" style:parent-style-name="Standard">
      <style:paragraph-properties fo:margin-left="0.635cm" fo:margin-right="0cm" fo:text-indent="0cm" style:auto-text-indent="false"/>
      <style:text-properties fo:color="#0000ff" style:font-name="Cambria" fo:font-size="11pt"/>
    </style:style>
    <style:style style:name="P9" style:family="paragraph" style:parent-style-name="Standard">
      <style:paragraph-properties fo:margin-left="3.81cm" fo:margin-right="0cm" fo:text-indent="0cm" style:auto-text-indent="false"/>
    </style:style>
    <style:style style:name="P10" style:family="paragraph" style:parent-style-name="Standard" style:list-style-name="WWNum1"/>
    <style:style style:name="P11" style:family="paragraph" style:parent-style-name="Standard">
      <style:text-properties fo:color="#000000" style:font-name="Times" fo:font-size="12pt"/>
    </style:style>
    <style:style style:name="P12" style:family="paragraph" style:parent-style-name="Standard">
      <style:text-properties fo:color="#000000" style:font-name="Bitstream Charter" fo:font-size="11pt"/>
    </style:style>
    <style:style style:name="P13" style:family="paragraph" style:parent-style-name="Standard">
      <style:text-properties fo:color="#000000" style:font-name="Bitstream Charter" fo:font-size="11pt" fo:font-weight="bold"/>
    </style:style>
    <style:style style:name="P14" style:family="paragraph" style:parent-style-name="Standard">
      <style:paragraph-properties fo:text-align="center" style:justify-single-word="false"/>
      <style:text-properties fo:color="#000000" style:font-name="Bitstream Charter" fo:font-size="11pt" fo:font-weight="bold"/>
    </style:style>
    <style:style style:name="P15" style:family="paragraph" style:parent-style-name="Standard">
      <style:text-properties fo:color="#000000" style:font-name="Bitstream Charter" fo:font-size="12pt"/>
    </style:style>
    <style:style style:name="P16" style:family="paragraph" style:parent-style-name="Standard">
      <style:text-properties style:font-name="Bitstream Charter"/>
    </style:style>
    <style:style style:name="P17" style:family="paragraph" style:parent-style-name="Standard" style:list-style-name="WWNum1">
      <style:text-properties style:font-name="Bitstream Charter"/>
    </style:style>
    <style:style style:name="P18" style:family="paragraph" style:parent-style-name="Standard">
      <style:paragraph-properties fo:text-align="center" style:justify-single-word="false"/>
      <style:text-properties style:font-name="Bitstream Charter"/>
    </style:style>
    <style:style style:name="P19" style:family="paragraph" style:parent-style-name="Standard">
      <style:paragraph-properties fo:text-align="justify" style:justify-single-word="false"/>
      <style:text-properties style:font-name="Bitstream Charter"/>
    </style:style>
    <style:style style:name="P20" style:family="paragraph" style:parent-style-name="Standard" style:list-style-name="WWNum9">
      <style:text-properties style:font-name="Bitstream Charter"/>
    </style:style>
    <style:style style:name="P21" style:family="paragraph" style:parent-style-name="Standard">
      <style:text-properties style:font-name="Bitstream Charter" fo:font-size="11pt" style:font-size-asian="11pt"/>
    </style:style>
    <style:style style:name="P22" style:family="paragraph" style:parent-style-name="Standard" style:list-style-name="WWNum11">
      <style:text-properties style:font-name="Bitstream Charter" fo:font-size="11pt" style:font-size-asian="11pt"/>
    </style:style>
    <style:style style:name="P23" style:family="paragraph" style:parent-style-name="Standard" style:list-style-name="WWNum13">
      <style:text-properties style:font-name="Bitstream Charter" fo:font-size="11pt" style:font-size-asian="11pt"/>
    </style:style>
    <style:style style:name="P24" style:family="paragraph" style:parent-style-name="Standard" style:list-style-name="WWNum5">
      <style:text-properties style:font-name="Bitstream Charter" fo:font-size="11pt" style:font-size-asian="11pt"/>
    </style:style>
    <style:style style:name="P25" style:family="paragraph" style:parent-style-name="Standard" style:list-style-name="WWNum1">
      <style:text-properties style:font-name="Bitstream Charter" fo:font-size="11pt" style:font-size-asian="11pt"/>
    </style:style>
    <style:style style:name="P26" style:family="paragraph" style:parent-style-name="Standard" style:list-style-name="WWNum4">
      <style:text-properties style:font-name="Bitstream Charter" fo:font-size="11pt" style:font-size-asian="11pt"/>
    </style:style>
    <style:style style:name="P27" style:family="paragraph" style:parent-style-name="Standard" style:list-style-name="WWNum9">
      <style:text-properties style:font-name="Bitstream Charter" fo:font-size="11pt" style:font-size-asian="11pt"/>
    </style:style>
    <style:style style:name="P28" style:family="paragraph" style:parent-style-name="Standard" style:list-style-name="WWNum7">
      <style:text-properties style:font-name="Bitstream Charter" fo:font-size="11pt" style:font-size-asian="11pt" style:font-weight-complex="bold"/>
    </style:style>
    <style:style style:name="P29" style:family="paragraph" style:parent-style-name="Standard">
      <style:text-properties style:font-name="Bitstream Charter" fo:font-size="11pt" fo:font-weight="bold" style:font-size-asian="11pt" style:font-weight-asian="bold"/>
    </style:style>
    <style:style style:name="P30" style:family="paragraph" style:parent-style-name="Standard" style:list-style-name="WWNum13">
      <style:text-properties style:font-name="Bitstream Charter"/>
    </style:style>
    <style:style style:name="P31" style:family="paragraph" style:parent-style-name="Standard" style:list-style-name="WWNum7">
      <style:text-properties style:font-name="Bitstream Charter"/>
    </style:style>
    <style:style style:name="P32" style:family="paragraph" style:parent-style-name="Standard">
      <style:text-properties style:font-name="Bitstream Charter" fo:font-weight="bold" style:font-weight-asian="bold"/>
    </style:style>
    <style:style style:name="P33" style:family="paragraph" style:parent-style-name="Standard" style:list-style-name="WWNum3">
      <style:text-properties style:font-name="Bitstream Charter"/>
    </style:style>
    <style:style style:name="P34" style:family="paragraph" style:parent-style-name="Standard">
      <style:text-properties fo:color="#500050" style:font-name="Bitstream Charter" fo:font-size="9pt" fo:letter-spacing="normal"/>
    </style:style>
    <style:style style:name="P35" style:family="paragraph" style:parent-style-name="Standard">
      <style:text-properties fo:color="#500050" style:font-name="Bitstream Charter" fo:font-size="11pt" fo:letter-spacing="normal"/>
    </style:style>
    <style:style style:name="P36" style:family="paragraph" style:parent-style-name="Standard">
      <style:text-properties fo:color="#500050" style:font-name="Bitstream Charter" fo:font-size="11pt" fo:letter-spacing="normal" fo:font-weight="bold"/>
    </style:style>
    <style:style style:name="P37"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cc" style:font-name="Bitstream Charter" fo:font-size="8pt" fo:font-weight="bold"/>
    </style:style>
    <style:style style:name="P38"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cc" style:font-name="Bitstream Charter" fo:font-size="8pt"/>
    </style:style>
    <style:style style:name="P39"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10000" style:font-name="Bitstream Charter" fo:font-size="8pt"/>
    </style:style>
    <style:style style:name="P40"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66ff" style:font-name="Bitstream Charter" fo:font-size="8pt"/>
    </style:style>
    <style:style style:name="P4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00" style:font-name="Bitstream Charter" fo:font-size="8pt"/>
    </style:style>
    <style:style style:name="P42"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c0066" style:font-name="Bitstream Charter" fo:font-size="8pt"/>
    </style:style>
    <style:style style:name="P43"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Bitstream Charter" fo:font-size="7pt"/>
    </style:style>
    <style:style style:name="P44"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8800" style:font-name="Bitstream Charter" fo:font-size="7pt"/>
    </style:style>
    <style:style style:name="P45"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8" style:font-name="Bitstream Charter" fo:font-size="7pt"/>
    </style:style>
    <style:style style:name="P46" style:family="paragraph" style:parent-style-name="Standard" style:list-style-name="WWNum8">
      <style:paragraph-properties fo:margin-left="0.594cm" fo:margin-right="0cm" fo:text-indent="0cm" style:auto-text-indent="false">
        <style:tab-stops/>
      </style:paragraph-properties>
      <style:text-properties style:font-name="Bitstream Charter"/>
    </style:style>
    <style:style style:name="P47" style:family="paragraph" style:parent-style-name="Standard" style:list-style-name="WWNum8">
      <style:paragraph-properties fo:margin-left="0.594cm" fo:margin-right="0cm" fo:text-indent="0cm" style:auto-text-indent="false">
        <style:tab-stops>
          <style:tab-stop style:position="0.912cm"/>
        </style:tab-stops>
      </style:paragraph-properties>
      <style:text-properties style:font-name="Bitstream Charter"/>
    </style:style>
    <style:style style:name="P48" style:family="paragraph" style:parent-style-name="Standard" style:list-style-name="WWNum8">
      <style:paragraph-properties fo:margin-left="0.594cm" fo:margin-right="0cm" fo:text-indent="0cm" style:auto-text-indent="false">
        <style:tab-stops>
          <style:tab-stop style:position="0.753cm"/>
        </style:tab-stops>
      </style:paragraph-properties>
      <style:text-properties style:font-name="Bitstream Charter"/>
    </style:style>
    <style:style style:name="P49" style:family="paragraph" style:parent-style-name="Standard" style:list-style-name="WWNum11">
      <style:paragraph-properties fo:margin-left="0.601cm" fo:margin-right="0cm" fo:text-indent="0cm" style:auto-text-indent="false"/>
      <style:text-properties style:font-name="Bitstream Charter"/>
    </style:style>
    <style:style style:name="P50" style:family="paragraph" style:parent-style-name="Standard" style:list-style-name="WWNum14">
      <style:paragraph-properties fo:margin-left="0.601cm" fo:margin-right="0cm" fo:text-indent="0cm" style:auto-text-indent="false">
        <style:tab-stops>
          <style:tab-stop style:position="0.76cm"/>
        </style:tab-stops>
      </style:paragraph-properties>
      <style:text-properties style:font-name="Bitstream Charter"/>
    </style:style>
    <style:style style:name="P51" style:family="paragraph" style:parent-style-name="Standard" style:list-style-name="WWNum14">
      <style:paragraph-properties fo:margin-left="0.601cm" fo:margin-right="0cm" fo:text-indent="0cm" style:auto-text-indent="false">
        <style:tab-stops>
          <style:tab-stop style:position="0.635cm"/>
        </style:tab-stops>
      </style:paragraph-properties>
      <style:text-properties style:font-name="Bitstream Charter"/>
    </style:style>
    <style:style style:name="P52" style:family="paragraph" style:parent-style-name="Standard">
      <style:paragraph-properties fo:margin-left="2.501cm" fo:margin-right="0cm" fo:text-indent="0cm" style:auto-text-indent="false"/>
      <style:text-properties fo:color="#000000" style:font-name="FreeSans" fo:font-size="11pt" style:font-size-asian="11pt" style:font-size-complex="11pt"/>
    </style:style>
    <style:style style:name="P53" style:family="paragraph" style:parent-style-name="Standard">
      <style:paragraph-properties fo:margin-left="2.501cm" fo:margin-right="0cm" fo:text-indent="0cm" style:auto-text-indent="false"/>
      <style:text-properties fo:color="#000000" style:font-name="Times" fo:font-size="11pt"/>
    </style:style>
    <style:style style:name="P54" style:family="paragraph" style:parent-style-name="Standard">
      <style:paragraph-properties fo:margin-left="2.501cm" fo:margin-right="0cm" fo:text-indent="0cm" style:auto-text-indent="false"/>
      <style:text-properties fo:color="#000000" style:font-name="Bitstream Charter" fo:font-size="11pt"/>
    </style:style>
    <style:style style:name="P55" style:family="paragraph" style:parent-style-name="Standard">
      <style:paragraph-properties fo:margin-left="2.501cm" fo:margin-right="0cm" fo:text-indent="0cm" style:auto-text-indent="false"/>
      <style:text-properties fo:color="#000000" style:font-name="Bitstream Charter" fo:font-size="11pt" style:font-size-asian="11pt" style:font-size-complex="11pt"/>
    </style:style>
    <style:style style:name="P56" style:family="paragraph" style:parent-style-name="Standard">
      <style:paragraph-properties fo:margin-left="2.501cm" fo:margin-right="0cm" fo:text-indent="0cm" style:auto-text-indent="false"/>
      <style:text-properties style:font-name="Bitstream Charter" fo:font-size="11pt" style:text-underline-style="solid" style:text-underline-width="auto" style:text-underline-color="font-color" fo:font-weight="bold" style:font-size-asian="11pt" style:font-weight-asian="bold" style:font-size-complex="11pt"/>
    </style:style>
    <style:style style:name="P57" style:family="paragraph" style:parent-style-name="Standard" style:list-style-name="WWNum19">
      <style:paragraph-properties fo:margin-left="2.501cm" fo:margin-right="0cm" fo:text-indent="0cm" style:auto-text-indent="false"/>
      <style:text-properties style:font-name="Bitstream Charter" fo:font-size="11pt" style:text-underline-style="solid" style:text-underline-width="auto" style:text-underline-color="font-color" fo:font-weight="bold" style:font-size-asian="11pt" style:font-weight-asian="bold" style:font-size-complex="11pt"/>
    </style:style>
    <style:style style:name="P58" style:family="paragraph" style:parent-style-name="Standard">
      <style:paragraph-properties fo:margin-left="2.501cm" fo:margin-right="0cm" fo:text-indent="0cm" style:auto-text-indent="false"/>
      <style:text-properties style:font-name="Bitstream Charter" fo:font-size="11pt" style:font-size-asian="11pt" style:font-size-complex="11pt"/>
    </style:style>
    <style:style style:name="P59" style:family="paragraph" style:parent-style-name="Standard">
      <style:paragraph-properties fo:margin-left="1.251cm" fo:margin-right="0cm" fo:text-indent="0cm" style:auto-text-indent="false"/>
    </style:style>
    <style:style style:name="P60" style:family="paragraph" style:parent-style-name="Standard">
      <style:paragraph-properties fo:margin-left="1.251cm" fo:margin-right="0cm" fo:text-indent="0cm" style:auto-text-indent="false"/>
      <style:text-properties style:font-name="FreeSans" fo:font-size="11pt" style:font-size-asian="11pt" style:font-size-complex="11pt"/>
    </style:style>
    <style:style style:name="P61" style:family="paragraph" style:parent-style-name="Standard">
      <style:paragraph-properties fo:margin-left="1.251cm" fo:margin-right="0cm" fo:text-indent="0cm" style:auto-text-indent="false"/>
      <style:text-properties fo:color="#000000" style:font-name="Times" fo:font-size="11pt"/>
    </style:style>
    <style:style style:name="P62" style:family="paragraph" style:parent-style-name="Standard">
      <style:paragraph-properties fo:margin-left="1.251cm" fo:margin-right="0cm" fo:text-indent="0cm" style:auto-text-indent="false"/>
      <style:text-properties fo:color="#000000" style:font-name="Bitstream Charter" fo:font-size="11pt"/>
    </style:style>
    <style:style style:name="P63" style:family="paragraph" style:parent-style-name="Standard">
      <style:paragraph-properties fo:margin-left="1.251cm" fo:margin-right="0cm" fo:text-indent="0cm" style:auto-text-indent="false"/>
      <style:text-properties fo:color="#000000" style:font-name="Bitstream Charter" fo:font-size="11pt" style:font-size-asian="11pt" style:font-size-complex="11pt"/>
    </style:style>
    <style:style style:name="P64" style:family="paragraph" style:parent-style-name="Standard">
      <style:paragraph-properties fo:margin-left="1.251cm" fo:margin-right="0cm" fo:text-indent="0cm" style:auto-text-indent="false"/>
      <style:text-properties fo:color="#000000" style:font-name="Bitstream Charter" fo:font-size="10pt"/>
    </style:style>
    <style:style style:name="P65" style:family="paragraph" style:parent-style-name="Standard">
      <style:paragraph-properties fo:margin-left="1.251cm" fo:margin-right="0cm" fo:text-indent="0cm" style:auto-text-indent="false"/>
      <style:text-properties style:font-name="Bitstream Charter"/>
    </style:style>
    <style:style style:name="P66" style:family="paragraph" style:parent-style-name="Standard">
      <style:paragraph-properties fo:margin-left="1.251cm" fo:margin-right="0cm" fo:text-indent="0cm" style:auto-text-indent="false"/>
      <style:text-properties style:font-name="Bitstream Charter" fo:font-size="11pt" style:font-size-asian="11pt"/>
    </style:style>
    <style:style style:name="P67" style:family="paragraph" style:parent-style-name="Standard">
      <style:paragraph-properties fo:margin-left="1.251cm" fo:margin-right="0cm" fo:text-indent="0cm" style:auto-text-indent="false"/>
      <style:text-properties style:font-name="Bitstream Charter" fo:font-size="11pt" style:font-size-asian="11pt" style:font-size-complex="11pt"/>
    </style:style>
    <style:style style:name="P68" style:family="paragraph" style:parent-style-name="Standard">
      <style:paragraph-properties fo:margin-left="1.251cm" fo:margin-right="0cm" fo:text-indent="0cm" style:auto-text-indent="false"/>
      <style:text-properties style:font-name="Bitstream Charter" fo:font-size="11pt" style:text-underline-style="solid" style:text-underline-width="auto" style:text-underline-color="font-color" fo:font-weight="bold" style:font-size-asian="11pt" style:font-weight-asian="bold"/>
    </style:style>
    <style:style style:name="P69" style:family="paragraph" style:parent-style-name="Standard">
      <style:paragraph-properties fo:margin-left="1.251cm" fo:margin-right="0cm" fo:text-indent="0cm" style:auto-text-indent="false"/>
      <style:text-properties style:font-name="Bitstream Charter" fo:font-size="11pt" fo:font-weight="bold" style:font-size-asian="11pt" style:font-weight-asian="bold"/>
    </style:style>
    <style:style style:name="P70" style:family="paragraph" style:parent-style-name="Standard">
      <style:paragraph-properties fo:margin-left="1.905cm" fo:margin-right="0cm" fo:text-indent="0cm" style:auto-text-indent="false"/>
      <style:text-properties style:font-name="Bitstream Charter"/>
    </style:style>
    <style:style style:name="P71" style:family="paragraph" style:parent-style-name="Standard">
      <style:paragraph-properties fo:margin-left="1.905cm" fo:margin-right="0cm" fo:text-indent="0cm" style:auto-text-indent="false"/>
      <style:text-properties fo:color="#000000" style:font-name="Bitstream Charter" fo:font-size="11pt"/>
    </style:style>
    <style:style style:name="P72" style:family="paragraph" style:parent-style-name="Standard">
      <style:paragraph-properties fo:margin-left="1.905cm" fo:margin-right="0cm" fo:text-indent="0cm" style:auto-text-indent="false"/>
      <style:text-properties fo:color="#000000" style:font-name="Bitstream Charter" fo:font-size="7.5pt"/>
    </style:style>
    <style:style style:name="P73" style:family="paragraph" style:parent-style-name="Standard">
      <style:paragraph-properties fo:margin-top="0cm" fo:margin-bottom="0.499cm"/>
      <style:text-properties fo:color="#222222" style:font-name="Bitstream Charter" fo:font-size="11pt"/>
    </style:style>
    <style:style style:name="P74" style:family="paragraph" style:parent-style-name="Standard">
      <style:paragraph-properties fo:margin-top="0cm" fo:margin-bottom="0.499cm"/>
      <style:text-properties fo:color="#222222" style:font-name="Bitstream Charter" fo:font-size="11pt" fo:letter-spacing="normal"/>
    </style:style>
    <style:style style:name="P75" style:family="paragraph" style:parent-style-name="Standard">
      <style:paragraph-properties fo:margin-top="0cm" fo:margin-bottom="0.499cm"/>
      <style:text-properties fo:color="#222222" style:font-name="Bitstream Charter" fo:font-size="11pt" fo:letter-spacing="normal" fo:font-weight="bold"/>
    </style:style>
    <style:style style:name="P76" style:family="paragraph" style:parent-style-name="Standard">
      <style:paragraph-properties fo:margin-top="0cm" fo:margin-bottom="0.499cm"/>
      <style:text-properties fo:color="#222222" style:font-name="Bitstream Charter" fo:font-size="11pt" fo:letter-spacing="normal" fo:font-style="italic"/>
    </style:style>
    <style:style style:name="P77" style:family="paragraph" style:parent-style-name="Standard">
      <style:paragraph-properties fo:margin-top="0cm" fo:margin-bottom="0.499cm"/>
      <style:text-properties fo:color="#000000" style:font-name="Bitstream Charter" fo:font-size="12pt"/>
    </style:style>
    <style:style style:name="P78" style:family="paragraph" style:parent-style-name="Standard">
      <style:paragraph-properties fo:margin-top="0cm" fo:margin-bottom="0.499cm"/>
      <style:text-properties fo:color="#000000" style:font-name="Bitstream Charter" fo:font-size="9pt"/>
    </style:style>
    <style:style style:name="P79" style:family="paragraph" style:parent-style-name="Standard">
      <style:paragraph-properties fo:margin-left="0cm" fo:margin-right="0cm" fo:text-indent="1.27cm" style:auto-text-indent="false"/>
      <style:text-properties style:font-name="Bitstream Charter"/>
    </style:style>
    <style:style style:name="P80" style:family="paragraph" style:parent-style-name="Standard">
      <style:paragraph-properties fo:margin-left="0cm" fo:margin-right="0cm" fo:text-indent="1.27cm" style:auto-text-indent="false"/>
      <style:text-properties fo:color="#000000" style:font-name="Bitstream Charter" fo:font-size="12pt"/>
    </style:style>
    <style:style style:name="P81" style:family="paragraph" style:parent-style-name="Standard">
      <style:paragraph-properties fo:margin-left="2.54cm" fo:margin-right="0cm" fo:text-indent="0cm" style:auto-text-indent="false"/>
      <style:text-properties style:font-name="Bitstream Charter"/>
    </style:style>
    <style:style style:name="P82" style:family="paragraph" style:parent-style-name="Standard">
      <style:paragraph-properties fo:margin-left="2.54cm" fo:margin-right="0cm" fo:text-indent="0cm" style:auto-text-indent="false"/>
      <style:text-properties fo:color="#000000" style:font-name="Bitstream Charter" fo:font-size="11pt"/>
    </style:style>
    <style:style style:name="P83" style:family="paragraph" style:parent-style-name="Standard">
      <style:paragraph-properties fo:margin-left="5.08cm" fo:margin-right="0cm" fo:text-indent="0cm" style:auto-text-indent="false"/>
      <style:text-properties style:font-name="Bitstream Charter"/>
    </style:style>
    <style:style style:name="P84" style:family="paragraph" style:parent-style-name="Standard">
      <style:paragraph-properties fo:margin-left="5.08cm" fo:margin-right="0cm" fo:text-indent="0cm" style:auto-text-indent="false"/>
      <style:text-properties style:font-name="Bitstream Charter" fo:font-size="11pt" style:font-size-asian="11pt"/>
    </style:style>
    <style:style style:name="P85" style:family="paragraph" style:parent-style-name="Standard">
      <style:paragraph-properties fo:margin-left="1.184cm" fo:margin-right="0cm" fo:text-indent="2.626cm" style:auto-text-indent="false"/>
      <style:text-properties style:font-name="Bitstream Charter"/>
    </style:style>
    <style:style style:name="P86" style:family="paragraph" style:parent-style-name="Standard">
      <style:paragraph-properties fo:margin-left="1.184cm" fo:margin-right="0cm" fo:text-indent="2.626cm" style:auto-text-indent="false"/>
      <style:text-properties style:font-name="Bitstream Charter" fo:font-size="11pt" fo:font-weight="bold" style:font-size-asian="11pt" style:font-weight-asian="bold"/>
    </style:style>
    <style:style style:name="P87" style:family="paragraph" style:parent-style-name="Standard">
      <style:paragraph-properties fo:margin-left="3.81cm" fo:margin-right="0cm" fo:text-indent="0cm" style:auto-text-indent="false"/>
      <style:text-properties style:font-name="Bitstream Charter"/>
    </style:style>
    <style:style style:name="P88" style:family="paragraph" style:parent-style-name="Standard">
      <style:paragraph-properties fo:margin-left="3.81cm" fo:margin-right="0cm" fo:text-indent="0cm" style:auto-text-indent="false"/>
      <style:text-properties style:font-name="Bitstream Charter" fo:font-size="11pt" fo:font-weight="bold" style:font-size-asian="11pt" style:font-weight-asian="bold"/>
    </style:style>
    <style:style style:name="P89" style:family="paragraph" style:parent-style-name="Standard">
      <style:paragraph-properties fo:margin-left="3.81cm" fo:margin-right="0cm" fo:text-indent="0cm" style:auto-text-indent="false"/>
      <style:text-properties style:font-name="Bitstream Charter" fo:font-size="11pt" style:font-size-asian="11pt"/>
    </style:style>
    <style:style style:name="P90" style:family="paragraph" style:parent-style-name="Standard">
      <style:paragraph-properties fo:margin-left="0.635cm" fo:margin-right="0cm" fo:text-indent="0cm" style:auto-text-indent="false"/>
      <style:text-properties fo:color="#000000" style:font-name="Bitstream Charter" fo:font-size="11pt"/>
    </style:style>
    <style:style style:name="P91" style:family="paragraph" style:parent-style-name="Standard">
      <style:paragraph-properties fo:margin-left="0.635cm" fo:margin-right="0cm" fo:text-indent="0cm" style:auto-text-indent="false" fo:background-color="#ffffff">
        <style:background-image/>
      </style:paragraph-properties>
      <style:text-properties style:font-name="Bitstream Charter"/>
    </style:style>
    <style:style style:name="P92" style:family="paragraph" style:parent-style-name="Standard">
      <style:paragraph-properties fo:margin-top="0.004cm" fo:margin-bottom="0.004cm"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Bitstream Charter" fo:font-size="7pt"/>
    </style:style>
    <style:style style:name="P93" style:family="paragraph" style:parent-style-name="Standard">
      <style:paragraph-properties fo:margin-left="0cm" fo:margin-right="0cm" fo:text-indent="0.635cm" style:auto-text-indent="false"/>
      <style:text-properties fo:color="#000000" style:font-name="Bitstream Charter" fo:font-size="10pt"/>
    </style:style>
    <style:style style:name="P94" style:family="paragraph" style:parent-style-name="Standard">
      <style:paragraph-properties fo:margin-left="0.041cm" fo:margin-right="0cm" style:line-height-at-least="0.512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22222" style:font-name="Bitstream Charter" fo:font-size="9pt"/>
    </style:style>
    <style:style style:name="P95" style:family="paragraph" style:parent-style-name="Standard">
      <style:paragraph-properties fo:margin-left="0.085cm" fo:margin-right="0cm" style:line-height-at-least="0.48cm" fo:text-align="justify" style:justify-single-word="false" fo:text-indent="0cm" style:auto-text-indent="false"/>
      <style:text-properties fo:color="#000000" style:font-name="Bitstream Charter" fo:font-size="8pt"/>
    </style:style>
    <style:style style:name="P96" style:family="paragraph" style:parent-style-name="Standard">
      <style:paragraph-properties fo:margin-left="1.27cm" fo:margin-right="0cm" fo:text-indent="1.27cm" style:auto-text-indent="false"/>
      <style:text-properties style:font-name="Bitstream Charter"/>
    </style:style>
    <style:style style:name="P97" style:family="paragraph" style:parent-style-name="Standard">
      <style:paragraph-properties fo:margin-left="1.27cm" fo:margin-right="0cm" fo:text-indent="0cm" style:auto-text-indent="false"/>
      <style:text-properties style:font-name="Bitstream Charter"/>
    </style:style>
    <style:style style:name="P98" style:family="paragraph" style:parent-style-name="Standard">
      <style:paragraph-properties fo:background-color="#ffffff">
        <style:background-image/>
      </style:paragraph-properties>
      <style:text-properties style:font-name="Bitstream Charter"/>
    </style:style>
    <style:style style:name="P99" style:family="paragraph" style:parent-style-name="Standard">
      <style:paragraph-properties fo:margin-left="3.752cm" fo:margin-right="0cm" fo:text-indent="0cm" style:auto-text-indent="false"/>
      <style:text-properties fo:color="#000000" style:font-name="Bitstream Charter" fo:font-size="11pt"/>
    </style:style>
    <style:style style:name="P100" style:family="paragraph" style:parent-style-name="Standard">
      <style:paragraph-properties fo:margin-left="2.499cm" fo:margin-right="0cm" fo:text-indent="0cm" style:auto-text-indent="false"/>
      <style:text-properties fo:color="#000000" style:font-name="Bitstream Charter" fo:font-size="12pt"/>
    </style:style>
    <style:style style:name="P101" style:family="paragraph" style:parent-style-name="Standard">
      <style:paragraph-properties fo:margin-left="0cm" fo:margin-right="0cm" fo:text-indent="0cm" style:auto-text-indent="false"/>
      <style:text-properties fo:color="#000000" style:font-name="Bitstream Charter" fo:font-size="11pt"/>
    </style:style>
    <style:style style:name="P102" style:family="paragraph" style:parent-style-name="Standard">
      <style:paragraph-properties fo:margin-left="0cm" fo:margin-right="0cm" fo:text-indent="0cm" style:auto-text-indent="false"/>
      <style:text-properties style:font-name="Bitstream Charter"/>
    </style:style>
    <style:style style:name="P103" style:family="paragraph" style:parent-style-name="List_20_Paragraph" style:list-style-name="WWNum19"/>
    <style:style style:name="P104" style:family="paragraph" style:parent-style-name="List_20_Paragraph" style:list-style-name="WWNum17">
      <style:text-properties style:font-name="Bitstream Charter"/>
    </style:style>
    <style:style style:name="P105" style:family="paragraph" style:parent-style-name="List_20_Paragraph" style:list-style-name="WWNum16">
      <style:text-properties style:font-name="Bitstream Charter" fo:font-weight="bold" style:font-weight-asian="bold"/>
    </style:style>
    <style:style style:name="P106" style:family="paragraph" style:parent-style-name="List_20_Paragraph" style:list-style-name="WWNum8">
      <style:text-properties style:font-name="Bitstream Charter"/>
    </style:style>
    <style:style style:name="P107" style:family="paragraph" style:parent-style-name="List_20_Paragraph" style:list-style-name="WWNum16">
      <style:text-properties style:font-name="Bitstream Charter"/>
    </style:style>
    <style:style style:name="P108" style:family="paragraph" style:parent-style-name="List_20_Paragraph" style:list-style-name="WWNum19">
      <style:text-properties style:font-name="Bitstream Charter"/>
    </style:style>
    <style:style style:name="P109" style:family="paragraph" style:parent-style-name="List_20_Paragraph" style:list-style-name="WWNum6">
      <style:text-properties style:font-name="Bitstream Charter"/>
    </style:style>
    <style:style style:name="P110" style:family="paragraph" style:parent-style-name="List_20_Paragraph" style:list-style-name="WWNum20">
      <style:text-properties style:font-name="Bitstream Charter"/>
    </style:style>
    <style:style style:name="P111" style:family="paragraph" style:parent-style-name="List_20_Paragraph" style:list-style-name="WWNum18">
      <style:paragraph-properties fo:margin-left="0.774cm" fo:margin-right="0cm" fo:text-indent="0cm" style:auto-text-indent="false"/>
      <style:text-properties style:font-name="Bitstream Charter"/>
    </style:style>
    <style:style style:name="P112" style:family="paragraph" style:parent-style-name="List_20_Paragraph" style:list-style-name="WWNum18">
      <style:paragraph-properties fo:margin-left="0.76cm" fo:margin-right="0cm" fo:text-indent="0cm" style:auto-text-indent="false"/>
      <style:text-properties style:font-name="Bitstream Charter"/>
    </style:style>
    <style:style style:name="P113" style:family="paragraph" style:parent-style-name="List_20_Paragraph">
      <style:paragraph-properties fo:margin-left="-0.192cm" fo:margin-right="0cm" fo:text-indent="0cm" style:auto-text-indent="false"/>
      <style:text-properties style:font-name="Bitstream Charter"/>
    </style:style>
    <style:style style:name="P114" style:family="paragraph" style:parent-style-name="List_20_Paragraph">
      <style:paragraph-properties fo:margin-left="-0.199cm" fo:margin-right="0cm" fo:text-indent="0cm" style:auto-text-indent="false"/>
      <style:text-properties style:font-name="Bitstream Charter"/>
    </style:style>
    <style:style style:name="P115" style:family="paragraph" style:parent-style-name="List_20_Paragraph">
      <style:paragraph-properties fo:margin-left="2.54cm" fo:margin-right="0cm" fo:text-indent="0cm" style:auto-text-indent="false"/>
      <style:text-properties style:font-name="Bitstream Charter"/>
    </style:style>
    <style:style style:name="P116" style:family="paragraph" style:parent-style-name="Normal_20__28_Web_29_">
      <style:paragraph-properties fo:margin-top="0cm" fo:margin-bottom="0.265cm" style:line-height-at-least="0.529cm" fo:background-color="#ffffff">
        <style:background-image/>
      </style:paragraph-properties>
      <style:text-properties style:font-name="Bitstream Charter" fo:font-size="11pt" style:font-size-asian="11pt" style:font-size-complex="11pt"/>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letter-spacing="normal"/>
    </style:style>
    <style:style style:name="T6" style:family="text">
      <style:text-properties fo:letter-spacing="normal" fo:font-weight="bold"/>
    </style:style>
    <style:style style:name="T7" style:family="text">
      <style:text-properties fo:letter-spacing="normal" fo:font-style="italic"/>
    </style:style>
    <style:style style:name="T8" style:family="text">
      <style:text-properties fo:color="#222222" style:font-name="Bitstream Charter" fo:letter-spacing="normal"/>
    </style:style>
    <style:style style:name="T9" style:family="text">
      <style:text-properties fo:color="#1155cc" style:font-name="Bitstream Charter" fo:letter-spacing="normal"/>
    </style:style>
    <style:style style:name="T10" style:family="text">
      <style:text-properties fo:color="#1155cc" style:font-name="Bitstream Charter" fo:letter-spacing="normal" fo:font-style="italic" style:text-underline-style="solid" style:text-underline-width="auto" style:text-underline-color="font-color"/>
    </style:style>
    <style:style style:name="T11" style:family="text">
      <style:text-properties fo:color="#1155cc" style:font-name="Bitstream Charter" fo:font-size="11pt" fo:letter-spacing="normal"/>
    </style:style>
    <style:style style:name="T12" style:family="text">
      <style:text-properties fo:color="#1155cc" style:font-name="Bitstream Charter" fo:font-size="11pt" fo:letter-spacing="normal" style:text-underline-style="solid" style:text-underline-width="auto" style:text-underline-color="font-color"/>
    </style:style>
    <style:style style:name="T13" style:family="text">
      <style:text-properties fo:font-size="11pt" style:font-size-asian="11pt"/>
    </style:style>
    <style:style style:name="T14" style:family="text">
      <style:text-properties fo:font-size="11pt" style:font-size-asian="11pt" style:font-weight-complex="bold"/>
    </style:style>
    <style:style style:name="T15" style:family="text">
      <style:text-properties fo:font-size="11pt" style:text-underline-style="solid" style:text-underline-width="auto" style:text-underline-color="font-color" fo:font-weight="bold" style:font-size-asian="11pt" style:font-weight-asian="bold"/>
    </style:style>
    <style:style style:name="T16" style:family="text">
      <style:text-properties fo:font-size="11pt" style:text-underline-style="solid" style:text-underline-width="auto" style:text-underline-color="font-color" style:font-size-asian="11pt"/>
    </style:style>
    <style:style style:name="T17" style:family="text">
      <style:text-properties fo:font-size="11pt" fo:font-weight="bold" style:font-size-asian="11pt" style:font-weight-asian="bold"/>
    </style:style>
    <style:style style:name="T18" style:family="text">
      <style:text-properties fo:font-size="11pt" fo:font-style="italic" style:font-size-asian="11pt" style:font-style-asian="italic" style:font-style-complex="italic" style:font-weight-complex="bold"/>
    </style:style>
    <style:style style:name="T19" style:family="text">
      <style:text-properties fo:font-style="italic"/>
    </style:style>
    <style:style style:name="T20" style:family="text">
      <style:text-properties fo:font-style="italic" style:text-underline-style="solid" style:text-underline-width="auto" style:text-underline-color="font-color" fo:font-weight="bold" style:font-style-asian="italic" style:font-weight-asian="bold"/>
    </style:style>
    <style:style style:name="T21" style:family="text">
      <style:text-properties fo:color="#666600"/>
    </style:style>
    <style:style style:name="T22" style:family="text">
      <style:text-properties fo:color="#006666"/>
    </style:style>
    <style:style style:name="T23" style:family="text">
      <style:text-properties fo:color="#000088"/>
    </style:style>
    <style:style style:name="T24" style:family="text">
      <style:text-properties fo:color="#9966cc" fo:font-weight="bold"/>
    </style:style>
    <style:style style:name="T25" style:family="text">
      <style:text-properties fo:color="#006600" fo:font-weight="bold"/>
    </style:style>
    <style:style style:name="T26" style:family="text">
      <style:text-properties fo:color="#110000"/>
    </style:style>
    <style:style style:name="T27" style:family="text">
      <style:text-properties fo:color="#cc0066" fo:font-weight="bold"/>
    </style:style>
    <style:style style:name="T28" style:family="text">
      <style:text-properties fo:color="#9900cc"/>
    </style:style>
    <style:style style:name="T29" style:family="text">
      <style:text-properties fo:color="#996600"/>
    </style:style>
    <style:style style:name="T30" style:family="text">
      <style:text-properties fo:color="#000000" style:font-name="Times" fo:font-size="11pt"/>
    </style:style>
    <style:style style:name="T31" style:family="text">
      <style:text-properties fo:color="#000000" fo:font-size="7pt" fo:background-color="#ffffff" style:font-size-asian="7pt" style:font-name-complex="Arial2" style:font-size-complex="7pt"/>
    </style:style>
    <style:style style:name="T32" style:family="text">
      <style:text-properties fo:color="#000000" fo:background-color="#ffffff"/>
    </style:style>
    <style:style style:name="T33" style:family="text">
      <style:text-properties fo:color="#000000" style:font-name="Bitstream Charter"/>
    </style:style>
    <style:style style:name="T34" style:family="text">
      <style:text-properties fo:color="#000000" style:font-name="Bitstream Charter" fo:font-size="11pt"/>
    </style:style>
    <style:style style:name="T35" style:family="text">
      <style:text-properties fo:color="#000000" style:font-name="Bitstream Charter" fo:font-size="9pt" fo:letter-spacing="normal"/>
    </style:style>
    <style:style style:name="T36" style:family="text">
      <style:text-properties fo:color="#000000" style:font-name="Bitstream Charter" fo:font-size="9pt" fo:letter-spacing="normal" fo:font-style="italic"/>
    </style:style>
    <style:style style:name="T37" style:family="text">
      <style:text-properties fo:color="#000000" style:font-name="Bitstream Charter" fo:letter-spacing="normal" style:text-underline-style="solid" style:text-underline-width="auto" style:text-underline-color="font-color"/>
    </style:style>
    <style:style style:name="T38" style:family="text">
      <style:text-properties fo:color="#313131"/>
    </style:style>
    <style:style style:name="T39" style:family="text">
      <style:text-properties fo:color="#7f0055"/>
    </style:style>
    <style:style style:name="T40" style:family="text">
      <style:text-properties style:font-name="FreeSans" style:font-size-asian="11pt" style:font-size-complex="11pt"/>
    </style:style>
    <style:style style:name="T41" style:family="text">
      <style:text-properties style:font-name="FreeSans" fo:font-size="11pt" style:font-size-asian="11pt" style:font-size-complex="11pt"/>
    </style:style>
    <style:style style:name="T42" style:family="text">
      <style:text-properties style:font-weight-complex="bold"/>
    </style:style>
    <style:style style:name="T43" style:family="text">
      <style:text-properties style:font-size-asian="11pt" style:font-size-complex="11pt"/>
    </style:style>
    <style:style style:name="T44" style:family="text">
      <style:text-properties fo:font-size="13.5pt" style:letter-kerning="false" fo:background-color="#ffffff" style:font-size-asian="13.5pt" style:font-name-complex="Calibri1" style:font-size-complex="13.5pt" style:language-complex="ar" style:country-complex="SA"/>
    </style:style>
    <style:style style:name="T45" style:family="text">
      <style:text-properties fo:font-size="13.5pt" style:font-name-asian="Times New Roman1" style:font-size-asian="13.5pt" style:font-name-complex="Times New Roman1" style:font-size-complex="13.5pt"/>
    </style:style>
    <style:style style:name="T46" style:family="text">
      <style:text-properties style:font-name="Bitstream Charter"/>
    </style:style>
    <style:style style:name="T47" style:family="text">
      <style:text-properties style:font-name="Bitstream Charter" fo:letter-spacing="normal"/>
    </style:style>
    <style:style style:name="T48" style:family="text">
      <style:text-properties style:font-name="Bitstream Charter" fo:letter-spacing="normal" fo:font-style="italic"/>
    </style:style>
    <style:style style:name="T49" style:family="text">
      <style:text-properties style:font-name="Bitstream Charter" fo:font-size="11pt" fo:letter-spacing="normal"/>
    </style:style>
    <style:style style:name="T50" style:family="text">
      <style:text-properties style:font-name="Bitstream Charter" fo:font-size="11pt" fo:letter-spacing="normal" style:text-underline-style="solid" style:text-underline-width="auto" style:text-underline-color="font-color"/>
    </style:style>
    <style:style style:name="T51" style:family="text">
      <style:text-properties style:font-name="Bitstream Charter" fo:font-size="11pt" style:font-size-asian="11pt"/>
    </style:style>
    <style:style style:name="T52" style:family="text">
      <style:text-properties style:font-name="Bitstream Charter" fo:font-size="11pt" style:font-size-asian="11pt" style:font-size-complex="11pt"/>
    </style:style>
    <style:style style:name="T53" style:family="text">
      <style:text-properties style:font-name="Bitstream Charter" fo:font-size="11pt" fo:font-style="italic" style:font-size-asian="11pt" style:font-style-asian="italic" style:font-style-complex="italic"/>
    </style:style>
    <style:style style:name="T54" style:family="text">
      <style:text-properties style:font-name="Bitstream Charter" fo:font-size="11pt" fo:font-weight="bold" style:font-size-asian="11pt" style:font-weight-asian="bold"/>
    </style:style>
    <style:style style:name="T55" style:family="text">
      <style:text-properties style:font-name="Bitstream Charter" style:text-underline-style="solid" style:text-underline-width="auto" style:text-underline-color="#0000ff"/>
    </style:style>
    <style:style style:name="T56" style:family="text">
      <style:text-properties style:text-underline-style="none"/>
    </style:style>
    <style:style style:name="T57" style:family="text">
      <style:text-properties style:text-underline-style="none" fo:font-weight="normal" style:font-weight-asian="normal" style:font-weight-complex="normal"/>
    </style:style>
    <text:list-style style:name="L1">
      <text:list-level-style-number text:level="1" style:num-suffix="." style:num-format="i">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S 545 – Software Engineering Final</text:p>
      <text:p text:style-name="P12"/>
      <text:p text:style-name="P12"><text:span text:style-name="T1">Instructions</text:span> – Please read carefully!!</text:p>
      <text:p text:style-name="P12">1.<text:tab/>On Pivotal Tracker, each of you is to take ownership of (place your name as owner and press START) and answer two questions, AS WELL AS the final unnumbered question. <text:s/></text:p>
      <text:p text:style-name="P62">•<text:tab/>First come, first served! <text:s text:c="2"/></text:p>
      <text:p text:style-name="P62">•<text:tab/>Fork the final project on GitHub, clone to your directory, and control it with git</text:p>
      <text:p text:style-name="P62">(Pivotal Tracker and GitHub links will be forthcoming).</text:p>
      <text:p text:style-name="P12">2.<text:tab/>Each question owner should answer their questions as well as possible, as soon as possible, press FINISH on Pivotal Tracker, and then merge answers to GitHub (you know the drill . . . ). <text:s/></text:p>
      <text:p text:style-name="P62">•<text:tab/>Note that although you can expect some help from your teammates during collaboration, your INITIAL answer should reflect that you are the main person responsible for these answers.</text:p>
      <text:p text:style-name="P62">•<text:tab/>Don't forget to list the sources of your answers.</text:p>
      <text:p text:style-name="P12">3.<text:tab/>Once all of the questions have been answered by ALL members of your final project team, arrange a collaboration meeting to discuss and possibly improve all of your team's answers.</text:p>
      <text:p text:style-name="P62">•<text:tab/>Record this meeting in a Hangout. List the link in both Pivotal Tracker and GitHub.</text:p>
      <text:p text:style-name="P62">•<text:tab/>Update/reword your answers as necessary and merge them to GitHub.</text:p>
      <text:p text:style-name="P62">•<text:tab/>List the collaborators for each question in both pivotal tracker and your exam doc.</text:p>
      <text:p text:style-name="P62">•<text:tab/>When all of the answers are complete and updated, press DELIVER on Pivotal Tracker, and make sure you've pushed to and made them available on GitHub for review.</text:p>
      <text:p text:style-name="P62">•<text:tab/>ALL questions from ALL teams must be DELIVERED BEFORE the scheduled final on Wednesday, May 13 from <text:s/>3:15-5:15PM.</text:p>
      <text:p text:style-name="P12">4.<text:tab/>Each question (except the last) must be peer-reviewed by the members of a different team, and all reviewers must be listed both in pivotal tracker and in your exam document.</text:p>
      <text:p text:style-name="P62">•<text:tab/>Your best opportunity for this will be at the scheduled final on Wednesday, May 13 from 3:15-5:15PM.</text:p>
      <text:p text:style-name="P62">•<text:tab/>The BU Deal$ team will review the Democratic Initiative team answers and vice versa.</text:p>
      <text:p text:style-name="P62">•<text:tab/>The BU Bus App team will review the NoticeIt! team answers and vice versa.</text:p>
      <text:p text:style-name="P62">•<text:tab/>Answers to be reviewed must have been made available on GitHub as per #3 above.</text:p>
      <text:p text:style-name="P62">•<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62">•<text:tab/>Press ACCEPT on Pivotal Tracker after review has been written up and pushed to GitHub.</text:p>
      <text:p text:style-name="P62">•<text:tab/>Record this meeting in a Hangout. List the link in both Pivotal Tracker and GitHub.</text:p>
      <text:p text:style-name="P12">5.<text:tab/>Once a question has been reviewed and ACCEPTed, all other students (i.e., anyone not involved in its ownership, collaboration or review) are welcome to individually REFACTOR it if necessary. <text:s/></text:p>
      <text:p text:style-name="P62">•<text:tab/>You must give a clear reason for doing so, you must clearly mark your changes, and your modifications must serve a real purpose that makes a genuine and significant contribution to the answer (i.e., does not serve as mere window-dressing on your part). </text:p>
      <text:p text:style-name="P62">•<text:tab/>You must also note your refactoring of the question on a Pivotal Tracker Activity entry. <text:s/></text:p>
      <text:p text:style-name="P62">•<text:tab/>All refactored answers must be pushed to GitHub by Tuesday, May 12 at midnight. </text:p>
      <text:p text:style-name="P12">6.<text:tab/>If all instructions are followed properly, there should be one complete document <text:soft-page-break/>available to me for grading by Tuesday, May 12 at midnight.</text:p>
      <text:p text:style-name="P12"> </text:p>
      <text:p text:style-name="P12"/>
      <text:p text:style-name="P13">Grading</text:p>
      <text:p text:style-name="P12">1.<text:tab/>Each question will be graded on a 100 point scale, then the scores for all questions will be averaged:</text:p>
      <text:p text:style-name="P62">o<text:tab/>Twenty points for spelling, grammar, format and general structure.</text:p>
      <text:p text:style-name="P62">o<text:tab/>Twenty points for correctness and precision.</text:p>
      <text:p text:style-name="P62">o<text:tab/>Twenty points for completeness.</text:p>
      <text:p text:style-name="P62">o<text:tab/>Twenty points for clarity.</text:p>
      <text:p text:style-name="P62">o<text:tab/>Twenty points for overall quality: <text:s/>your writing style should be persuasive and capture the interest of the reader, any accompanying drawings or illustrations should be properly rendered.</text:p>
      <text:p text:style-name="P62">o<text:tab/>Submit thoughtful and carefully reasoned answers, NOT canned, generic responses gleaned from google or Wikipedia!</text:p>
      <text:p text:style-name="P12">2.<text:tab/>Each student will be graded on a 100+ point scale</text:p>
      <text:p text:style-name="P62">o<text:tab/>40 points for answering two questions <text:s/>(20% of each question's score).</text:p>
      <text:p text:style-name="P62">o<text:tab/>10 points for answering last question (if complete, answer doesn't matter).</text:p>
      <text:p text:style-name="P62">o<text:tab/>20 points for significant collaborative contributions to teammates – include link to Hangout (weighted average of the score for each question on which you collaborate).</text:p>
      <text:p text:style-name="P62">o<text:tab/>20 points for substantial review of other team's answers – include link to Hangout <text:s/>(weighted average of the score for each question reviewed).</text:p>
      <text:p text:style-name="P62">o<text:tab/>5 points for proper management of and communication on Pivotal Tracker</text:p>
      <text:p text:style-name="P62">o<text:tab/>5 points for proper interactions with GitHub</text:p>
      <text:p text:style-name="P62">o<text:tab/>-1 point for EACH significant defect identified and updated during review of team's answers (i.e., your questions and those on which you collaborated).</text:p>
      <text:p text:style-name="P62">o<text:tab/>+2.5 points for any significant refactors you can perform on someone else's question (step 5 above)</text:p>
      <text:p text:style-name="P62">o<text:tab/>-2.5 points for any significant refactors performed on YOUR question (step 5 above)</text:p>
      <text:p text:style-name="P12">3.<text:tab/>Your final grade will be the average of the Class Performance grade (#1) and your individual contribution grade (#2)</text:p>
      <text:p text:style-name="P12"> </text:p>
      <text:p text:style-name="P12"/>
      <text:p text:style-name="P12"><text:span text:style-name="T1">Answer Template</text:span> (Insert after <text:span text:style-name="T4">each</text:span> question BEFORE answering):</text:p>
      <text:p text:style-name="P12"/>
      <text:p text:style-name="P12">ANS. &lt;Question #&gt;: <text:s/></text:p>
      <text:p text:style-name="P62">Pivotal Tracker URL: <text:s/>&lt;Pivotal Tracer URL&gt;</text:p>
      <text:p text:style-name="P62">Owner Name: <text:s/>&lt;Owner Name&gt;</text:p>
      <text:p text:style-name="P62">Initial Answer:</text:p>
      <text:p text:style-name="P54">&lt;Initial Answer&gt;</text:p>
      <text:p text:style-name="P54">&lt;References&gt;</text:p>
      <text:p text:style-name="P54"/>
      <text:p text:style-name="P62">Collaborators: <text:s/>&lt;Collaborator names&gt;</text:p>
      <text:p text:style-name="P62">Collaborator URL: <text:s/>&lt;Hangout on Air URL&gt;</text:p>
      <text:p text:style-name="P62">Collaborator Comments:</text:p>
      <text:p text:style-name="P54">&lt;Comment, Name&gt;<text:line-break/>&lt;Comment, Name&gt; <text:s/>&lt;etc.&gt;</text:p>
      <text:p text:style-name="P62">Updated Answer:</text:p>
      <text:p text:style-name="P54">&lt;Updated Answer&gt;</text:p>
      <text:p text:style-name="P54">&lt;Additional References&gt;</text:p>
      <text:p text:style-name="P54"/>
      <text:p text:style-name="P62">Reviewer: <text:s/>&lt;Reviewer Names&gt;</text:p>
      <text:p text:style-name="P62">Review URL: <text:s/>&lt;Hangout on Air URL&gt;</text:p>
      <text:p text:style-name="P62"><text:soft-page-break/>Reviewer Comments:</text:p>
      <text:p text:style-name="P54">&lt;Comment, Name&gt;</text:p>
      <text:p text:style-name="P54">&lt;Comment, Name&gt; <text:s/>&lt;etc.&gt;</text:p>
      <text:p text:style-name="P62">Updated Answer:</text:p>
      <text:p text:style-name="P54">&lt;Updated Answer&gt;</text:p>
      <text:p text:style-name="P54">&lt;Additional References&gt;</text:p>
      <text:p text:style-name="P54"/>
      <text:p text:style-name="P62">Refactors:</text:p>
      <text:p text:style-name="P54">&lt;Comment, Name&gt;</text:p>
      <text:p text:style-name="P54">&lt;Updated Answer&gt;</text:p>
      <text:p text:style-name="P54">&lt;Additional References&gt;</text:p>
      <text:p text:style-name="P54"/>
      <text:p text:style-name="P54">&lt;Comment, Name&gt;</text:p>
      <text:p text:style-name="P54">&lt;Updated Answer&gt;</text:p>
      <text:p text:style-name="P54">&lt;Additional References&gt; &lt;for each refactor&gt;</text:p>
      <text:p text:style-name="P54"/>
      <text:p text:style-name="P54"/>
      <text:p text:style-name="P13">Note that I have inserted the template already for Question 1.<text:line-break/>Fill in the designated areas as appropriate, delete any parts that don't apply, and keep the formatting intact</text:p>
      <text:p text:style-name="P13">QUESTIONS</text:p>
      <text:p text:style-name="P12">1.<text:tab/>Note that the ACM/IEEE Code of Ethics and Professional Practice is provided in Appendix A of this document. <text:s/>With respect to Therac-25, the Ariane 5 rocket and the FBI Virtual Case File</text:p>
      <text:p text:style-name="P62">a.<text:tab/>Describe what happened.</text:p>
      <text:p text:style-name="P62">b.<text:tab/>Describe the causes leading up to a.</text:p>
      <text:p text:style-name="P62">c.<text:tab/>Describe how a. could have been prevented.</text:p>
      <text:p text:style-name="P62">d.<text:tab/>Discuss which ACM/IEEE Code of Ethics and Professional Practice principles were violated in each of the above projects.</text:p>
      <text:p text:style-name="P62">e.<text:tab/>How can we ensure that developers, managers and clients adhere to these principles, and that violators are disciplined?</text:p>
      <text:p text:style-name="P62">f.<text:tab/>Does following the Agile process model make it more or less likely that violations of the above principles will occur?</text:p>
      <text:p text:style-name="P12">2.<text:tab/>Answer the following:</text:p>
      <text:p text:style-name="P62">a.<text:tab/>What is Software Engineering? <text:s/></text:p>
      <text:p text:style-name="P62">b.<text:tab/>Describe when, where and how it came into being.</text:p>
      <text:p text:style-name="P62">c.<text:tab/>Discuss its evolution with respect to the various process models discussed in class (i.e., what new idea or strategy did each introduce).</text:p>
      <text:p text:style-name="P62">d.<text:tab/>Compare and contrast it to Computer Science in general.</text:p>
      <text:p text:style-name="P12">3.<text:tab/>Answer the following questions with respect to Software Engineering process models (illustrate as necessary):</text:p>
      <text:p text:style-name="P62">a.<text:tab/>Describe, compare and contrast the Waterfall and the V process models.</text:p>
      <text:p text:style-name="P62">b.<text:tab/>Describe, compare and contrast the two kinds of Prototype process models.</text:p>
      <text:p text:style-name="P62">c.<text:tab/>Describe, compare and contrast the Phased Incremental and Phased Iterative process models.</text:p>
      <text:p text:style-name="P62">d.<text:tab/>Discuss any connections between these process models and the Agile process model.<text:line-break/> &lt;Question #3&gt;: <text:s/></text:p>
      <text:p text:style-name="P62">Pivotal Tracker URL: <text:s/>https://www.pivotaltracker.com/n/projects/1339742/stories/94021710</text:p>
      <text:p text:style-name="P62">Owner Name: <text:s/>Raaja Koneri Nagarajan</text:p>
      <text:p text:style-name="P62">Initial Answer:</text:p>
      <text:list xml:id="list9651621421" text:style-name="WWNum1">
        <text:list-item>
          <text:list>
            <text:list-item>
              <text:p text:style-name="P17">Describe, compare and contrast the Waterfall and the V process models.</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18">WATERFALL MODEL</text:p>
          </table:table-cell>
          <table:table-cell table:style-name="Table1.A1" office:value-type="string">
            <text:p text:style-name="P18">V PROCESS MODEL</text:p>
          </table:table-cell>
        </table:table-row>
        <table:table-row table:style-name="Table1.1">
          <table:table-cell table:style-name="Table1.A1" office:value-type="string">
            <text:p text:style-name="P16">DEFN: characterized by much of the <text:soft-page-break/>design being done in advance of coding, completing each phase before going on to the next one.</text:p>
          </table:table-cell>
          <table:table-cell table:style-name="Table1.A1" office:value-type="string">
            <text:p text:style-name="P16">DEFN: the activities in this model are <text:soft-page-break/>vent into a 'V' shape, with coding at the lower tip of the 'V' : also termed as the verification and validation model.</text:p>
          </table:table-cell>
        </table:table-row>
        <table:table-row table:style-name="Table1.1">
          <table:table-cell table:style-name="Table1.A1" office:value-type="string">
            <text:p text:style-name="P16">Different phases of the waterfall model are Requirement Gathering and Analysis, Implementation, Testing and Debugging, Delivery, Maintenance.</text:p>
          </table:table-cell>
          <table:table-cell table:style-name="Table1.A1" office:value-type="string">
            <text:p text:style-name="P16">VERIFICATION phases: Requirement analysis, System Design, Architecture Design, Coding.</text:p>
            <text:p text:style-name="P16">VALIDATION phases: Unit testing, Integration testing, System testing, User Acceptance testing.</text:p>
          </table:table-cell>
        </table:table-row>
        <table:table-row table:style-name="Table1.1">
          <table:table-cell table:style-name="Table1.A1" office:value-type="string">
            <text:p text:style-name="P16">The testing activities are carried out after the development activities are over.</text:p>
          </table:table-cell>
          <table:table-cell table:style-name="Table1.A1" office:value-type="string">
            <text:p text:style-name="P16">Testing activities start with the first stage itself.</text:p>
          </table:table-cell>
        </table:table-row>
        <table:table-row table:style-name="Table1.1">
          <table:table-cell table:style-name="Table1.A1" office:value-type="string">
            <text:p text:style-name="P16">Oldest model in software development.</text:p>
          </table:table-cell>
          <table:table-cell table:style-name="Table1.A1" office:value-type="string">
            <text:p text:style-name="P16">Extension of the waterfall model.</text:p>
          </table:table-cell>
        </table:table-row>
        <table:table-row table:style-name="Table1.1">
          <table:table-cell table:style-name="Table1.A1" office:value-type="string">
            <text:p text:style-name="P16">Continuous process</text:p>
          </table:table-cell>
          <table:table-cell table:style-name="Table1.A1" office:value-type="string">
            <text:p text:style-name="P16">Simultaneous process</text:p>
          </table:table-cell>
        </table:table-row>
      </table:table>
      <text:p text:style-name="P70"/>
      <text:list xml:id="list1145994337" text:continue-numbering="true" text:style-name="WWNum1">
        <text:list-item>
          <text:list>
            <text:list-item>
              <text:p text:style-name="P17">Describe, compare and contrast the two kinds of Prototype process models.</text:p>
            </text:list-item>
          </text:list>
        </text:list-item>
      </text:list>
      <text:p text:style-name="P70">All rely on planning and documentation, but Spiral and RUP use iteration and prototypes to improve them over time versus a single long path to the product.</text:p>
      <table:table table:name="Table2" table:style-name="Table2">
        <table:table-column table:style-name="Table2.A"/>
        <table:table-column table:style-name="Table2.B"/>
        <table:table-row table:style-name="Table2.1">
          <table:table-cell table:style-name="Table2.A1" office:value-type="string">
            <text:p text:style-name="P18">SPIRAL MODEL</text:p>
          </table:table-cell>
          <table:table-cell table:style-name="Table2.A1" office:value-type="string">
            <text:p text:style-name="P18">RUP MODEL</text:p>
          </table:table-cell>
        </table:table-row>
        <table:table-row table:style-name="Table2.1">
          <table:table-cell table:style-name="Table2.A1" office:value-type="string">
            <text:p text:style-name="P16">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2.A1" office:value-type="string">
            <text:p text:style-name="P16">Aimed at guiding software development organizations in their endeavors.</text:p>
            <text:p text:style-name="P16">Has a very well-defined and regular structure, using an object-oriented approach for its description.</text:p>
          </table:table-cell>
        </table:table-row>
        <table:table-row table:style-name="Table2.1">
          <table:table-cell table:style-name="Table2.A1" office:value-type="string">
            <text:p text:style-name="P19">PROS:</text:p>
            <text:p text:style-name="P19">• Iterations involve the customer before the</text:p>
            <text:p text:style-name="P19">product is completed • Reduces chances of</text:p>
            <text:p text:style-name="P19">misunderstandings • Risk management</text:p>
            <text:p text:style-name="P19">part of lifecycle • Project monitoring is</text:p>
            <text:p text:style-name="P19">easy • Schedule &amp; cost more</text:p>
            <text:p text:style-name="P19">Realistic over time.</text:p>
          </table:table-cell>
          <table:table-cell table:style-name="Table2.A1" office:value-type="string">
            <text:p text:style-name="P19">PROS:</text:p>
            <text:p text:style-name="P19">• Business practices tied to development process • Lots of tools from Rational (now IBM) • Tools support gradual</text:p>
            <text:p text:style-name="P19">improvement of project</text:p>
          </table:table-cell>
        </table:table-row>
        <table:table-row table:style-name="Table2.1">
          <table:table-cell table:style-name="Table2.A1" office:value-type="string">
            <text:p text:style-name="P19">CONS:</text:p>
            <text:p text:style-name="P19">•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2.A1" office:value-type="string">
            <text:p text:style-name="P16">CONS:</text:p>
            <text:p text:style-name="P16">• Tools are expensive (not open source) • So many options to tailor RUP to a company, so not use all the tools • Only good for medium to large-scale projects • Manager’s call size of iterations to make manageable</text:p>
          </table:table-cell>
        </table:table-row>
        <table:table-row table:style-name="Table2.1">
          <table:table-cell table:style-name="Table2.A1" office:value-type="string">
            <text:p text:style-name="P16">Phases: Determine Objective and <text:soft-page-break/>Constraints, Evaluate Alternatives. Identity and Resolve Risks, Develop and verify prototype, Plan Next Iteration</text:p>
          </table:table-cell>
          <table:table-cell table:style-name="Table2.A1" office:value-type="string">
            <text:p text:style-name="P16">Phases: Inception, Elaboration, <text:soft-page-break/>Construction, Transition.</text:p>
          </table:table-cell>
        </table:table-row>
      </table:table>
      <text:p text:style-name="P70"/>
      <text:list xml:id="list2010766444" text:continue-numbering="true" text:style-name="WWNum1">
        <text:list-item>
          <text:list>
            <text:list-item>
              <text:p text:style-name="P17">Describe, compare and contrast the Phased Incremental and Phased Iterative process models.</text:p>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18">PHASED INCREMENTAL</text:p>
          </table:table-cell>
          <table:table-cell table:style-name="Table3.A1" office:value-type="string">
            <text:p text:style-name="P18">PHASED ITERATIVE</text:p>
          </table:table-cell>
        </table:table-row>
        <table:table-row table:style-name="Table3.1">
          <table:table-cell table:style-name="Table3.A1" office:value-type="string">
            <text:p text:style-name="P16">The product is designed, implemented and tested incrementally (a little more is added each time) until the product is finished. It involves both development and maintenance.</text:p>
          </table:table-cell>
          <table:table-cell table:style-name="Table3.A1" office:value-type="string">
            <text:p text:style-name="P16">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style-name="Table3.1">
          <table:table-cell table:style-name="Table3.A1" office:value-type="string">
            <text:p text:style-name="P16">PROS:</text:p>
            <text:list xml:id="list2172723551" text:style-name="WWNum8">
              <text:list-item>
                <text:p text:style-name="P46">After each iteration, regression testing should be conducted. During this testing, faulty elements of the software can be quickly identified because few changes are made within any single iteration.</text:p>
              </text:list-item>
              <text:list-item>
                <text:p text:style-name="P47">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47">Customer can respond to features and review the product for any needful changes.</text:p>
              </text:list-item>
              <text:list-item>
                <text:p text:style-name="P48">Initial product delivery is faster and costs lower.</text:p>
              </text:list-item>
            </text:list>
          </table:table-cell>
          <table:table-cell table:style-name="Table3.A1" office:value-type="string">
            <text:p text:style-name="P113"><text:s/>PROS:</text:p>
            <text:list xml:id="list91500911" text:style-name="WWNum11">
              <text:list-item>
                <text:p text:style-name="P49">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49">In iterative model we are building and improving the product step by step. Hence we can track the defects at early stages. This avoids the downward flow of the defects.</text:p>
              </text:list-item>
              <text:list-item>
                <text:p text:style-name="P49">In iterative model we can get the reliable user feedback. When presenting sketches and blueprints of the product to users for their feedback, we are effectively asking them to imagine how the product will work.</text:p>
              </text:list-item>
              <text:list-item>
                <text:p text:style-name="P49">In iterative model less time is spent on documenting and more time is given for designing.</text:p>
              </text:list-item>
            </text:list>
            <text:p text:style-name="P16"/>
          </table:table-cell>
        </table:table-row>
        <table:table-row table:style-name="Table3.1">
          <table:table-cell table:style-name="Table3.A1" office:value-type="string">
            <text:p text:style-name="P16">CONS:</text:p>
            <text:list xml:id="list277597127" text:style-name="WWNum9">
              <text:list-item>
                <text:p text:style-name="P20">Resulting cost may exceed the cost of the organization.</text:p>
              </text:list-item>
              <text:list-item>
                <text:p text:style-name="P20">As additional functionality is <text:soft-page-break/>added to the product, problems may arise related to system architecture which were not evident in earlier prototypes.</text:p>
              </text:list-item>
            </text:list>
          </table:table-cell>
          <table:table-cell table:style-name="Table3.A1" office:value-type="string">
            <text:p text:style-name="P16">CONS:</text:p>
            <text:list xml:id="list1785387905" text:style-name="WWNum14">
              <text:list-item>
                <text:p text:style-name="P50">Each phase of an iteration is rigid with no overlaps</text:p>
              </text:list-item>
              <text:list-item>
                <text:p text:style-name="P51">Costly system architecture or <text:soft-page-break/>design issues may arise because not all requirements are gathered up front for the entire lifecycle</text:p>
              </text:list-item>
            </text:list>
          </table:table-cell>
        </table:table-row>
        <table:table-row table:style-name="Table3.1">
          <table:table-cell table:style-name="Table3.A1" office:value-type="string">
            <text:p text:style-name="P114"><text:s/>WHEN TO USE</text:p>
            <text:list xml:id="list184891262" text:style-name="WWNum17">
              <text:list-item>
                <text:p text:style-name="P104">This model can be used when the requirements of the complete system are clearly defined and understood.</text:p>
              </text:list-item>
              <text:list-item>
                <text:p text:style-name="P104">Major requirements must be defined; however, some details can evolve with time.</text:p>
              </text:list-item>
              <text:list-item>
                <text:p text:style-name="P104">There is a need to get a product to the market early.</text:p>
              </text:list-item>
              <text:list-item>
                <text:p text:style-name="P104">A new technology is being used</text:p>
              </text:list-item>
              <text:list-item>
                <text:p text:style-name="P104">Resources with needed skill set are not available</text:p>
              </text:list-item>
              <text:list-item>
                <text:p text:style-name="P104">There are some high risk features and goals.</text:p>
              </text:list-item>
            </text:list>
          </table:table-cell>
          <table:table-cell table:style-name="Table3.A1" office:value-type="string">
            <text:p text:style-name="P16">WHEN TO USE:</text:p>
            <text:list xml:id="list1093481678" text:style-name="WWNum18">
              <text:list-item>
                <text:p text:style-name="P111">Requirements of the complete system are clearly defined and understood.</text:p>
              </text:list-item>
              <text:list-item>
                <text:p text:style-name="P112">When the project is big.</text:p>
              </text:list-item>
              <text:list-item>
                <text:p text:style-name="P112">Major requirements must be defined; however, some details can evolve with time.</text:p>
              </text:list-item>
            </text:list>
          </table:table-cell>
        </table:table-row>
      </table:table>
      <text:p text:style-name="P70"/>
      <text:list xml:id="list1514917144" text:continue-list="list2010766444" text:style-name="WWNum1">
        <text:list-item>
          <text:list>
            <text:list-item>
              <text:p text:style-name="P17">Discuss any connections between these process models and the Agile process model.</text:p>
            </text:list-item>
          </text:list>
        </text:list-item>
      </text:list>
      <text:p text:style-name="P70"/>
      <text:p text:style-name="P71">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line-break/></text:p>
      <text:p text:style-name="P101"><text:tab/>Reference: Textbook</text:p>
      <text:p text:style-name="P4">Collaborators: <text:s/>BUDeal$ team</text:p>
      <text:p text:style-name="P59"><text:span text:style-name="T41">Collaborator URL: <text:s/></text:span><text:a xlink:type="simple" xlink:href="https://www.youtube.com/watch?v=ZzlWhJ0BYFg" office:target-frame-name="_blank" xlink:show="new">https://www.youtube.com/watch?v=ZzlWhJ0BYFg</text:a></text:p>
      <text:p text:style-name="P4">Collaborator Comments:</text:p>
      <text:p text:style-name="P52">Formatting of answers, bullet renumbering, removing unwanted extra spaces.</text:p>
      <text:p text:style-name="P53"/>
      <text:p text:style-name="P3">Reviewer: <text:s/>Democratic Initiative</text:p>
      <text:p text:style-name="P59"><text:span text:style-name="T30">Review URL: <text:s/></text:span><text:a xlink:type="simple" xlink:href="https://www.youtube.com/watch?v=qZaic6LWpuQ" office:target-frame-name="_blank" xlink:show="new">https://www.youtube.com/watch?v=qZaic6LWpuQ</text:a></text:p>
      <text:p text:style-name="P3">Reviewer Comments:</text:p>
      <text:p text:style-name="P53">No changes necessary</text:p>
      <text:p text:style-name="P54"/>
      <text:p text:style-name="P62">Refactors:</text:p>
      <text:p text:style-name="P54">&lt;Comment, Name&gt;</text:p>
      <text:p text:style-name="P54">&lt;Updated Answer&gt;</text:p>
      <text:p text:style-name="P54">&lt;Additional References&gt;</text:p>
      <text:p text:style-name="P54"><text:soft-page-break/></text:p>
      <text:p text:style-name="P54">&lt;Comment, Name&gt;</text:p>
      <text:p text:style-name="P54">&lt;Updated Answer&gt;</text:p>
      <text:p text:style-name="P54">&lt;Additional References&gt; &lt;for each refactor&gt;</text:p>
      <text:p text:style-name="P62"/>
      <text:p text:style-name="P12">4.<text:tab/>Answer the following questions with respect to the Spiral and RAD process models (illustrate as necessary).</text:p>
      <text:p text:style-name="P12">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62">a.<text:tab/>What are the major features of the process model (Describe its phases, etc.)?</text:p>
      <text:p text:style-name="P62">b.<text:tab/>When would you recommend using this process model and why?</text:p>
      <text:p text:style-name="P62">c.<text:tab/>When would you NOT recommend using this process model and why?</text:p>
      <text:p text:style-name="P12">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62">a.<text:tab/>Initial</text:p>
      <text:p text:style-name="P62">b.<text:tab/>Repeatable</text:p>
      <text:p text:style-name="P62">c.<text:tab/>Defined</text:p>
      <text:p text:style-name="P62">d.<text:tab/>Managed</text:p>
      <text:p text:style-name="P62">e.<text:tab/>Optimizing</text:p>
      <text:p text:style-name="P12">6.<text:tab/>Kent Beck, one of the original signers of the Agile Manifesto, is the founder of Extreme Programming, one of the most widely practiced 'flavors' of Agile process development.</text:p>
      <text:p text:style-name="P62">a.<text:tab/>Why is it called 'Extreme' programming? <text:s/></text:p>
      <text:p text:style-name="P62">b.<text:tab/>How does it relate to the best practices of Plan and Document (i.e., 'traditional') Software Engineering?</text:p>
      <text:p text:style-name="P62">c.<text:tab/>Describe the (current) thirteen practices of Extreme Programming.</text:p>
      <text:p text:style-name="P62">d.<text:tab/>Do these practices adequately describe the Agile process methodology?</text:p>
      <text:p text:style-name="P12">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12"/>
      <text:p text:style-name="P12">ANS. &lt;Question 7&gt;:</text:p>
      <text:p text:style-name="P12">Pivotal Tracker URL: https://www.pivotaltracker.com/n/projects/1339742/stories/94021398</text:p>
      <text:p text:style-name="P12">Owner Name: Ashok Teja Gadepalli</text:p>
      <text:p text:style-name="P12">Initial Answer:</text:p>
      <text:p text:style-name="P12"><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12"/>
      <text:p text:style-name="P12">Step 1: Team coordination and management. </text:p>
      <text:p text:style-name="P12"><text:tab/>Having a well oiled and informed team is crucial for success in distributed project development. You do not have the convenience of working in the same place at the same time as one another. So communication and collaboration is vital. </text:p>
      <text:p text:style-name="P12"><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text:soft-page-break/>Google Hangouts), project task management (Pivotal Tracker) and for code collaboration and review (git/GitHub). They must standardize the designated lines and make sure everyone is aware of how the project will be managed. All members must be on the same page. </text:p>
      <text:p text:style-name="P12"><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12"><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12"/>
      <text:p text:style-name="P12">Step 2: Project Development. </text:p>
      <text:p text:style-name="P12"><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12"><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12"><text:tab/>Project development requires communication among team members. Seldom does a project end up as was first imagined. It is very important that a project evolve as work continues. <text:soft-page-break/>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12"/>
      <text:p text:style-name="P12">Step 3: Project Review. </text:p>
      <text:p text:style-name="P12"><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12"><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12"/>
      <text:p text:style-name="P12">Step 4: Project Delivery. </text:p>
      <text:p text:style-name="P12"><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12"/>
      <text:p text:style-name="P12">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12"/>
      <text:p text:style-name="P12">Collaborators: <text:s/>&lt;Collaborator names&gt;</text:p>
      <text:p text:style-name="P12">Collaborator URL: <text:s/>&lt;Hangout on Air URL&gt;</text:p>
      <text:p text:style-name="P12">Collaborator Comments:</text:p>
      <text:p text:style-name="P12">&lt;Comment, Name&gt;</text:p>
      <text:p text:style-name="P12">&lt;Comment, Name&gt; <text:s/>&lt;etc.&gt;</text:p>
      <text:p text:style-name="P12">Updated Answer:</text:p>
      <text:p text:style-name="P12">&lt;Updated Answer&gt;</text:p>
      <text:p text:style-name="P12">&lt;Additional References&gt;</text:p>
      <text:p text:style-name="P12"/>
      <text:p text:style-name="P12">Reviewer: <text:s/>&lt;Reviewer Names&gt;</text:p>
      <text:p text:style-name="P12">Review URL: <text:s/>&lt;Hangout on Air URL&gt;</text:p>
      <text:p text:style-name="P12">Reviewer Comments:</text:p>
      <text:p text:style-name="P12"><text:soft-page-break/>&lt;Comment, Name&gt;</text:p>
      <text:p text:style-name="P12">&lt;Comment, Name&gt; <text:s/>&lt;etc.&gt;</text:p>
      <text:p text:style-name="P12">Updated Answer:</text:p>
      <text:p text:style-name="P12">&lt;Updated Answer&gt;</text:p>
      <text:p text:style-name="P12">&lt;Additional References&gt;</text:p>
      <text:p text:style-name="P12"/>
      <text:p text:style-name="P12">Refactors:</text:p>
      <text:p text:style-name="P12">&lt;Comment, Name&gt;</text:p>
      <text:p text:style-name="P12">&lt;Updated Answer&gt;</text:p>
      <text:p text:style-name="P12">&lt;Additional References&gt;</text:p>
      <text:p text:style-name="P12"/>
      <text:p text:style-name="P12">&lt;Comment, Name&gt;</text:p>
      <text:p text:style-name="P12">&lt;Updated Answer&gt;</text:p>
      <text:p text:style-name="P12">&lt;Additional References&gt; &lt;for each refactor&gt;</text:p>
      <text:p text:style-name="P12"/>
      <text:p text:style-name="P12"/>
      <text:p text:style-name="P12">8.<text:tab/>Answer the following with respect to PivotalTracker:</text:p>
      <text:p text:style-name="P62">a.<text:tab/>Describe the typical lifecycle of a fictitious user story from Start to Acceptance. <text:s/></text:p>
      <text:p text:style-name="P62">b.<text:tab/>Explain the meaning of each entry and describe its usage (including estimation, requestor, owner, activity, etc.). <text:s/></text:p>
      <text:p text:style-name="P62">c.<text:tab/>Discuss its role in project communication.</text:p>
      <text:p text:style-name="P12">9.<text:tab/>Answer the following with respect to Google Hangouts On Air </text:p>
      <text:p text:style-name="P62">a.<text:tab/>Explain how to get started with Google Hangouts On Air.</text:p>
      <text:p text:style-name="P62">b.<text:tab/>Explain how to set up a Google Hangout online meeting. <text:s/></text:p>
      <text:p text:style-name="P62">c.<text:tab/>Discuss common audio problems (such as background noise, echo and squealing) when doing a Hangout On Air and what can be done to alleviate them.</text:p>
      <text:p text:style-name="P62">d.<text:tab/>What, if anything, can you do if you want to join a hangout but the maximum number of people have already joined?</text:p>
      <text:p text:style-name="P62"/>
      <text:p text:style-name="P12"/>
      <text:p text:style-name="P74">ANS. &lt;Question 9&gt;:</text:p>
      <text:p text:style-name="P6"><text:span text:style-name="T8">Pivotal Tracker URL: </text:span><text:a xlink:type="simple" xlink:href="https://www.pivotaltracker.com/story/show/94021086"><text:span text:style-name="T47">https://www.pivotaltracker.com/story/show/94021086</text:span></text:a></text:p>
      <text:p text:style-name="P74">Owner Name: Chris Maltzan</text:p>
      <text:p text:style-name="P74">Initial Answer:</text:p>
      <text:p text:style-name="P75">PART A</text:p>
      <text:p text:style-name="P74">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p>
      <text:p text:style-name="P74">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p>
      <text:p text:style-name="P74"><text:soft-page-break/>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p>
      <text:p text:style-name="P74">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p>
      <text:p text:style-name="P75">PART B</text:p>
      <text:p text:style-name="P5"><text:span text:style-name="T47">To create a Google Hangout On Air, one must first visit</text:span><text:a xlink:type="simple" xlink:href="https://plus.google.com/hangouts/onair"><text:span text:style-name="T9">https://plus.google.com/hangouts/onair</text:span></text:a><text:span text:style-name="T47">.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74">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p>
      <text:p text:style-name="P74">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p>
      <text:p text:style-name="P74">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p>
      <text:p text:style-name="P75">PART C</text:p>
      <text:p text:style-name="P74">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text:soft-page-break/>(Google, 2015).</text:p>
      <text:p text:style-name="P74">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p>
      <text:p text:style-name="P74">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p>
      <text:p text:style-name="P75">PART D</text:p>
      <text:p text:style-name="P74">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p>
      <text:p text:style-name="P74">References:</text:p>
      <text:p text:style-name="P2"><text:span text:style-name="T47">Google (2015) </text:span><text:span text:style-name="T48">Start a Hangout,</text:span><text:span text:style-name="T49"> </text:span><text:span text:style-name="T47">Available at:</text:span><text:a xlink:type="simple" xlink:href="https://support.google.com/hangouts/answer/3115553?hl=en"><text:span text:style-name="T10">https://support.google.com/hangouts/answer/3115553?hl=en</text:span></text:a><text:span text:style-name="T47">(Accessed: 5/10/2015).</text:span></text:p>
      <text:p text:style-name="P2"><text:span text:style-name="T47">Google (2015) </text:span><text:span text:style-name="T48">Get started with Hangouts,</text:span><text:span text:style-name="T49"> </text:span><text:span text:style-name="T47">Available at:</text:span><text:a xlink:type="simple" xlink:href="https://support.google.com/hangouts/answer/2944865?hl=en"><text:span text:style-name="T10">https://support.google.com/hangouts/answer/2944865?hl=en</text:span></text:a><text:span text:style-name="T47">(Accessed: 5/10/2015).</text:span></text:p>
      <text:p text:style-name="P2"><text:span text:style-name="T47">Google (2015) </text:span><text:span text:style-name="T48">The bandwidth setting,</text:span><text:span text:style-name="T49"> </text:span><text:span text:style-name="T47">Available at:</text:span><text:a xlink:type="simple" xlink:href="https://support.google.com/hangouts/answer/2979333?hl=en"><text:span text:style-name="T10">https://support.google.com/hangouts/answer/2979333?hl=en</text:span></text:a><text:span text:style-name="T47">(Accessed: 5/10/2015).</text:span></text:p>
      <text:p text:style-name="P2"><text:span text:style-name="T47">Google (2015) </text:span><text:span text:style-name="T48">Troubleshoot audio/video issues with video calls,</text:span><text:span text:style-name="T47">Available at:</text:span><text:a xlink:type="simple" xlink:href="https://support.google.com/hangouts/answer/1355579?hl=en"><text:span text:style-name="T10">https://support.google.com/hangouts/answer/1355579?hl=en</text:span></text:a><text:span text:style-name="T12"> </text:span><text:span text:style-name="T47">(Accessed: 5/10/2015).</text:span></text:p>
      <text:p text:style-name="P34"/>
      <text:p text:style-name="P74">Collaborators: &lt;Collaborator names&gt;</text:p>
      <text:p text:style-name="P74">Collaborator URL: &lt;Hangout on Air URL&gt;</text:p>
      <text:p text:style-name="P74">Collaborator Comments:</text:p>
      <text:p text:style-name="P74">&lt;Comment, Name&gt;<text:line-break/>&lt;Comment, Name&gt; &lt;etc.&gt;</text:p>
      <text:p text:style-name="P74">Updated Answer:</text:p>
      <text:p text:style-name="P74">&lt;Updated Answer&gt;</text:p>
      <text:p text:style-name="P74">&lt;Additional References&gt;</text:p>
      <text:p text:style-name="P77"/>
      <text:p text:style-name="P74">Reviewer: &lt;Reviewer Names&gt;</text:p>
      <text:p text:style-name="P74">Review URL: &lt;Hangout on Air URL&gt;</text:p>
      <text:p text:style-name="P74">Reviewer Comments:</text:p>
      <text:p text:style-name="P74"><text:soft-page-break/>&lt;Comment, Name&gt;</text:p>
      <text:p text:style-name="P74">&lt;Comment, Name&gt; &lt;etc.&gt;</text:p>
      <text:p text:style-name="P74">Updated Answer:</text:p>
      <text:p text:style-name="P74">&lt;Updated Answer&gt;</text:p>
      <text:p text:style-name="P74">&lt;Additional References&gt;</text:p>
      <text:p text:style-name="P77"/>
      <text:p text:style-name="P74">Refactors:</text:p>
      <text:p text:style-name="P74">&lt;Comment, Name&gt;</text:p>
      <text:p text:style-name="P74">&lt;Updated Answer&gt;</text:p>
      <text:p text:style-name="P74">&lt;Additional References&gt;</text:p>
      <text:p text:style-name="P77"/>
      <text:p text:style-name="P74">&lt;Comment, Name&gt;</text:p>
      <text:p text:style-name="P74">&lt;Updated Answer&gt;</text:p>
      <text:p text:style-name="P74">&lt;Additional References&gt; &lt;for each refactor&gt;</text:p>
      <text:p text:style-name="P12"/>
      <text:p text:style-name="P62"/>
      <text:p text:style-name="P62"/>
      <text:p text:style-name="P12">10.<text:tab/>With respect to pair programming:</text:p>
      <text:p text:style-name="P62">a.<text:tab/>What is it? Explain in detail how it is practiced.</text:p>
      <text:p text:style-name="P62">b.<text:tab/>What are its advantages?</text:p>
      <text:p text:style-name="P62">c.<text:tab/>What are its disadvantages?</text:p>
      <text:p text:style-name="P62">d.<text:tab/>What is promiscuous pairing? <text:s/>Should you do it and why?</text:p>
      <text:p text:style-name="P62">e.<text:tab/>Discuss the following statement by Fred Brooks: <text:s/>"You cannot win if your team loses, and you cannot fail if your team wins."</text:p>
      <text:p text:style-name="P62"/>
      <text:p text:style-name="P12">ANS. &lt;Question 10&gt;: <text:s/></text:p>
      <text:p text:style-name="P1"><text:span text:style-name="T46">Pivotal Tracker URL: <text:s/></text:span><text:a xlink:type="simple" xlink:href="https://www.pivotaltracker.com/n/projects/1339742"><text:span text:style-name="T46">https://www.pivotaltracker.com/n/projects/1339742</text:span></text:a></text:p>
      <text:p text:style-name="P12">Owner Name: <text:s/>Matthew Matyus</text:p>
      <text:p text:style-name="P12"/>
      <text:p text:style-name="P71"><text:s/>A) Pair programming is practice of two software developers working on the same code simultaneously. One person drives (the driver) the development and the other (the observer) watches and double-checks their work.</text:p>
      <text:p text:style-name="P71"/>
      <text:p text:style-name="P71">B) The advantages are the chances of errors in your code decreases. You end up with more robust and stable code. Also, the developers are forced to be in direct communication and they will share more knowledge with each other including programming idioms.</text:p>
      <text:p text:style-name="P71"/>
      <text:p text:style-name="P71">C) The main issue with Pair Programming is it is very costly. Hiring two per people <text:soft-page-break/>per feature carries a lot of overhead, as coding can take longer. Users have reported much more mental fatigue during the course of pair programming as you are forced to focus on the code for much longer periods of time. </text:p>
      <text:p text:style-name="P71"/>
      <text:p text:style-name="P71">D) Promiscuous pairing is the process of enforcing every developer in your team to pair up. This process increases the overall communications and knowledge of your development teams. Overall, promiscuous pairing is beneficial.</text:p>
      <text:p text:style-name="P71"/>
      <text:p text:style-name="P71">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71"/>
      <text:p text:style-name="P72">Armando Fox, David Patterson (2013) <text:span text:style-name="T19">Engineering Software as a Service: An Agile Approach Using Cloud Computing</text:span>, : Strawberry Canyon LLC.</text:p>
      <text:p text:style-name="P64"/>
      <text:p text:style-name="P62"/>
      <text:p text:style-name="P62"/>
      <text:p text:style-name="P12">11.<text:tab/>Explain each of the following Software Engineering productivity mechanisms and discuss two examples of each: </text:p>
      <text:p text:style-name="P62">a.<text:tab/>Clarity via conciseness</text:p>
      <text:p text:style-name="P62">b.<text:tab/>Synthesis</text:p>
      <text:p text:style-name="P62">c.<text:tab/>Reuse</text:p>
      <text:p text:style-name="P62">d.<text:tab/>Automation via Tools<text:line-break/>ANS. 11#: <text:s/></text:p>
      <text:p text:style-name="P62">Pivotal Tracker URL: <text:s/>https://www.pivotaltracker.com/n/projects/1339742/stories/94020960</text:p>
      <text:p text:style-name="P62">Owner Name: <text:s/>Samuel Johnson</text:p>
      <text:p text:style-name="P62">Initial Answer:</text:p>
      <text:p text:style-name="P16"/>
      <text:p text:style-name="P16">a.Clarity via conciseness</text:p>
      <text:p text:style-name="P16"/>
      <text:p text:style-name="P16"><text:s text:c="15"/>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79">Programming languages do this two ways. The first is simply offering a syntax that lets programmers express ideas naturally in fewer characters.<text:line-break/>Example:</text:p>
      <text:p text:style-name="P81">assert_greater_than_or_equal_to(a,7)</text:p>
      <text:p text:style-name="P81">a.should be &gt;= 7</text:p>
      <text:p text:style-name="P16"/>
      <text:p text:style-name="P16">The other way to improve clarity is to raise the level of abstraction.</text:p>
      <text:p text:style-name="P16">As computer hardware performance continued to increase, more programmers were willing to delegate tasks to the compiler and runtime system that they formerly performed themselves.</text:p>
      <text:p text:style-name="P81"/>
      <text:p text:style-name="P16">Example:</text:p>
      <text:p text:style-name="P16"><text:s text:c="16"/>Reflection, which allows programs to observe themselves, and metaprogramming, which allows programs to modify their own structure and behavior <text:soft-page-break/>at runtime.</text:p>
      <text:p text:style-name="P81"/>
      <text:p text:style-name="P16">b.Synthesis<text:line-break/></text:p>
      <text:p text:style-name="P16"><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81"/>
      <text:p text:style-name="P81"><text:line-break/></text:p>
      <text:p text:style-name="P16">c.Reuse</text:p>
      <text:p text:style-name="P16"/>
      <text:p text:style-name="P79">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81"><text:s text:c="2"/></text:p>
      <text:p text:style-name="P79">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81"/>
      <text:p text:style-name="P16">Example:</text:p>
      <text:p text:style-name="P81">Object oriented programming and Design Patterns</text:p>
      <text:p text:style-name="P16"/>
      <text:p text:style-name="P16">d<text:bookmark text:name="_GoBack1"/>.Automation via Tools</text:p>
      <text:p text:style-name="P16"/>
      <text:p text:style-name="P79">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81"/>
      <text:p text:style-name="P16">Example:</text:p>
      <text:p text:style-name="P81"><text:s text:c="3"/>AutoCAD software .</text:p>
      <text:p text:style-name="P102">Reference: Textbook</text:p>
      <text:p text:style-name="P54"/>
      <text:p text:style-name="P4">Collaborators: <text:s/>BUDeal$ team</text:p>
      <text:p text:style-name="P59"><text:span text:style-name="T41">Collaborator URL: <text:s/></text:span><text:a xlink:type="simple" xlink:href="https://www.youtube.com/watch?v=ZzlWhJ0BYFg" office:target-frame-name="_blank" xlink:show="new">https://www.youtube.com/watch?v=ZzlWhJ0BYFg</text:a></text:p>
      <text:p text:style-name="P4">Collaborator Comments:</text:p>
      <text:p text:style-name="P52">Removing unwanted extra spaces.</text:p>
      <text:p text:style-name="P53"/>
      <text:p text:style-name="P3"><text:soft-page-break/>Reviewer: <text:s/>Democratic Initiative</text:p>
      <text:p text:style-name="P59"><text:span text:style-name="T30">Review URL: <text:s/></text:span><text:a xlink:type="simple" xlink:href="https://www.youtube.com/watch?v=qZaic6LWpuQ" office:target-frame-name="_blank" xlink:show="new">https://www.youtube.com/watch?v=qZaic6LWpuQ</text:a></text:p>
      <text:p text:style-name="P3">Reviewer Comments:</text:p>
      <text:p text:style-name="P53">No changes necessary</text:p>
      <text:p text:style-name="P62">Refactors:</text:p>
      <text:p text:style-name="P54">&lt;Comment, Name&gt;</text:p>
      <text:p text:style-name="P54">&lt;Updated Answer&gt;</text:p>
      <text:p text:style-name="P54">&lt;Additional References&gt;</text:p>
      <text:p text:style-name="P54"/>
      <text:p text:style-name="P54">&lt;Comment, Name&gt;</text:p>
      <text:p text:style-name="P54">&lt;Updated Answer&gt;</text:p>
      <text:p text:style-name="P62">&lt;Additional References&gt; &lt;for each refactor&gt;</text:p>
      <text:p text:style-name="P62"/>
      <text:p text:style-name="P12">12.<text:tab/>Answer the following:</text:p>
      <text:p text:style-name="P62">a.<text:tab/>Define ASP and explain why it failed.</text:p>
      <text:p text:style-name="P62">b.<text:tab/>Define SaaS.</text:p>
      <text:p text:style-name="P62">c.<text:tab/>Define SOA.</text:p>
      <text:p text:style-name="P62">d.<text:tab/>Define Cloud Computing.</text:p>
      <text:p text:style-name="P62">e.<text:tab/>Describe the relationships among each of the above.</text:p>
      <text:p text:style-name="P62">f.<text:tab/>Why has SaaS become so successful?</text:p>
      <text:p text:style-name="P12">13.<text:tab/>For each of <text:s/>the following workstyles: <text:s/>Rational Extrovert, Rational Introvert, Intuitive Extrovert and Intuitive Introvert:</text:p>
      <text:p text:style-name="P62">a.<text:tab/>Describe the typical characteristics of each.</text:p>
      <text:p text:style-name="P62">b.<text:tab/>Describe how they would typically interact/communicate with others.</text:p>
      <text:p text:style-name="P62">c.<text:tab/>Describe how you should interact/communicate with them in order to be effective.</text:p>
      <text:p text:style-name="P12">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62">a.<text:tab/>at the client-server layer.</text:p>
      <text:p text:style-name="P62">b.<text:tab/>at the three-tier shared nothing layer.</text:p>
      <text:p text:style-name="P62">c.<text:tab/>at the model-view-controller layer within the application tier.</text:p>
      <text:p text:style-name="P62">d.<text:tab/>at the software implementation layer within the model-view-controller layer.</text:p>
      <text:p text:style-name="P12">15.<text:tab/>Pipes-and-Filters, Client-Server, Peer-to-Peer and Layered are some of the major architectural styles used today.</text:p>
      <text:p text:style-name="P62">a.<text:tab/>Define each (illustrate as necessary).</text:p>
      <text:p text:style-name="P62">b.<text:tab/>Provide an example of where/how each would typically be used.</text:p>
      <text:p text:style-name="P62">c.<text:tab/>Discuss the advantages and disadvantages of each.<text:line-break/>ANS #15<text:span text:style-name="T43">: <text:s/></text:span></text:p>
      <text:p text:style-name="P67">Pivotal Tracker URL: https://www.pivotaltracker.com/n/projects/1339742/stories/94020754</text:p>
      <text:p text:style-name="P67">Owner Name: <text:s/>Jesu Darison</text:p>
      <text:p text:style-name="P67">Initial Answer:</text:p>
      <text:p text:style-name="P56">Pipes-and-Filter:</text:p>
      <text:p text:style-name="P83"><text:span text:style-name="T17">a)Illustration:</text:span><text:span text:style-name="T44"> </text:span></text:p>
      <text:p text:style-name="P83"><text:span text:style-name="T13">The </text:span><text:span text:style-name="T18">Pipes and Filters</text:span><text:span text:style-name="T13"> architectural pattern provides a structure for systems that process a stream of data. Each processing step is encapsulated in a filter component. Data are passed through pipes between adjacent filters. Recombining filters allows you to build families of related filters</text:span></text:p>
      <text:p text:style-name="P83"><text:soft-page-break/><text:span text:style-name="T13">b)</text:span><text:span text:style-name="T17">Where it is used:</text:span></text:p>
      <text:p text:style-name="P84"><text:s text:c="3"/>It is used in software development stages where we need to Divide the functionality of the problem into a sequence of processing steps. Divide the functionality of the problem into a sequence of processing steps. Design for robust handling of errors.</text:p>
      <text:p text:style-name="P83"><text:span text:style-name="T13">c)</text:span><text:span text:style-name="T17"> Advantages :</text:span></text:p>
      <text:list xml:id="list1029506962" text:continue-list="list91500911" text:style-name="WWNum11">
        <text:list-item>
          <text:list>
            <text:list-item>
              <text:list>
                <text:list-item>
                  <text:list>
                    <text:list-item>
                      <text:list>
                        <text:list-item>
                          <text:p text:style-name="P22">Filters stand alone and can be treated as black boxes</text:p>
                        </text:list-item>
                        <text:list-item>
                          <text:p text:style-name="P22">Filters interact with other components in limited ways. </text:p>
                        </text:list-item>
                        <text:list-item>
                          <text:p text:style-name="P22">Filters interact with other components in limited ways. </text:p>
                        </text:list-item>
                      </text:list>
                    </text:list-item>
                  </text:list>
                </text:list-item>
              </text:list>
            </text:list-item>
          </text:list>
        </text:list-item>
      </text:list>
      <text:p text:style-name="P29"><text:s text:c="55"/>Disadvantages:</text:p>
      <text:list xml:id="list738702637" text:style-name="WWNum13">
        <text:list-item>
          <text:p text:style-name="P23">Because the problem is decomposed into sequential steps, a batch mentality is encouraged. It is difficult to create entire interactive applications using this style.</text:p>
        </text:list-item>
        <text:list-item>
          <text:p text:style-name="P30"><text:span text:style-name="T45">i</text:span><text:span text:style-name="T13">f a filter can not produce any output until it has received all of its input, the filter will require a buffer of unlimited size. If fixed size buffers are used, the system could deadlock. A sort filter has this problem.</text:span></text:p>
        </text:list-item>
      </text:list>
      <text:p text:style-name="P29"/>
      <text:p text:style-name="P21"/>
      <text:p text:style-name="P65"><text:span text:style-name="T15">Client-Server:</text:span><text:span text:style-name="T16"> </text:span></text:p>
      <text:p text:style-name="P86"><text:s/></text:p>
      <text:p text:style-name="P88"><text:s/>a)Illustration:</text:p>
      <text:p text:style-name="P9"><text:span text:style-name="T51">Client-server architecture (client/server) is a </text:span><text:a xlink:type="simple" xlink:href="http://www.webopedia.com/TERM/N/network.html"><text:span text:style-name="T51">network </text:span></text:a><text:a xlink:type="simple" xlink:href="http://www.webopedia.com/TERM/A/architecture.html"><text:span text:style-name="T51">architecture</text:span></text:a><text:span text:style-name="T51"> in which each </text:span><text:a xlink:type="simple" xlink:href="http://www.webopedia.com/TERM/C/computer.html"><text:span text:style-name="T51">computer</text:span></text:a><text:span text:style-name="T51"> or process on the network is either a </text:span><text:a xlink:type="simple" xlink:href="http://www.webopedia.com/TERM/C/client.html"><text:span text:style-name="T53">client</text:span></text:a><text:span text:style-name="T51"> or a </text:span><text:a xlink:type="simple" xlink:href="http://www.webopedia.com/TERM/S/server.html"><text:span text:style-name="T53">server</text:span></text:a><text:span text:style-name="T51">. </text:span><text:a xlink:type="simple" xlink:href="http://www.webopedia.com/TERM/S/server.html"><text:span text:style-name="T51">Servers</text:span></text:a><text:span text:style-name="T51"> are powerful computers or processes </text:span><text:a xlink:type="simple" xlink:href="http://www.webopedia.com/TERM/D/dedicated.html"><text:span text:style-name="T51">dedicated</text:span></text:a><text:span text:style-name="T51">to managing </text:span><text:a xlink:type="simple" xlink:href="http://www.webopedia.com/TERM/D/disk_drive.html"><text:span text:style-name="T51">disk drives</text:span></text:a><text:span text:style-name="T51"> (</text:span><text:a xlink:type="simple" xlink:href="http://www.webopedia.com/TERM/S/server.html"><text:span text:style-name="T53">file servers</text:span></text:a><text:span text:style-name="T51">), </text:span><text:a xlink:type="simple" xlink:href="http://www.webopedia.com/TERM/P/printer.html"><text:span text:style-name="T51">printers</text:span></text:a><text:span text:style-name="T51"> (</text:span><text:a xlink:type="simple" xlink:href="http://www.webopedia.com/TERM/S/server.html"><text:span text:style-name="T53">print servers</text:span></text:a><text:span text:style-name="T51">), or network </text:span><text:a xlink:type="simple" xlink:href="http://www.webopedia.com/TERM/T/traffic.html"><text:span text:style-name="T51">traffic</text:span></text:a><text:span text:style-name="T51"> (</text:span><text:a xlink:type="simple" xlink:href="http://www.webopedia.com/TERM/N/network.html"><text:span text:style-name="T53">network</text:span></text:a><text:span text:style-name="T53"> </text:span><text:a xlink:type="simple" xlink:href="http://www.webopedia.com/TERM/S/server.html"><text:span text:style-name="T53">servers </text:span></text:a><text:span text:style-name="T51">). Clients are </text:span><text:a xlink:type="simple" xlink:href="http://www.webopedia.com/TERM/P/PC.html"><text:span text:style-name="T51">PCs</text:span></text:a><text:span text:style-name="T51"> or </text:span><text:a xlink:type="simple" xlink:href="http://www.webopedia.com/TERM/W/workstation.html"><text:span text:style-name="T51">workstations</text:span></text:a><text:span text:style-name="T51">on which users run </text:span><text:a xlink:type="simple" xlink:href="http://www.webopedia.com/TERM/A/application.html"><text:span text:style-name="T51">applications</text:span></text:a><text:span text:style-name="T51">. Clients rely on servers for</text:span><text:a xlink:type="simple" xlink:href="http://www.webopedia.com/TERM/R/resource.html"><text:span text:style-name="T51">resources</text:span></text:a><text:span text:style-name="T51">, such as </text:span><text:a xlink:type="simple" xlink:href="http://www.webopedia.com/TERM/F/file.html"><text:span text:style-name="T51">files</text:span></text:a><text:span text:style-name="T51">, </text:span><text:a xlink:type="simple" xlink:href="http://www.webopedia.com/TERM/D/device.html"><text:span text:style-name="T51">devices</text:span></text:a><text:span text:style-name="T51">, and even processing power. They are also called two-tier architecture.</text:span></text:p>
      <text:p text:style-name="P87"><text:span text:style-name="T13">b)</text:span><text:span text:style-name="T17">Where it is used: </text:span><text:span text:style-name="T13">File servers, Database servers. In these systems the files or </text:span><text:span text:style-name="T13">databases are made central which acts like a stand alone server. All requests are </text:span><text:span text:style-name="T13">made by individual client machines to the server for the services. </text:span></text:p>
      <text:p text:style-name="P89"/>
      <text:p text:style-name="P87"><text:span text:style-name="T13">c) </text:span><text:span text:style-name="T17">Disadvantage</text:span><text:span text:style-name="T13">: Stand alone failure as if the server crashes, the entire application is affected. It’s called the single point of failure.</text:span></text:p>
      <text:p text:style-name="P87"><text:span text:style-name="T13"><text:s text:c="4"/></text:span><text:span text:style-name="T17">Advantage: </text:span><text:span text:style-name="T13">Multiple requests could be handled by the system, as many clients could contact the main server workstation in parallel.</text:span></text:p>
      <text:p text:style-name="P86"/>
      <text:p text:style-name="P85"><text:span text:style-name="T15">Links Used: </text:span><text:span text:style-name="T13">http://www.webopedia.com/TERM/C/client_server_architecture.</text:span><text:span text:style-name="T17">html</text:span></text:p>
      <text:p text:style-name="P88"/>
      <text:p text:style-name="P68">Peer-to-Peer:</text:p>
      <text:p text:style-name="P9"><text:span text:style-name="T51">a)</text:span><text:span text:style-name="T54">Illustration:</text:span><text:span text:style-name="T51">abbreviated </text:span><text:span text:style-name="T53">P2P</text:span><text:span text:style-name="T51">, a type of </text:span><text:a xlink:type="simple" xlink:href="http://www.webopedia.com/TERM/N/network.html"><text:span text:style-name="T51">network</text:span></text:a><text:span text:style-name="T51"> in which each </text:span><text:a xlink:type="simple" xlink:href="http://www.webopedia.com/TERM/W/workstation.html"><text:span text:style-name="T51">workstation</text:span></text:a><text:span text:style-name="T51"> has equivalent <text:s text:c="12"/>capabilities and responsibilities. This differs from </text:span><text:a xlink:type="simple" xlink:href="http://www.webopedia.com/TERM/C/client_server_architecture.html"><text:span text:style-name="T51">client/server architectures</text:span></text:a><text:span text:style-name="T51">, in which some computers are </text:span><text:a xlink:type="simple" xlink:href="http://www.webopedia.com/TERM/D/dedicated.html"><text:span text:style-name="T51">dedicated</text:span></text:a><text:span text:style-name="T51"> to serving the others.They also come in different flavors namely Collaborative Computing, Instant messaging , Affinity communities. </text:span></text:p>
      <text:p text:style-name="P65"><text:span text:style-name="T13"><text:s text:c="16"/><text:tab/>b)</text:span><text:span text:style-name="T17">where it is used:</text:span></text:p>
      <text:list xml:id="list2183924022" text:style-name="WWNum5">
        <text:list-item>
          <text:p text:style-name="P24">Its used in Distributed Computing platforms and it combines the <text:soft-page-break/>idle or unused CPU processing power and/or free disk space of many computers in the network. Collaborative computing is most popular with science and biotech organizations where intense computer processing is required.</text:p>
        </text:list-item>
        <text:list-item>
          <text:p text:style-name="P24">It is also used in Instant Messaging which allows users to chat via text messages in real time.</text:p>
        </text:list-item>
      </text:list>
      <text:p text:style-name="P69"><text:s text:c="18"/><text:tab/>c)Disadvantage:</text:p>
      <text:list xml:id="list285924950" text:continue-list="list1514917144" text:style-name="WWNum1">
        <text:list-item>
          <text:list>
            <text:list-item>
              <text:list>
                <text:list-item>
                  <text:list>
                    <text:list-item>
                      <text:list>
                        <text:list-item>
                          <text:p text:style-name="P10"><text:span text:style-name="T51">Peer-to-peer networks are generally simpler, but they usually do not offer the same performance under heavy </text:span><text:a xlink:type="simple" xlink:href="http://www.webopedia.com/TERM/L/load.html"><text:span text:style-name="T51">loads</text:span></text:a><text:span text:style-name="T51">.</text:span></text:p>
                        </text:list-item>
                        <text:list-item>
                          <text:p text:style-name="P25">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routing and requests.</text:p>
                        </text:list-item>
                      </text:list>
                    </text:list-item>
                  </text:list>
                </text:list-item>
              </text:list>
            </text:list-item>
          </text:list>
        </text:list-item>
      </text:list>
      <text:p text:style-name="P88">Advantage:</text:p>
      <text:p text:style-name="P89">Generally, P2P networks are used for sharing files</text:p>
      <text:p text:style-name="P65"><text:span text:style-name="T17"><text:s text:c="27"/></text:span><text:span text:style-name="T15">Links Used:</text:span><text:span text:style-name="T16"> <text:s text:c="27"/></text:span></text:p>
      <text:list xml:id="list1670234318" text:style-name="WWNum4">
        <text:list-item>
          <text:list>
            <text:list-item>
              <text:list>
                <text:list-item>
                  <text:list>
                    <text:list-item>
                      <text:p text:style-name="P26">Link:http://www.webopedia.com/TERM/C/client_server_architecture.html</text:p>
                    </text:list-item>
                    <text:list-item>
                      <text:p text:style-name="P26">Link:http://www.webopedia.com/TERM/C/client_server_architecture.html</text:p>
                    </text:list-item>
                  </text:list>
                </text:list-item>
              </text:list>
            </text:list-item>
          </text:list>
        </text:list-item>
      </text:list>
      <text:p text:style-name="P66"/>
      <text:p text:style-name="P68">Layered:</text:p>
      <text:p text:style-name="P89">a)A technique used in designing computer software, hardware, and communications in which system or network components are isolated inlayers so that changes can be made in one layer without affecting the others.</text:p>
      <text:p text:style-name="P87"><text:span text:style-name="T13">b)</text:span><text:span text:style-name="T17">where it is used:</text:span></text:p>
      <text:list xml:id="list80490221" text:continue-list="list277597127" text:style-name="WWNum9">
        <text:list-item>
          <text:list>
            <text:list-item>
              <text:list>
                <text:list-item>
                  <text:list>
                    <text:list-item>
                      <text:p text:style-name="P27">Layered architecture is used to control and encapsulate the complexity of large applications. It simplifies the application development with development of software components in a layered structure.</text:p>
                    </text:list-item>
                  </text:list>
                </text:list-item>
              </text:list>
            </text:list-item>
          </text:list>
        </text:list-item>
      </text:list>
      <text:p text:style-name="P89"/>
      <text:p text:style-name="P87"><text:span text:style-name="T13">c)</text:span><text:span text:style-name="T17">Advantages:</text:span></text:p>
      <text:list xml:id="list1029678458" text:style-name="WWNum7">
        <text:list-item>
          <text:p text:style-name="P31"><text:span text:style-name="T14">Layered architecture increases flexibility, maintainability, and scalability.</text:span><text:span text:style-name="T13"> </text:span></text:p>
        </text:list-item>
        <text:list-item>
          <text:p text:style-name="P28">Multiple applications can reuse the components.</text:p>
        </text:list-item>
      </text:list>
      <text:p text:style-name="P87"><text:span text:style-name="T17">Disadvantages</text:span><text:span text:style-name="T13">:</text:span></text:p>
      <text:p text:style-name="P58">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58"/>
      <text:p text:style-name="P58">Reference: Google</text:p>
      <text:p text:style-name="P67">Collaborators: BUDeal$ team</text:p>
      <text:p text:style-name="P67">Collaborator URL: <text:s/>https://www.youtube.com/watch?v=ZzlWhJ0BYFg</text:p>
      <text:p text:style-name="P67">Collaborator Comments:</text:p>
      <text:p text:style-name="P58">Formatting of answers, bullet renumbering, removing unwanted extra spaces.</text:p>
      <text:p text:style-name="P67"/>
      <text:p text:style-name="P67">Reviewer: <text:s/>Democratic Initiative</text:p>
      <text:p text:style-name="P59"><text:span text:style-name="T52">Review URL: <text:s/></text:span><text:a xlink:type="simple" xlink:href="https://www.youtube.com/watch?v=VeM-nwQVXXA" office:target-frame-name="_blank" xlink:show="new"><text:span text:style-name="T46">https://www.youtube.com/watch?v=VeM-nwQVXXA</text:span></text:a></text:p>
      <text:p text:style-name="P67">Reviewer Comments:</text:p>
      <text:p text:style-name="P58"><text:soft-page-break/>Formatting of answers, paraphrasing certain points</text:p>
      <text:p text:style-name="P67"/>
      <text:p text:style-name="P67">Refactors:</text:p>
      <text:p text:style-name="P58">&lt;Comment, Name&gt;</text:p>
      <text:p text:style-name="P58">&lt;Updated Answer&gt;</text:p>
      <text:p text:style-name="P58">&lt;Additional References&gt;</text:p>
      <text:p text:style-name="P58"/>
      <text:p text:style-name="P58">&lt;Comment, Name&gt;</text:p>
      <text:p text:style-name="P58">&lt;Updated Answer&gt;</text:p>
      <text:p text:style-name="P58">&lt;Additional References&gt; &lt;for each refactor&gt;</text:p>
      <text:p text:style-name="P63"/>
      <text:p text:style-name="P12">16.<text:tab/>Answer the following:</text:p>
      <text:p text:style-name="P62">a.<text:tab/>Define and describe the protocols on which HTTP is dependent.</text:p>
      <text:p text:style-name="P62">b.<text:tab/>What is the significance of the IP address 127.0.0.1?</text:p>
      <text:p text:style-name="P62">c.<text:tab/>What is a port and how/why is it used? <text:s/>What port is used by Web servers?</text:p>
      <text:p text:style-name="P62">d.<text:tab/>Explain what a URI is and describe in detail its basic structure.</text:p>
      <text:p text:style-name="P62">e.<text:tab/>Define and describe DNS. <text:s/>Would it be possible to make an internet connection without it?</text:p>
      <text:p text:style-name="P62">f.<text:tab/>Explain how HTTP is a 'stateless protocol'. <text:s/>If this is so, how can a server know that two different requests are actually from the same user?</text:p>
      <text:p text:style-name="P12">17.<text:tab/>Answer the following: </text:p>
      <text:p text:style-name="P62">a.<text:tab/>Describe each of the four different HTTP methods and explain when/how they are used.</text:p>
      <text:p text:style-name="P62">b.<text:tab/>What is REST and how is it implemented? </text:p>
      <text:p text:style-name="P62">c.<text:tab/>Why is REST such an important organizing principle in Web applications?</text:p>
      <text:p text:style-name="P62">d.<text:tab/>How are the HTML tag attributes id and class used?</text:p>
      <text:p text:style-name="P62">e.<text:tab/>How are CSS selectors used?</text:p>
      <text:p text:style-name="P12">18.<text:tab/>The three pillars of Ruby are: <text:s/>Everything is an object, every operation is a method call . . . , and all programming is metaprogramming.</text:p>
      <text:p text:style-name="P62">a.<text:tab/>Define and explain each of these.</text:p>
      <text:p text:style-name="P62">b.<text:tab/>Provide two examples of each.</text:p>
      <text:p text:style-name="P62">c.<text:tab/>Define and discuss 'duck typing' and its relationship to mix-ins.</text:p>
      <text:p text:style-name="P12">19.<text:tab/>Answer the following with respect to the Ruby language:</text:p>
      <text:p text:style-name="P62">a.<text:tab/>Do objects have types? <text:s/>Do the variables that point to objects have types?</text:p>
      <text:p text:style-name="P62">b.<text:tab/>What is the difference between the variable @name and the variable @@name?</text:p>
      <text:p text:style-name="P62">c.<text:tab/>What happens when a method is invoked on an object, but the method cannot be found in the receiver's class?</text:p>
      <text:p text:style-name="P62">d.<text:tab/>What iterator method is available to all collection-like Ruby classes?</text:p>
      <text:p text:style-name="P62">e.<text:tab/>Define and discuss the scoping rules for local variables.</text:p>
      <text:p text:style-name="P62">f.<text:tab/>Define and discuss 'poetry' mode.</text:p>
      <text:p text:style-name="P62">g.<text:tab/>Define and discuss closures.</text:p>
      <text:p text:style-name="P62">h.<text:tab/>Explain the purpose of the yield statement.</text:p>
      <text:p text:style-name="P12"/>
      <text:p text:style-name="P12">ANS. &lt;Question 19&gt;: <text:s/></text:p>
      <text:p text:style-name="P1"><text:span text:style-name="T46">Pivotal Tracker URL: <text:s/></text:span><text:a xlink:type="simple" xlink:href="https://www.pivotaltracker.com/n/projects/1339742"><text:span text:style-name="T46">https://www.pivotaltracker.com/n/projects/1339742</text:span></text:a></text:p>
      <text:p text:style-name="P12">Owner Name: <text:s/>Matthew Matyus</text:p>
      <text:p text:style-name="P90"/>
      <text:p text:style-name="P90">A) While objects have types, the variables that reference them do not. </text:p>
      <text:p text:style-name="P90"/>
      <text:p text:style-name="P90">B) @x specifies an instance variable and @@ x specifies a class (static) variable. The namespaces are distinct, so @x and @@ x are different variables. </text:p>
      <text:p text:style-name="P90"/>
      <text:p text:style-name="P90">C) When neither a receiver nor any of its ancestor classes can handle a method call, method_missing is called on the receiver. method_missing can inspect the name of the <text:soft-page-break/>nonexistent method and its arguments, and can either take action to handle the call or pass the call up to the ancestor, as the default implementation of method_missing does. <text:s text:c="2"/></text:p>
      <text:p text:style-name="P90"/>
      <text:p text:style-name="P90">D) The method <text:span text:style-name="T1">each</text:span> is an iterator available in all Ruby classes that are collection-like. </text:p>
      <text:p text:style-name="P90">Example:</text:p>
      <text:p text:style-name="P92"><text:tab/></text:p>
      <text:p text:style-name="P92"><text:s text:c="6"/>ary <text:span text:style-name="T21">=</text:span> <text:span text:style-name="T21">[</text:span><text:span text:style-name="T22">1</text:span><text:span text:style-name="T21">,</text:span><text:span text:style-name="T22">2</text:span><text:span text:style-name="T21">,</text:span><text:span text:style-name="T22">3</text:span><text:span text:style-name="T21">,</text:span><text:span text:style-name="T22">4</text:span><text:span text:style-name="T21">,</text:span><text:span text:style-name="T22">5</text:span><text:span text:style-name="T21">]</text:span> ary<text:span text:style-name="T21">.</text:span>each <text:span text:style-name="T23">do</text:span> <text:span text:style-name="T21">|</text:span>i<text:span text:style-name="T21">|</text:span> <text:s text:c="3"/>puts i <text:span text:style-name="T23">end</text:span></text:p>
      <text:p text:style-name="P90"/>
      <text:p text:style-name="P90"/>
      <text:p text:style-name="P90">E) In a lexically-scoped language such as Ruby, variables are visible to the scope within which they’re created and to all scopes enclosed by that scope. <text:s/></text:p>
      <text:p text:style-name="P90"/>
      <text:p text:style-name="P90">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90"/>
      <text:p text:style-name="P90">Poetry Mode in Action:</text:p>
      <text:p text:style-name="P93"/>
      <text:p text:style-name="P93">a.should(be.send(:&gt;=,7)) </text:p>
      <text:p text:style-name="P93">a.should(be() &gt;= 7) </text:p>
      <text:p text:style-name="P93">a.should be &gt;= 7</text:p>
      <text:p text:style-name="P12"/>
      <text:p text:style-name="P90">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37"><text:tab/>Example:</text:p>
      <text:p text:style-name="P37"/>
      <text:p text:style-name="P39"><text:span text:style-name="T24"><text:tab/>class</text:span> SomeClass <text:s text:c="2"/></text:p>
      <text:p text:style-name="P37"/>
      <text:p text:style-name="P39"><text:span text:style-name="T24"><text:s text:c="2"/><text:tab/> <text:s/>def</text:span> initialize<text:span text:style-name="T25">(</text:span>value1<text:span text:style-name="T25">)</text:span> <text:s text:c="4"/></text:p>
      <text:p text:style-name="P40"><text:span text:style-name="T1"><text:s text:c="4"/><text:tab/> <text:s text:c="3"/>@value1</text:span><text:span text:style-name="T26"> = value1 <text:s text:c="2"/></text:span></text:p>
      <text:p text:style-name="P38"><text:span text:style-name="T1"><text:s text:c="2"/><text:tab/> <text:s/>end</text:span><text:span text:style-name="T26">   <text:s/></text:span></text:p>
      <text:p text:style-name="P39"><text:s/></text:p>
      <text:p text:style-name="P39"><text:span text:style-name="T24"><text:s text:c="2"/><text:tab/> <text:s/>def</text:span> value_printer<text:span text:style-name="T25">(</text:span>value2<text:span text:style-name="T25">)</text:span> <text:s text:c="4"/></text:p>
      <text:p text:style-name="P41"><text:span text:style-name="T27"><text:s text:c="4"/><text:tab/> <text:s text:c="3"/>lambda</text:span><text:span text:style-name="T26"> </text:span><text:span text:style-name="T25">{</text:span><text:span text:style-name="T27">puts</text:span><text:span text:style-name="T26"> </text:span>"Value1: #{@value1}, Value2: #{value2}"<text:span text:style-name="T25">}</text:span><text:span text:style-name="T26"> <text:s text:c="2"/></text:span></text:p>
      <text:p text:style-name="P38"><text:span text:style-name="T1"><text:s text:c="2"/><text:tab/> <text:s/>end</text:span><text:span text:style-name="T26"> </text:span></text:p>
      <text:p text:style-name="P37"/>
      <text:p text:style-name="P38"><text:span text:style-name="T1"><text:tab/>end</text:span><text:span text:style-name="T26">   </text:span></text:p>
      <text:p text:style-name="P39"/>
      <text:p text:style-name="P39"><text:span text:style-name="T24"><text:s text:c="9"/>def</text:span> <text:span text:style-name="T27">caller</text:span><text:span text:style-name="T25">(</text:span>some_closure<text:span text:style-name="T25">)</text:span> <text:s text:c="2"/></text:p>
      <text:p text:style-name="P39"><text:s text:c="10"/>some_closure.<text:span text:style-name="T28">call</text:span> </text:p>
      <text:p text:style-name="P38"><text:span text:style-name="T1"><text:s text:c="9"/>end</text:span><text:span text:style-name="T26">   </text:span></text:p>
      <text:p text:style-name="P39"/>
      <text:p text:style-name="P39"><text:s text:c="9"/>some_class = SomeClass.<text:span text:style-name="T28">new</text:span><text:span text:style-name="T25">(</text:span><text:span text:style-name="T22">5</text:span><text:span text:style-name="T25">)</text:span></text:p>
      <text:p text:style-name="P39"><text:s text:c="9"/>printer = some_class.<text:span text:style-name="T28">value_printer</text:span><text:span text:style-name="T25">(</text:span><text:span text:style-name="T29">"some value"</text:span><text:span text:style-name="T25">)</text:span>   </text:p>
      <text:p text:style-name="P42"><text:span text:style-name="T1"><text:s text:c="9"/>caller</text:span><text:span text:style-name="T25">(</text:span><text:span text:style-name="T26">printer</text:span><text:span text:style-name="T25">)</text:span></text:p>
      <text:p text:style-name="P94"><text:s text:c="8"/>Value1: 5, Value2: some value</text:p>
      <text:p text:style-name="P8"><text:span text:style-name="T33">Reference: </text:span><text:a xlink:type="simple" xlink:href="./%22"><text:span text:style-name="T55">http://www.skorks.com/2010/05/closures-a-simple-explanation-using-ruby/</text:span></text:a></text:p>
      <text:p text:style-name="P12"/>
      <text:p text:style-name="P90">H) Ruby’s <text:span text:style-name="T1">yield</text:span> 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43"/>
      <text:p text:style-name="P43"><text:s/><text:tab/><text:span text:style-name="T23">def</text:span> test</text:p>
      <text:p text:style-name="P44"><text:span text:style-name="T38"><text:s text:c="4"/><text:tab/>puts </text:span>"You are in the method"</text:p>
      <text:p text:style-name="P43"><text:s text:c="4"/><text:tab/><text:span text:style-name="T23">yield</text:span> <text:s text:c="3"/></text:p>
      <text:p text:style-name="P44"><text:span text:style-name="T38"><text:s text:c="4"/><text:tab/>puts </text:span>"You are again back to the method"</text:p>
      <text:p text:style-name="P43"><text:s text:c="4"/><text:tab/><text:span text:style-name="T23">yield</text:span> </text:p>
      <text:p text:style-name="P45"><text:tab/>end<text:span text:style-name="T38"> </text:span></text:p>
      <text:p text:style-name="P44"><text:soft-page-break/><text:span text:style-name="T38"><text:tab/>test </text:span><text:span text:style-name="T21">{</text:span><text:span text:style-name="T38">puts </text:span>"You are in the block"<text:span text:style-name="T21">}</text:span></text:p>
      <text:p text:style-name="P95"><text:s/><text:tab/>This will produce the following result:</text:p>
      <text:p text:style-name="P43"><text:span text:style-name="T39"><text:tab/>You</text:span> are <text:span text:style-name="T23">in</text:span> the method</text:p>
      <text:p text:style-name="P43"><text:span text:style-name="T39"><text:tab/>You</text:span> are <text:span text:style-name="T23">in</text:span> the block</text:p>
      <text:p text:style-name="P43"><text:span text:style-name="T39"><text:tab/>You</text:span> are again back to the method </text:p>
      <text:p text:style-name="P43"><text:span text:style-name="T39"><text:tab/>You</text:span> are <text:span text:style-name="T23">in</text:span> the block</text:p>
      <text:p text:style-name="P12"><text:tab/>Reference: http://www.tutorialspoint.com/ruby/ruby_blocks.htm</text:p>
      <text:p text:style-name="P12"/>
      <text:p text:style-name="P12"><text:tab/>Main Reference</text:p>
      <text:p text:style-name="P12"><text:tab/>“Fox, Armando; Patterson, David (2014-01-03). Engineering Software as a Service: <text:tab/><text:tab/>An Agile Approach Using Cloud Computing (Kindle Location 2373). Strawberry <text:tab/><text:tab/>Canyon LLC. Kindle Edition.</text:p>
      <text:p text:style-name="P62"/>
      <text:p text:style-name="P12">20.<text:tab/>Answer the following:</text:p>
      <text:p text:style-name="P62">a.<text:tab/>Define framework and explain its benefits.</text:p>
      <text:p text:style-name="P62">b.<text:tab/>Is a framework the same or different from a toolkit? <text:s/>Explain.</text:p>
      <text:p text:style-name="P62">c.<text:tab/>How is an architecture or design pattern related to a framework?</text:p>
      <text:p text:style-name="P62">d.<text:tab/>Discuss convention over configuration with respect to the Rails framework.</text:p>
      <text:p text:style-name="P62">e.<text:tab/>In Rails, how does a redirect work, and when should it be used?</text:p>
      <text:p text:style-name="P62">f.<text:tab/>Describe the 'flash', and explain when and how it is used.</text:p>
      <text:p text:style-name="P62">g.<text:tab/>Describe the session hash, and explain when and how it is used.<text:line-break/></text:p>
      <text:p text:style-name="P12">21.<text:tab/>Answer the following with respect to scheduling:</text:p>
      <text:p text:style-name="P62">a.<text:tab/>Describe what a PERT chart is, what it shows and what its limitations are (draw illustrations).</text:p>
      <text:p text:style-name="P62">b.<text:tab/>Describe what a Gantt chart is, its similarities to a PERT chart and its differences (draw illustrations).</text:p>
      <text:p text:style-name="P62">c.<text:tab/>Discuss how scheduling is handled in an Agile project.<text:line-break/><text:span text:style-name="T43">ANS #21</text:span></text:p>
      <text:p text:style-name="P67">Pivotal Tracker URL: https://www.pivotaltracker.com/n/projects/1339742/stories/94020422</text:p>
      <text:p text:style-name="P67">Owner Name: <text:s/>Jesu Darison</text:p>
      <text:p text:style-name="P67">Initial Answer:</text:p>
      <text:p text:style-name="P32"/>
      <text:list xml:id="list662832643" text:style-name="WWNum16">
        <text:list-item>
          <text:p text:style-name="P105">PERT chart:</text:p>
        </text:list-item>
      </text:list>
      <text:list xml:id="list1750603534" text:continue-list="list2172723551" text:style-name="WWNum8">
        <text:list-item>
          <text:p text:style-name="P106">A <text:span text:style-name="T3">PERT</text:span><text:span text:style-name="T42"> chart</text:span> is a graphic representation of a project's schedule, showing the sequence of tasks, which tasks can be performed simultaneously, and the critical path of tasks that must be completed on time in order for the project to meet its completion deadline.</text:p>
        </text:list-item>
        <text:list-item>
          <text:p text:style-name="P106">PERT is abbreviated as Program Evaluation and Review Technique.</text:p>
        </text:list-item>
        <text:list-item>
          <text:p text:style-name="P106"><text:span text:style-name="T2">Limitations</text:span>:The PERT charts and the critical path calculations rest on tasks that have prerequisites and dependencies. In real projects, when you find that you can't meet the required prerequisites for a task, you make alternative arrangements. For 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xml:id="list253653612" text:continue-list="list662832643" text:style-name="WWNum16">
        <text:list-item>
          <text:p text:style-name="P107">G<text:span text:style-name="T2">ANTT chart:</text:span></text:p>
        </text:list-item>
      </text:list>
      <text:list xml:id="list206663634" text:continue-list="list184891262" text:style-name="WWNum17">
        <text:list-item>
          <text:p text:style-name="P104">A <text:span text:style-name="T2">Gantt chart </text:span>is a visual representation of a project schedule. A type of bar chart, a Gantt charts show the start and finish dates of the different required elements of a project<text:span text:style-name="T2">.</text:span></text:p>
        </text:list-item>
        <text:list-item>
          <text:p text:style-name="P104"><text:span text:style-name="T2">Differences</text:span> between PERT and GANTT chart:</text:p>
        </text:list-item>
        <text:list-item>
          <text:p text:style-name="P104"><text:soft-page-break/><text:span text:style-name="T31"><text:s/></text:span>One of the key differences between a PERT chart and a Gantt chart is the way the information is presented,<text:span text:style-name="T2">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104">Secondly the difference would be <text:span text:style-name="T2">WORK BREAKDOWN STRUCTURE</text:span>.<text:span text:style-name="T31"> </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PERT typically does not show the percentage completed, because it employs a network model, it is easy to see which tasks depend on each other.</text:p>
        </text:list-item>
      </text:list>
      <text:p text:style-name="P32">c)Scheduling in Agile projects:</text:p>
      <text:list xml:id="list746240874" text:style-name="WWNum19">
        <text:list-item>
          <text:p text:style-name="P108">Scheduling in Agile Projects are made though<text:span text:style-name="T2"> </text:span>PERT and GANTT charts. Its done on an iterative manner, where each tasks and its phases are executed as per the time lines stipulated. </text:p>
        </text:list-item>
        <text:list-item>
          <text:p text:style-name="P108">scheduling is the process which enables the definition of project start and finish dates and is considered an important tool to measure time and other project progress indicators</text:p>
        </text:list-item>
        <text:list-item>
          <text:p text:style-name="P103"><text:span text:style-name="T46">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span><text:a xlink:type="simple" xlink:href="https://7bsp1018.wikispaces.com/Stories"><text:span text:style-name="T46">user stories</text:span></text:a><text:span text:style-name="T46"> selected for the iteration (Cohn, 2005), a single delivery stage. The scheduling aspect acknowledges the estimates provided by the team, the prioritisation of features and also any associated risk that may influence further the customers perceived priority of the user stories.</text:span></text:p>
          <text:p text:style-name="P57"><text:span text:style-name="T57">Reference: textbook</text:span></text:p>
        </text:list-item>
      </text:list>
      <text:p text:style-name="P67">Collaborators: <text:s/>BUDeal$ team</text:p>
      <text:p text:style-name="P59"><text:span text:style-name="T52">Collaborator URL: <text:s/></text:span><text:a xlink:type="simple" xlink:href="https://www.youtube.com/watch?v=ZzlWhJ0BYFg" office:target-frame-name="_blank" xlink:show="new"><text:span text:style-name="T46">https://www.youtube.com/watch?v=ZzlWhJ0BYFg</text:span></text:a></text:p>
      <text:p text:style-name="P67">Collaborator Comments:</text:p>
      <text:p text:style-name="P58">Formatting of answers, bullet renumbering, removing unwanted extra spaces.</text:p>
      <text:p text:style-name="P67">Reviewer: <text:s/>Democratic Initiative</text:p>
      <text:p text:style-name="P4"><text:span text:style-name="T46">Review URL: <text:s/></text:span><text:a xlink:type="simple" xlink:href="https://www.youtube.com/watch?v=VeM-nwQVXXA" office:target-frame-name="_blank" xlink:show="new"><text:span text:style-name="T46">https://www.youtube.com/watch?v=VeM-nwQVXXA</text:span></text:a></text:p>
      <text:p text:style-name="P67">Reviewer Comments:</text:p>
      <text:p text:style-name="P58">No changes necessary</text:p>
      <text:p text:style-name="P67"/>
      <text:p text:style-name="P67">Refactors:</text:p>
      <text:p text:style-name="P58">&lt;Comment, Name&gt;</text:p>
      <text:p text:style-name="P58">&lt;Updated Answer&gt;</text:p>
      <text:p text:style-name="P58">&lt;Additional References&gt;</text:p>
      <text:p text:style-name="P58"/>
      <text:p text:style-name="P58">&lt;Comment, Name&gt;</text:p>
      <text:p text:style-name="P58">&lt;Updated Answer&gt;</text:p>
      <text:p text:style-name="P58">&lt;Additional References&gt; &lt;for each refactor&gt;</text:p>
      <text:p text:style-name="P63"/>
      <text:p text:style-name="P12"><text:soft-page-break/>22.<text:tab/>Explain the following with respect to effort estimation</text:p>
      <text:p text:style-name="P62">a.<text:tab/>Describe (in general: <text:s/>categorize) the techniques employed in a Plan and Document project.</text:p>
      <text:p text:style-name="P62">b.<text:tab/>Describe how the objectives of Plan and Document estimation differ from those of Agile estimation.</text:p>
      <text:p text:style-name="P62">c.<text:tab/>Describe how Planning Poker is used to estimate a user story.</text:p>
      <text:p text:style-name="P62">d.<text:tab/>How is Planning Poker similar to/different from the way tasks are estimated on AgileVentures?<text:line-break/> 22#: <text:s/></text:p>
      <text:p text:style-name="P62">Pivotal Tracker URL: <text:s/>https://www.pivotaltracker.com/n/projects/1339742/stories/94020388</text:p>
      <text:p text:style-name="P62">Owner Name: <text:s/>Sadhana Rajan</text:p>
      <text:p text:style-name="P62">Initial Answer:</text:p>
      <text:p text:style-name="P16"/>
      <text:list xml:id="list1957189364" text:style-name="WWNum6">
        <text:list-item>
          <text:list>
            <text:list-item>
              <text:p text:style-name="P109">Describe (in general: <text:s/>categorize) the techniques employed in a Plan and Document project.</text:p>
            </text:list-item>
          </text:list>
        </text:list-item>
      </text:list>
      <text:p text:style-name="P115">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115"/>
      <text:list xml:id="list1286290128" text:continue-numbering="true" text:style-name="WWNum6">
        <text:list-item>
          <text:list>
            <text:list-item>
              <text:p text:style-name="P109">Describe how the objectives of Plan and Document estimation differ from those of Agile estimation.</text:p>
            </text:list-item>
          </text:list>
        </text:list-item>
      </text:list>
      <text:p text:style-name="P115">While plan-and-development processes brought discipline to software development, there were still software projects that failed so disastrously that they live in infamy. A group of software developers met to develop a lighter-weight 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115"/>
      <text:list xml:id="list1096688999" text:continue-numbering="true" text:style-name="WWNum6">
        <text:list-item>
          <text:list>
            <text:list-item>
              <text:p text:style-name="P109">Describe how Planning Poker is used to estimate a user story.</text:p>
            </text:list-item>
          </text:list>
        </text:list-item>
      </text:list>
      <text:p text:style-name="P115">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text:soft-page-break/>opinion as the leader. This is the reasoning on which the rules of planning poker are based; every participant in planning poker flips and shows their cards at the same time, as this reduces the risk to be affected by each other.</text:p>
      <text:p text:style-name="P115"/>
      <text:list xml:id="list1841965808" text:continue-numbering="true" text:style-name="WWNum6">
        <text:list-item>
          <text:list>
            <text:list-item>
              <text:p text:style-name="P109">How is Planning Poker similar to/different from the way tasks are estimated on AgileVentures?</text:p>
            </text:list-item>
          </text:list>
        </text:list-item>
      </text:list>
      <text:p text:style-name="P115">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32">It is </text:span><text:span text:style-name="T32">rather common to use planning poker when working Agile. </text:span></text:p>
      <text:p text:style-name="P54"/>
      <text:p text:style-name="P54">Reference: Textbook</text:p>
      <text:p text:style-name="P4">Collaborators: <text:s/>BUDeal$ team</text:p>
      <text:p text:style-name="P59"><text:span text:style-name="T41">Collaborator URL: <text:s/></text:span><text:a xlink:type="simple" xlink:href="https://www.youtube.com/watch?v=ZzlWhJ0BYFg" office:target-frame-name="_blank" xlink:show="new">https://www.youtube.com/watch?v=ZzlWhJ0BYFg</text:a></text:p>
      <text:p text:style-name="P4">Collaborator Comments:</text:p>
      <text:p text:style-name="P52">Removing unwanted extra spaces.</text:p>
      <text:p text:style-name="P53"/>
      <text:p text:style-name="P3">Reviewer: <text:s/>Democratic Initiative</text:p>
      <text:p text:style-name="P59"><text:span text:style-name="T30">Review URL: <text:s/></text:span><text:a xlink:type="simple" xlink:href="https://www.youtube.com/watch?v=qZaic6LWpuQ" office:target-frame-name="_blank" xlink:show="new">https://www.youtube.com/watch?v=qZaic6LWpuQ</text:a></text:p>
      <text:p text:style-name="P3">Reviewer Comments:</text:p>
      <text:p text:style-name="P53">No changes necessary</text:p>
      <text:p text:style-name="P53"/>
      <text:p text:style-name="P62">Reviewer: <text:s/>&lt;Reviewer Names&gt;</text:p>
      <text:p text:style-name="P62">Review URL: <text:s/>&lt;Hangout on Air URL&gt;</text:p>
      <text:p text:style-name="P62">Reviewer Comments:</text:p>
      <text:p text:style-name="P54">&lt;Comment, Name&gt;</text:p>
      <text:p text:style-name="P54">&lt;Comment, Name&gt; <text:s/>&lt;etc.&gt;</text:p>
      <text:p text:style-name="P62">Updated Answer:</text:p>
      <text:p text:style-name="P54">&lt;Updated Answer&gt;</text:p>
      <text:p text:style-name="P54">&lt;Additional References&gt;</text:p>
      <text:p text:style-name="P54"/>
      <text:p text:style-name="P62">Refactors:</text:p>
      <text:p text:style-name="P54">&lt;Comment, Name&gt;</text:p>
      <text:p text:style-name="P54">&lt;Updated Answer&gt;</text:p>
      <text:p text:style-name="P54">&lt;Additional References&gt;</text:p>
      <text:p text:style-name="P54"/>
      <text:p text:style-name="P54">&lt;Comment, Name&gt;</text:p>
      <text:p text:style-name="P54">&lt;Updated Answer&gt;</text:p>
      <text:p text:style-name="P62">&lt;Additional References&gt; &lt;for each refactor&gt;</text:p>
      <text:p text:style-name="P12">23.<text:tab/>Answer the following:</text:p>
      <text:p text:style-name="P62">a.<text:tab/>Define and describe the SMART guidelines for user stories.</text:p>
      <text:p text:style-name="P62">b.<text:tab/>Show and explain the proper format for a user story as developed by Connextra.</text:p>
      <text:p text:style-name="P62">c.<text:tab/>What is a storyboard and what is its relationship to a Lo-Fi User Interface sketch?</text:p>
      <text:p text:style-name="P62">d.<text:tab/>Explain what is meant by 'Code Smells'.</text:p>
      <text:p text:style-name="P62">e.<text:tab/>Describe and explain the SOFA guidelines for creating a well-written method.</text:p>
      <text:p text:style-name="P62"/>
      <text:p text:style-name="P62">Pivotal Tracker URL: <text:s/></text:p>
      <text:p text:style-name="P62"><text:soft-page-break/>Owner Name: <text:s/>Vishnu Ravindra</text:p>
      <text:p text:style-name="P62">Initial Answer:</text:p>
      <text:p text:style-name="P62"/>
      <text:p text:style-name="P12">24.<text:tab/>Answer the following:</text:p>
      <text:p text:style-name="P62">a.<text:tab/>What is BDD and what is its purpose?</text:p>
      <text:p text:style-name="P62">b.<text:tab/>What tool do we use to transform user stories into acceptance and integration tests?</text:p>
      <text:p text:style-name="P62">c.<text:tab/>What tool do we use to simulate the user interacting with the browser to perform steps of a scenario?</text:p>
      <text:p text:style-name="P62">d.<text:tab/>Define and explain the difference between validation and verification</text:p>
      <text:p text:style-name="P62">e.<text:tab/>Explain what is meant by regression testing and its relationship to cycling.</text:p>
      <text:p text:style-name="P62">f.<text:tab/>Define and explain the use of stubs and drivers for testing in the context of Plan and Document testing methods.</text:p>
      <text:p text:style-name="P62">g.<text:tab/>Define and describe the following types of Plan and Document integration testing methods: <text:s/>Modified bottom-up, Modified Top-down, Modified Sandwich and Big Bang (Make sure you discuss it with respect to stubs and drivers).</text:p>
      <text:p text:style-name="P12">25.<text:tab/>Appendix B contains the contents of a Cucumber feature file for the RottenPotatoes application. <text:s/></text:p>
      <text:p text:style-name="P62">a.<text:tab/>Show the available regular expression steps from web_steps.rb that could be used to match the steps in the feature, and explain how they match the feature step (i.e., explain how the regular expression is constructed).</text:p>
      <text:p text:style-name="P62">b.<text:tab/>Show the additional regular expression steps in ruby that would have to be added, and explain how they would match.</text:p>
      <text:p text:style-name="P12">26.<text:tab/>Answer the following:</text:p>
      <text:p text:style-name="P62">a.<text:tab/>Define and explain the meaning of FIRST.</text:p>
      <text:p text:style-name="P62">b.<text:tab/>Describe and explain what is meant by TDD aka Red-Green-Refactor?</text:p>
      <text:p text:style-name="P62">c.<text:tab/>Define and describe RSpec and explain what it does.</text:p>
      <text:p text:style-name="P62">d.<text:tab/>Explain what code coverage means and discuss the various ways in which it can be measured.</text:p>
      <text:p text:style-name="P62">e.<text:tab/>Explain what is meant by the following Plan and Document testing methods: <text:s/>black box, white, grey box, mutation and fuzz.</text:p>
      <text:p text:style-name="P62">f.<text:tab/>Define exhaustive testing and explain how it can be implemented (or not).<text:line-break/>ANS. 26#: <text:s/></text:p>
      <text:p text:style-name="P62">Pivotal Tracker URL: https://www.pivotaltracker.com/n/projects/1339742/stories/94019992</text:p>
      <text:p text:style-name="P62">Owner Name: <text:s/>Samuel Johnson</text:p>
      <text:p text:style-name="P62">Initial Answer:</text:p>
      <text:p text:style-name="P16">Answer the following:</text:p>
      <text:p text:style-name="P16"/>
      <text:p text:style-name="P16">a. Define and explain the meaning of FIRST.</text:p>
      <text:p text:style-name="P96"/>
      <text:p text:style-name="P16">Fast, Independent, Repeatable, Self-checking, and Timely. </text:p>
      <text:p text:style-name="P96"/>
      <text:p text:style-name="P97">Fast: it should be easy and quick to run the subset of test cases relevant to your current coding task, to avoid interfering with your train of thought. We will use a Ruby tool called Autotest to help with this. </text:p>
      <text:p text:style-name="P96"/>
      <text:p text:style-name="P97">Independent: No test should rely on preconditions created by other tests, so that we can prioritize running only a subset of tests that cover recent code changes. </text:p>
      <text:p text:style-name="P96"/>
      <text:p text:style-name="P97">Repeatable: test behavior should not depend on external factors such as today’s date or on “magic constants” that will break the tests if their values change.</text:p>
      <text:p text:style-name="P96"/>
      <text:p text:style-name="P97"><text:soft-page-break/>Self-checking: each test should be able to determine on its own whether it passed or failed, rather than relying on humans to check its output. </text:p>
      <text:p text:style-name="P96"/>
      <text:p text:style-name="P97">Timely: tests should be created or updated at the same time as the code being tested. As we’ll see, with test-driven development the tests are written immediately before the code.</text:p>
      <text:p text:style-name="P96"/>
      <text:p text:style-name="P16">b. Describe and explain what is meant by TDD aka Red-Green-Refactor?</text:p>
      <text:p text:style-name="P16"/>
      <text:p text:style-name="P16"><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16"/>
      <text:p text:style-name="P16"><text:s text:c="15"/>Summary The TDD cycle of Red– Green– Refactor begins with writing a test that fails because the subject code it’s testing doesn’t exist yet (Red) and then adding the minimum code necessary to pass just that one example (Green).</text:p>
      <text:p text:style-name="P16">.</text:p>
      <text:p text:style-name="P16">c. Define and describe RSpec and explain what it does.</text:p>
      <text:p text:style-name="P16"/>
      <text:p text:style-name="P16"><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16"/>
      <text:p text:style-name="P16"><text:s text:c="12"/>RSpec’s facilities help us capture expectations of how our code should behave. Such tests are executable specifications or “specs” written in Ruby, hence the name RSpec.</text:p>
      <text:p text:style-name="P16"/>
      <text:p text:style-name="P16">d. Explain what code coverage means and discuss the various ways in which it can be measured.</text:p>
      <text:p text:style-name="P16"/>
      <text:p text:style-name="P98"><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16"/>
      <text:p text:style-name="P16"><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16"/>
      <text:p text:style-name="P16">  class   MyClass</text:p>
      <text:p text:style-name="P16"><text:soft-page-break/>  def   foo( x, y, z)</text:p>
      <text:p text:style-name="P16"><text:tab/>  if  x</text:p>
      <text:p text:style-name="P16"><text:tab/><text:tab/>if  ( y  &amp;&amp;   z)   then   bar( 0)   end</text:p>
      <text:p text:style-name="P16"><text:tab/>else</text:p>
      <text:p text:style-name="P16"><text:tab/><text:tab/>bar(1)</text:p>
      <text:p text:style-name="P16"><text:tab/>end</text:p>
      <text:p text:style-name="P16"><text:s text:c="4"/>end</text:p>
      <text:p text:style-name="P16"><text:s text:c="4"/>def bar(x); @w=x; end</text:p>
      <text:p text:style-name="P16">end</text:p>
      <text:p text:style-name="P16"/>
      <text:p text:style-name="P16"/>
      <text:p text:style-name="P16"/>
      <text:p text:style-name="P16">S0 or Method coverage: Is every method executed at least once by the test suite? Satisfying S0 requires calling foo and bar at least once each.</text:p>
      <text:p text:style-name="P16"/>
      <text:p text:style-name="P16">S1 or Call coverage or Entry/ Exit coverage: Has each method been called from every place it could be called? Satisfying S1 requires calling bar from both line 4 and line 6. </text:p>
      <text:p text:style-name="P16"/>
      <text:p text:style-name="P16">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 </text:p>
      <text:p text:style-name="P16"/>
      <text:p text:style-name="P16">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P16"/>
      <text:p text:style-name="P16"/>
      <text:p text:style-name="P16">e. Explain what is meant by the following Plan and Document testing methods: black box, white, grey box, mutation and fuzz.</text:p>
      <text:p text:style-name="P16"/>
      <text:p text:style-name="P91"><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91"><text:tab/><text:tab/><text:tab/></text:p>
      <text:p text:style-name="P16"><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16"/>
      <text:p text:style-name="P98"><text:s text:c="12"/>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16"><text:soft-page-break/></text:p>
      <text:p text:style-name="P16"><text:s text:c="12"/>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16"><text:s/></text:p>
      <text:p text:style-name="P16"><text:s text:c="13"/>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16"/>
      <text:p text:style-name="P16">f. Define exhaustive testing and explain how it can be implemented (or not).</text:p>
      <text:p text:style-name="P81"><text:s text:c="2"/></text:p>
      <text:p text:style-name="P116"><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81"/>
      <text:p text:style-name="P16"><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54"/>
      <text:p text:style-name="P4">Collaborators: <text:s/>BUDeal$ team</text:p>
      <text:p text:style-name="P59"><text:span text:style-name="T41">Collaborator URL: <text:s/></text:span><text:a xlink:type="simple" xlink:href="https://www.youtube.com/watch?v=ZzlWhJ0BYFg" office:target-frame-name="_blank" xlink:show="new">https://www.youtube.com/watch?v=ZzlWhJ0BYFg</text:a></text:p>
      <text:p text:style-name="P4">Collaborator Comments:</text:p>
      <text:p text:style-name="P52">Removing unwanted extra spaces.</text:p>
      <text:p text:style-name="P53"/>
      <text:p text:style-name="P3">Reviewer: <text:s/>Democratic Initiative</text:p>
      <text:p text:style-name="P59"><text:span text:style-name="T30">Review URL: <text:s/></text:span><text:a xlink:type="simple" xlink:href="https://www.youtube.com/watch?v=qZaic6LWpuQ" office:target-frame-name="_blank" xlink:show="new">https://www.youtube.com/watch?v=qZaic6LWpuQ</text:a></text:p>
      <text:p text:style-name="P3">Reviewer Comments:</text:p>
      <text:p text:style-name="P53">No changes necessary</text:p>
      <text:p text:style-name="P53"/>
      <text:p text:style-name="P62">Updated Answer:</text:p>
      <text:p text:style-name="P54">&lt;Updated Answer&gt;</text:p>
      <text:p text:style-name="P54">&lt;Additional References&gt;</text:p>
      <text:p text:style-name="P54"/>
      <text:p text:style-name="P62">Refactors:</text:p>
      <text:p text:style-name="P54">&lt;Comment, Name&gt;</text:p>
      <text:p text:style-name="P54">&lt;Updated Answer&gt;</text:p>
      <text:p text:style-name="P54">&lt;Additional References&gt;</text:p>
      <text:p text:style-name="P54"/>
      <text:p text:style-name="P54">&lt;Comment, Name&gt;</text:p>
      <text:p text:style-name="P54">&lt;Updated Answer&gt;</text:p>
      <text:p text:style-name="P62"><text:soft-page-break/>&lt;Additional References&gt; &lt;for each refactor&gt;</text:p>
      <text:p text:style-name="P62"/>
      <text:p text:style-name="P12">27.<text:tab/>Answer the following with respect to RSpec:</text:p>
      <text:p text:style-name="P62">a.<text:tab/>What is an expectation and how is it implemented?</text:p>
      <text:p text:style-name="P62">b.<text:tab/>What is a matcher? <text:s/>Give two examples of built in matchers.</text:p>
      <text:p text:style-name="P62">c.<text:tab/>Define and describe seam and explain how it is used.</text:p>
      <text:p text:style-name="P62">d.<text:tab/>Define and describe mock and explain how it is used.</text:p>
      <text:p text:style-name="P62">e.<text:tab/>Define and describe stub and explain how it is used.</text:p>
      <text:p text:style-name="P62">f.<text:tab/>Why is it so important to completely isolate the unit under test?</text:p>
      <text:p text:style-name="P62">g.<text:tab/>How do we insure that the unit under test is completely isolated?</text:p>
      <text:p text:style-name="P12">28.<text:tab/>Describe in detail the entire development of an application feature from User Story to working code according to the Agile Process Model (you can illustrate this as necessary).</text:p>
      <text:p text:style-name="P12">29.<text:tab/>Scrum, like Extreme Programming, is another 'flavor' of Agile. <text:s/></text:p>
      <text:p text:style-name="P62">a.<text:tab/>Describe the activity for which this methodology is named that is performed daily by Scrum team members</text:p>
      <text:p text:style-name="P62">b.<text:tab/>Define and describe a sprint. <text:s/>What does is correspond to in the Extreme Programming process model?</text:p>
      <text:p text:style-name="P62">c.<text:tab/>Define and describe Scrum master.</text:p>
      <text:p text:style-name="P62">d.<text:tab/>Define and describe Product Owner.</text:p>
      <text:p text:style-name="P62">e.<text:tab/>Define and describe a Two-Pizza team, and discuss the pros and cons of its suggested size.</text:p>
      <text:p text:style-name="P12">30.<text:tab/>Answer the following with respect to version control:</text:p>
      <text:p text:style-name="P62">a.<text:tab/>Define and describe the fork-and-pull management model.</text:p>
      <text:p text:style-name="P62">b.<text:tab/>Should this scheme be used for public repositories? <text:s/>for remote collaboration?</text:p>
      <text:p text:style-name="P62">c.<text:tab/>Define and describe a branch and explain what it is used for.</text:p>
      <text:p text:style-name="P62">d.<text:tab/>Define and describe a crisscross merge.</text:p>
      <text:p text:style-name="P62">e.<text:tab/>If you attempt a push and it fails with an error message, does this always mean that there is a merge conflict between your repo's version of some file and the origin repo's version of it?</text:p>
      <text:p text:style-name="P12">31.<text:tab/>Answer the following:</text:p>
      <text:p text:style-name="P62">a.<text:tab/>Define and describe the five R's of bug fixing.</text:p>
      <text:p text:style-name="P62">b.<text:tab/>Define and describe Intel's policy of 'constructive confrontation'.</text:p>
      <text:p text:style-name="P62">c.<text:tab/>Explain what is meant by 'disagree and commit'.</text:p>
      <text:p text:style-name="P62">d.<text:tab/>Describe the goals and characteristics of a design review.</text:p>
      <text:p text:style-name="P62">e.<text:tab/>Describe the goals and characteristics of a code review.</text:p>
      <text:p text:style-name="P62">f.<text:tab/>What is the purpose of collecting project metrics? <text:s/>Name at least two commonly gathered metrics.</text:p>
      <text:p text:style-name="P62">g.<text:tab/>Describe the goals and characteristics of a project post mortem and explain its importance.<text:line-break/><text:line-break/>ANS. #31: <text:s/></text:p>
      <text:p text:style-name="P3"><text:span text:style-name="T46">Pivotal Tracker URL: <text:s/></text:span><text:a xlink:type="simple" xlink:href="https://www.pivotaltracker.com/n/projects/1339742/stories/94019524"><text:span text:style-name="T46">https://www.pivotaltracker.com/n/projects/1339742/stories/94019524</text:span></text:a></text:p>
      <text:p text:style-name="P62">Owner Name: <text:s/>Apeksha Pawar</text:p>
      <text:p text:style-name="P62">Initial Answer:</text:p>
      <text:p text:style-name="P15"><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soft-page-break/><text:tab/>4. Repairing the bug<text:line-break/><text:tab/>5. Releasing the repaired code<text:line-break/></text:p>
      <text:p text:style-name="P15">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15">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15"/>
      <text:p text:style-name="P15">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15">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15">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11"><text:span text:style-name="T46"><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span><text:a xlink:type="simple" xlink:href="http://searchcio.techtarget.com/definition/project-post-mortem"><text:span text:style-name="T46">http://searchcio.techtarget.com/definition/project-post-mortem</text:span></text:a></text:p>
      <text:p text:style-name="P15"/>
      <text:p text:style-name="P67"><text:soft-page-break/>Collaborators: <text:s/>BUDeal$ Team</text:p>
      <text:p text:style-name="P59"><text:span text:style-name="T52">Collaborator URL: <text:s/></text:span><text:a xlink:type="simple" xlink:href="https://www.youtube.com/watch?v=ZzlWhJ0BYFg" office:target-frame-name="_blank" xlink:show="new"><text:span text:style-name="T46">https://www.youtube.com/watch?v=ZzlWhJ0BYFg</text:span></text:a></text:p>
      <text:p text:style-name="P67">Collaborator Comments:</text:p>
      <text:p text:style-name="P55">Formatting of answers, bullet renumbering, removing unwanted extra spaces.</text:p>
      <text:p text:style-name="P54"/>
      <text:p text:style-name="P62">Reviewer: <text:s/>Democratic Initiative</text:p>
      <text:p text:style-name="P59"><text:span text:style-name="T34">Review URL: <text:s/></text:span><text:a xlink:type="simple" xlink:href="https://www.youtube.com/watch?v=qZaic6LWpuQ" office:target-frame-name="_blank" xlink:show="new"><text:span text:style-name="T46">https://www.youtube.com/watch?v=qZaic6LWpuQ</text:span></text:a></text:p>
      <text:p text:style-name="P62">Reviewer Comments:</text:p>
      <text:p text:style-name="P54">No changes necessary</text:p>
      <text:p text:style-name="P54"/>
      <text:p text:style-name="P62">Reviewer: <text:s/>&lt;Reviewer Names&gt;</text:p>
      <text:p text:style-name="P62">Review URL: <text:s/>&lt;Hangout on Air URL&gt;</text:p>
      <text:p text:style-name="P62">Reviewer Comments:</text:p>
      <text:p text:style-name="P54">&lt;Comment, Name&gt;</text:p>
      <text:p text:style-name="P54">&lt;Comment, Name&gt; <text:s/>&lt;etc.&gt;</text:p>
      <text:p text:style-name="P62">Updated Answer:</text:p>
      <text:p text:style-name="P54">&lt;Updated Answer&gt;</text:p>
      <text:p text:style-name="P54">&lt;Additional References&gt;</text:p>
      <text:p text:style-name="P54"/>
      <text:p text:style-name="P62">Refactors:</text:p>
      <text:p text:style-name="P54">&lt;Comment, Name&gt;</text:p>
      <text:p text:style-name="P54">&lt;Updated Answer&gt;</text:p>
      <text:p text:style-name="P54">&lt;Additional References&gt;</text:p>
      <text:p text:style-name="P54"/>
      <text:p text:style-name="P54">&lt;Comment, Name&gt;</text:p>
      <text:p text:style-name="P54">&lt;Updated Answer&gt;</text:p>
      <text:p text:style-name="P62">&lt;Additional References&gt; &lt;for each refactor&gt;<text:line-break/></text:p>
      <text:p text:style-name="P12">32.<text:tab/>Some Plan and Document process models employ Formal Methods. <text:s/>The Cleanroom process model, described in Appendix C is one of these.</text:p>
      <text:p text:style-name="P62">a.<text:tab/>What would be the advantages or disadvantages of replacing unit testing with inspection and formal verification (is it practical? <text:s/>would it be sufficiently accurate?)</text:p>
      <text:p text:style-name="P62">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62">c.<text:tab/>Although Cleanroom may seem to be the antithesis of Agile, are there any similarities between its practices and any Agile practices (Are there any 'best practices' they hold in common)?</text:p>
      <text:p text:style-name="P12">33.<text:tab/>Appendix D consists of a blend of the pseudocode and actual ruby code for a method.</text:p>
      <text:p text:style-name="P62">a.<text:tab/>Draw and label a flow graph for the given method.</text:p>
      <text:p text:style-name="P62">b.<text:tab/>Determine the following with respect to the flow graph: <text:s/>number of regions, number of predicates, number of nodes and number of edges.</text:p>
      <text:p text:style-name="P62">c.<text:tab/>Compute the Cyclomatic Complexity for the given method and show how it is derived by three separate methods.</text:p>
      <text:p text:style-name="P62">d.<text:tab/>Derive and list the basis paths set for the given method.</text:p>
      <text:p text:style-name="P62">e.<text:tab/>Explain how this information can be used when designing unit tests for the given method.</text:p>
      <text:p text:style-name="P12">34.<text:tab/>Answer the following:</text:p>
      <text:p text:style-name="P62">a.<text:tab/>Define and describe a partial, and explain how to use it.</text:p>
      <text:p text:style-name="P62">b.<text:tab/>Define and describe advice and provide an example of it.</text:p>
      <text:p text:style-name="P62">c.<text:tab/>Can advice change the flow of execution in a Rails application? <text:s/>Give examples.</text:p>
      <text:p text:style-name="P62"><text:soft-page-break/>d.<text:tab/>Define and describe a join point.</text:p>
      <text:p text:style-name="P62">e.<text:tab/>Define and describe pointcut, and explain how it is related to join points.</text:p>
      <text:p text:style-name="P62">f.<text:tab/>Define and describe AOP and explain what makes up an aspect.</text:p>
      <text:p text:style-name="P62">g.<text:tab/>What are the advantages and disadvantages of using AOP?</text:p>
      <text:p text:style-name="P12">35.<text:tab/>Answer the following:</text:p>
      <text:p text:style-name="P62">a.<text:tab/>Explain the difference between authentication and authorization.</text:p>
      <text:p text:style-name="P62">b.<text:tab/>What is the relationship between third-part authentication and single sign-on?</text:p>
      <text:p text:style-name="P62">c.<text:tab/>Give an example of an authorization provider.</text:p>
      <text:p text:style-name="P62">d.<text:tab/>What would you use to cleanly indicate that a user has been authenticated in a Rails app?</text:p>
      <text:p text:style-name="P62">e.<text:tab/>How can you identify model attributes that should be excluded from mass assignment?</text:p>
      <text:p text:style-name="P62">f.<text:tab/>What is an association, and what kinds of associations are possible among application entities?</text:p>
      <text:p text:style-name="P62">g.<text:tab/>Identify and describe the mechanism provided by relational databases to model associations.<text:line-break/>ANS 35#: <text:s/></text:p>
      <text:p text:style-name="P62">Pivotal Tracker URL: <text:s/>https://www.pivotaltracker.com/n/projects/1339742/stories/94019312</text:p>
      <text:p text:style-name="P62">Owner Name: <text:s/>Sadhana Rajan</text:p>
      <text:p text:style-name="P62">Initial Answer:</text:p>
      <text:p text:style-name="P16"/>
      <text:list xml:id="list1693614270" text:continue-list="list1029678458" text:style-name="WWNum7">
        <text:list-item>
          <text:list>
            <text:list-item>
              <text:p text:style-name="P31">Explain the difference between authentication and authorization.</text:p>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18">AUTHENTICATION</text:p>
          </table:table-cell>
          <table:table-cell table:style-name="Table4.A1" office:value-type="string">
            <text:p text:style-name="P18">AUTHORIZATION</text:p>
          </table:table-cell>
        </table:table-row>
        <table:table-row table:style-name="Table4.1">
          <table:table-cell table:style-name="Table4.A1" office:value-type="string">
            <text:p text:style-name="P16">The process by which an entity or principal proves that it is who it claims to be</text:p>
          </table:table-cell>
          <table:table-cell table:style-name="Table4.A1" office:value-type="string">
            <text:p text:style-name="P16">Authorization refers to whether a principal is allowed to do something.</text:p>
            <text:p text:style-name="P16"/>
          </table:table-cell>
        </table:table-row>
        <table:table-row table:style-name="Table4.1">
          <table:table-cell table:style-name="Table4.A1" office:value-type="string">
            <text:p text:style-name="P16">Like having a username and password</text:p>
          </table:table-cell>
          <table:table-cell table:style-name="Table4.A1" office:value-type="string">
            <text:p text:style-name="P16">Like having the permission to read and write a file, or read only etc.</text:p>
          </table:table-cell>
        </table:table-row>
      </table:table>
      <text:p text:style-name="P81"/>
      <text:list xml:id="list1242284112" text:continue-numbering="true" text:style-name="WWNum7">
        <text:list-item>
          <text:list>
            <text:list-item>
              <text:p text:style-name="P31">What is the relationship between third-part authentication and single sign-on?</text:p>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18">THIRD-PARTY AUTHENTICATION</text:p>
          </table:table-cell>
          <table:table-cell table:style-name="Table5.A1" office:value-type="string">
            <text:p text:style-name="P18">SINGLE SIGN-ON</text:p>
          </table:table-cell>
        </table:table-row>
        <table:table-row table:style-name="Table5.1">
          <table:table-cell table:style-name="Table5.A1" office:value-type="string">
            <text:p text:style-name="P16">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5.A1" office:value-type="string">
            <text:p text:style-name="P16">Single sign-on refers to an end-user experience in which a single set of credentials (such as their Google or Facebook username and password) will sign them in to a variety of different services.</text:p>
            <text:p text:style-name="P16"/>
          </table:table-cell>
        </table:table-row>
      </table:table>
      <text:p text:style-name="P81"/>
      <text:p text:style-name="P81">Single sign on: the credentials established for one site (the provider) can be used to sign in to other sites that are administratively unrelated to it.</text:p>
      <text:p text:style-name="P81">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81"><text:soft-page-break/></text:p>
      <text:p text:style-name="P81">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81"/>
      <text:list xml:id="list895970455" text:continue-numbering="true" text:style-name="WWNum7">
        <text:list-item>
          <text:list>
            <text:list-item>
              <text:p text:style-name="P31">Give an example of an authorization provider. </text:p>
            </text:list-item>
          </text:list>
        </text:list-item>
      </text:list>
      <text:p text:style-name="P81">Twitter, Facebook – we could use the credentials in these to sign in to other sites.</text:p>
      <text:p text:style-name="P81"/>
      <text:list xml:id="list701634658" text:continue-numbering="true" text:style-name="WWNum7">
        <text:list-item>
          <text:list>
            <text:list-item>
              <text:p text:style-name="P31">What would you use to cleanly indicate that a user has been authenticated in a Rails app?</text:p>
            </text:list-item>
          </text:list>
        </text:list-item>
      </text:list>
      <text:p text:style-name="P81">The cleanest way to factor out authentication in Rails apps is to abstract 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list xml:id="list1991600771" text:continue-numbering="true" text:style-name="WWNum7">
        <text:list-item>
          <text:list>
            <text:list-item>
              <text:p text:style-name="P31">How can you identify model attributes that should be excluded from mass assignment?</text:p>
            </text:list-item>
          </text:list>
        </text:list-item>
      </text:list>
      <text:p text:style-name="P81">Use attr_protected and attr_accessible to identify model attributes that are “sensitive” and should be excluded from mass assignment via a hash, such as user ID information used for session management or authentication.</text:p>
      <text:list xml:id="list212365078" text:continue-numbering="true" text:style-name="WWNum7">
        <text:list-item>
          <text:list>
            <text:list-item>
              <text:p text:style-name="P31">What is an association, and what kinds of associations are possible among application entities?</text:p>
            </text:list-item>
          </text:list>
        </text:list-item>
      </text:list>
      <text:p text:style-name="P81">Associations are one-to-one, one-to-many, or many-to-many relationships among application entities. It is a logical relationship between two types of entities in a software architecture. Kinds of associations: one-to-many, Zero or more, Aggregation – Shared and Composite, “<text:bookmark text:name="_GoBack"/>N-ary” association, “Through” association etc.</text:p>
      <text:list xml:id="list1415761666" text:continue-numbering="true" text:style-name="WWNum7">
        <text:list-item>
          <text:list>
            <text:list-item>
              <text:p text:style-name="P31">Identify and describe the mechanism provided by relational databases to model associations.</text:p>
            </text:list-item>
          </text:list>
        </text:list-item>
      </text:list>
      <text:p text:style-name="P82">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3">employee_id</text:span>. Another table called Employee Details has a foreign key which references <text:span text:style-name="T3">employee_id</text:span> in order to uniquely identify the relationship between both the tables. The table containing the foreign key is called the <text:span text:style-name="T3">child table</text:span>. The foreign keys must be part of the model on the “owned” side of the association.</text:p>
      <text:p text:style-name="P54"/>
      <text:p text:style-name="P101"><text:tab/>Reference: Textbook</text:p>
      <text:p text:style-name="P4">Collaborators: <text:s/>BUDeal$ team</text:p>
      <text:p text:style-name="P59"><text:span text:style-name="T41">Collaborator URL: <text:s/></text:span><text:a xlink:type="simple" xlink:href="https://www.youtube.com/watch?v=ZzlWhJ0BYFg" office:target-frame-name="_blank" xlink:show="new">https://www.youtube.com/watch?v=ZzlWhJ0BYFg</text:a></text:p>
      <text:p text:style-name="P4"><text:soft-page-break/>Collaborator Comments:</text:p>
      <text:p text:style-name="P52">Removing unwanted extra spaces.</text:p>
      <text:p text:style-name="P53"/>
      <text:p text:style-name="P3">Reviewer: <text:s/>Democratic Initiative</text:p>
      <text:p text:style-name="P59"><text:span text:style-name="T30">Review URL: <text:s/></text:span><text:a xlink:type="simple" xlink:href="https://www.youtube.com/watch?v=qZaic6LWpuQ" office:target-frame-name="_blank" xlink:show="new">https://www.youtube.com/watch?v=qZaic6LWpuQ</text:a></text:p>
      <text:p text:style-name="P3">Reviewer Comments:</text:p>
      <text:p text:style-name="P53">No changes necessary</text:p>
      <text:p text:style-name="P53"/>
      <text:p text:style-name="P62">Refactors:</text:p>
      <text:p text:style-name="P54">&lt;Comment, Name&gt;</text:p>
      <text:p text:style-name="P54">&lt;Updated Answer&gt;</text:p>
      <text:p text:style-name="P54">&lt;Additional References&gt;</text:p>
      <text:p text:style-name="P54"/>
      <text:p text:style-name="P54">&lt;Comment, Name&gt;</text:p>
      <text:p text:style-name="P54">&lt;Updated Answer&gt;</text:p>
      <text:p text:style-name="P62">&lt;Additional References&gt; &lt;for each refactor&gt;</text:p>
      <text:p text:style-name="P62"/>
      <text:p text:style-name="P12">36.<text:tab/>Answer the following:</text:p>
      <text:p text:style-name="P62">a.<text:tab/>What is the type of association in Rails that handles indirect relationships?</text:p>
      <text:p text:style-name="P62">b.<text:tab/>Given:</text:p>
      <text:p text:style-name="P99">Class Moviegoer</text:p>
      <text:p text:style-name="P99"><text:s text:c="2"/>has_many:reviews</text:p>
      <text:p text:style-name="P54">How can we establish an association that can give us the movies that a moviegoer has reviewed?</text:p>
      <text:p text:style-name="P62">c.<text:tab/>What is the RESTful way to create routes for associations?</text:p>
      <text:p text:style-name="P62">d.<text:tab/>Show the RESTful way to create a route for movies and its associated item reviews.</text:p>
      <text:p text:style-name="P62">e.<text:tab/>What should be a concern if a movie is then deleted?</text:p>
      <text:p text:style-name="P62">f.<text:tab/>What is a named scope, and how is it used?</text:p>
      <text:p text:style-name="P62">g.<text:tab/>Does using a named scope incur performance penalties? <text:s/>Why or why not?</text:p>
      <text:p text:style-name="P12">37.<text:tab/>Answer the following:</text:p>
      <text:p text:style-name="P62">a.<text:tab/>Define and describe the DOM.</text:p>
      <text:p text:style-name="P62">b.<text:tab/>When user interaction generates a browser event, what can JavaScript code do with respect to the DOM?</text:p>
      <text:p text:style-name="P62">c.<text:tab/>Define and describe AJAX.</text:p>
      <text:p text:style-name="P62">d.<text:tab/>What tool do we use to test JavaScript and AJAX?</text:p>
      <text:p text:style-name="P62">e.<text:tab/>What is the advantage of using AJAX to make HTTP requests to a Web server?</text:p>
      <text:p text:style-name="P62">f.<text:tab/>Define and describe 'graceful degradation'.</text:p>
      <text:p text:style-name="P12">38.<text:tab/>Answer the following:</text:p>
      <text:p text:style-name="P62">a.<text:tab/>Describe and discuss four language features that JavaScript shares with Ruby.</text:p>
      <text:p text:style-name="P62">b.<text:tab/>Does JavaScript have classes? <text:s/>Explain.</text:p>
      <text:p text:style-name="P62">c.<text:tab/>How should JavaScript code be related to HTML page markup?</text:p>
      <text:p text:style-name="P62">d.<text:tab/>Define and describe JSAPI.</text:p>
      <text:p text:style-name="P62">e.<text:tab/>Define and describe jQuery, and explain how it is used.</text:p>
      <text:p text:style-name="P12">39.<text:tab/>Answer the following:</text:p>
      <text:p text:style-name="P62">a.<text:tab/>Explain in detail the meaning and reasoning behind the following slogans:</text:p>
      <text:p text:style-name="P54">•<text:tab/>Prefer Composition and Delegation over Inheritance.</text:p>
      <text:p text:style-name="P54">•<text:tab/>Program to an Interface, not to an Implementation.</text:p>
      <text:p text:style-name="P62">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54">•<text:tab/>Define and describe each of these design patterns (Observer, Composite, <text:soft-page-break/>and Strategy).</text:p>
      <text:p text:style-name="P54">•<text:tab/>Explain where (i.e., what tier?) and how MVC is implemented in Ruby on Rails applications.</text:p>
      <text:p text:style-name="P62">c.<text:tab/>Define and describe one creational pattern, one structural pattern (other than Composite), and provide examples of each</text:p>
      <text:p text:style-name="P12">40.<text:tab/>Answer the following with respect to Design Patterns:</text:p>
      <text:p text:style-name="P62">a.<text:tab/>Define and describe each of the SOLID principles (as modified for Ruby on Rails applications) in detail. <text:s text:c="2"/></text:p>
      <text:p text:style-name="P62">b.<text:tab/>For each of the above principles, describe symptoms of its violation and discuss refactoring actions that should be taken to remedy such problems.</text:p>
      <text:p text:style-name="P62">c. <text:tab/>Define and describe four general problems that can thwart productivity when SOLID principles are ignored.<text:line-break/><text:line-break/></text:p>
      <text:p text:style-name="P1"><text:span text:style-name="T46">Pivotal Tracker URL: <text:s/></text:span><text:a xlink:type="simple" xlink:href="https://www.pivotaltracker.com/n/projects/1339742/stories/94018824"><text:span text:style-name="T46">https://www.pivotaltracker.com/n/projects/1339742/stories/94018824</text:span></text:a></text:p>
      <text:p text:style-name="P12">Owner Name: <text:s/>Apeksha Pawar</text:p>
      <text:p text:style-name="P12">Initial Answer:</text:p>
      <text:p text:style-name="P15">a. SOLID principles are a set of 5 design principles that a clean code should follow. The motivation behind it is to minimize the cost of change. <text:s/>These 5 principles are –</text:p>
      <text:p text:style-name="P80">1. Single Responsibility principle – It says that a class should have one and only one <text:tab/>reason to change. 2. Each responsibility is a possible axis of change and a change to one <text:tab/>axis should not affect others.</text:p>
      <text:p text:style-name="P80">2. Open/Closed principle – It states that classes should be Open for extension, but closed <text:tab/>for source allocation.</text:p>
      <text:p text:style-name="P80">3. Liskov substitution principle – it states that if a method works on an instance of type T, <text:tab/>it should also work on any subtype of T which implies that substituting <text:s/>a subclass for a <text:tab/>class should preserve correct program behavior.</text:p>
      <text:p text:style-name="P80">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15">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soft-pag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15"/>
      <text:p text:style-name="P15">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67">Collaborators: <text:s/>BUDeal$ team</text:p>
      <text:p text:style-name="P59"><text:span text:style-name="T52">Collaborator URL: <text:s/></text:span><text:a xlink:type="simple" xlink:href="https://www.youtube.com/watch?v=ZzlWhJ0BYFg" office:target-frame-name="_blank" xlink:show="new"><text:span text:style-name="T46">https://www.youtube.com/watch?v=ZzlWhJ0BYFg</text:span></text:a></text:p>
      <text:p text:style-name="P67">Collaborator Comments:</text:p>
      <text:p text:style-name="P55">Formatting of answers, bullet renumbering, removing unwanted extra spaces.</text:p>
      <text:p text:style-name="P54"/>
      <text:p text:style-name="P62">Reviewer: <text:s/>Democratic Initiative</text:p>
      <text:p text:style-name="P59"><text:span text:style-name="T34">Review URL: <text:s/></text:span><text:a xlink:type="simple" xlink:href="https://www.youtube.com/watch?v=qZaic6LWpuQ" office:target-frame-name="_blank" xlink:show="new"><text:span text:style-name="T46">https://www.youtube.com/watch?v=qZaic6LWpuQ</text:span></text:a></text:p>
      <text:p text:style-name="P62">Reviewer Comments:</text:p>
      <text:p text:style-name="P54">No changes necessary</text:p>
      <text:p text:style-name="P62"/>
      <text:p text:style-name="P54"/>
      <text:p text:style-name="P62">Refactors:</text:p>
      <text:p text:style-name="P54">&lt;Comment, Name&gt;</text:p>
      <text:p text:style-name="P54">&lt;Updated Answer&gt;</text:p>
      <text:p text:style-name="P54">&lt;Additional References&gt;</text:p>
      <text:p text:style-name="P54"/>
      <text:p text:style-name="P54">&lt;Comment, Name&gt;</text:p>
      <text:p text:style-name="P54">&lt;Updated Answer&gt;</text:p>
      <text:p text:style-name="P62">&lt;Additional References&gt; &lt;for each refactor&gt;</text:p>
      <text:p text:style-name="P62"/>
      <text:p text:style-name="P62"/>
      <text:p text:style-name="P12">41.<text:tab/>Answer the following:</text:p>
      <text:p text:style-name="P62">a.<text:tab/>Define responsiveness and discuss its components.</text:p>
      <text:p text:style-name="P62">b.<text:tab/>Discuss two measurements of latency and describe what they show.</text:p>
      <text:p text:style-name="P62">c.<text:tab/>Define and describe PaaS, and explain what can be done to circumvent or delay its abandonment.</text:p>
      <text:p text:style-name="P62">d.<text:tab/>Define and describe the three principles that should be followed to keep SaaS apps secure.</text:p>
      <text:p text:style-name="P62">e.<text:tab/>Explain SQL injection and how to defend against it.<text:line-break/>ANS. 41: <text:s/></text:p>
      <text:p text:style-name="P62"><text:soft-page-break/>Pivotal Tracker URL: https://www.pivotaltracker.com/n/projects/1339742/stories/94018446</text:p>
      <text:p text:style-name="P62">Owner Name: <text:s/>Raaja Koneri Nagarajan</text:p>
      <text:p text:style-name="P62">Initial Answer:</text:p>
      <text:p text:style-name="P16"/>
      <text:list xml:id="list1838739377" text:style-name="WWNum3">
        <text:list-item>
          <text:list>
            <text:list-item>
              <text:p text:style-name="P33">Define responsiveness and discuss its components.</text:p>
            </text:list-item>
          </text:list>
        </text:list-item>
      </text:list>
      <text:p text:style-name="P81">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81">Responsiveness measures how “snappy” an interactive app feels to users. Given today’s high-speed Internet connections and fast computers, responsiveness is dominated by latency.</text:p>
      <text:list xml:id="list67030529" text:continue-numbering="true" text:style-name="WWNum3">
        <text:list-item>
          <text:list>
            <text:list-item>
              <text:p text:style-name="P33">Discuss two measurements of latency and describe what they show.</text:p>
            </text:list-item>
          </text:list>
        </text:list-item>
      </text:list>
      <text:p text:style-name="P81">Two definitions are used to measure latency in a way that makes it impossible to ignore the bad experience of even a small number of users:</text:p>
      <text:list xml:id="list1090948032" text:continue-list="list746240874" text:style-name="WWNum19">
        <text:list-item>
          <text:p text:style-name="P108">A <text:span text:style-name="T20">service level objective (SLO)</text:span> 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108">The <text:span text:style-name="T20">Apdex 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 10 = 0.85.</text:p>
        </text:list-item>
      </text:list>
      <text:list xml:id="list946912753" text:continue-list="list67030529" text:style-name="WWNum3">
        <text:list-item>
          <text:list>
            <text:list-item>
              <text:p text:style-name="P33">Define and describe PaaS, and explain what can be done to circumvent or delay its abandonment.</text:p>
            </text:list-item>
          </text:list>
        </text:list-item>
      </text:list>
      <text:p text:style-name="P81">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81">The problems that threaten availability and responsiveness are the same whether we use PaaS or not, but it’s worth trying to stay within the PaaS tier because it provides machinery to help mitigate those problems.</text:p>
      <text:list xml:id="list2175531234" text:continue-numbering="true" text:style-name="WWNum3">
        <text:list-item>
          <text:list>
            <text:list-item>
              <text:p text:style-name="P33">Define and describe the three principles that should be followed to keep SaaS apps secure.</text:p>
            </text:list-item>
          </text:list>
        </text:list-item>
      </text:list>
      <text:p text:style-name="P81">Given the importance of keeping the users trust, non-functional features <text:soft-page-break/>can be more important than functional features, especially for SaaS apps. </text:p>
      <text:list xml:id="list1372140763" text:style-name="WWNum20">
        <text:list-item>
          <text:p text:style-name="P110">The Plan-and-Document processes speak little about performance, except as a potential piece of the System Requirement Specification that is later validated as part of the Master Test Plan. </text:p>
        </text:list-item>
        <text:list-item>
          <text:p text:style-name="P110">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110">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 </text:p>
        </text:list-item>
        <text:list-item>
          <text:p text:style-name="P110">Unlike the probabilistic basis for failures in dependability analysis, security is based on an intelligent adversary who is purposely exploiting unexpected events, such as buffer overflows.</text:p>
        </text:list-item>
      </text:list>
      <text:p text:style-name="P81"/>
      <text:list xml:id="list2084814825" text:continue-list="list2175531234" text:style-name="WWNum3">
        <text:list-item>
          <text:list>
            <text:list-item>
              <text:p text:style-name="P33">Explain SQL injection and how to defend against it.</text:p>
            </text:list-item>
          </text:list>
        </text:list-item>
      </text:list>
      <text:p text:style-name="P81">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82">Defense: Use prepared queries with placeholders, rather than interpolating strings directly into queries</text:p>
      <text:p text:style-name="P54">Reference: Textbook<text:line-break/><text:span text:style-name="T40">Collaborators: <text:s/>BUDeal$ team</text:span></text:p>
      <text:p text:style-name="P59"><text:span text:style-name="T41">Collaborator URL: <text:s/></text:span><text:a xlink:type="simple" xlink:href="https://www.youtube.com/watch?v=ZzlWhJ0BYFg" office:target-frame-name="_blank" xlink:show="new">https://www.youtube.com/watch?v=ZzlWhJ0BYFg</text:a></text:p>
      <text:p text:style-name="P4">Collaborator Comments:</text:p>
      <text:p text:style-name="P52">Removing unwanted extra spaces.</text:p>
      <text:p text:style-name="P53"/>
      <text:p text:style-name="P3">Reviewer: <text:s/>Democratic Initiative</text:p>
      <text:p text:style-name="P59"><text:span text:style-name="T30">Review URL: <text:s/></text:span><text:a xlink:type="simple" xlink:href="https://www.youtube.com/watch?v=qZaic6LWpuQ" office:target-frame-name="_blank" xlink:show="new">https://www.youtube.com/watch?v=qZaic6LWpuQ</text:a></text:p>
      <text:p text:style-name="P3">Reviewer Comments:</text:p>
      <text:p text:style-name="P53">No changes necessary</text:p>
      <text:p text:style-name="P54"/>
      <text:p text:style-name="P62">Refactors:</text:p>
      <text:p text:style-name="P54">&lt;Comment, Name&gt;</text:p>
      <text:p text:style-name="P54">&lt;Updated Answer&gt;</text:p>
      <text:p text:style-name="P54">&lt;Additional References&gt;</text:p>
      <text:p text:style-name="P54"/>
      <text:p text:style-name="P54">&lt;Comment, Name&gt;</text:p>
      <text:p text:style-name="P54">&lt;Updated Answer&gt;</text:p>
      <text:p text:style-name="P54">&lt;Additional References&gt; &lt;for each refactor&gt;</text:p>
      <text:p text:style-name="P62"><text:soft-page-break/></text:p>
      <text:p text:style-name="P12">42.<text:tab/>Answer the following:</text:p>
      <text:p text:style-name="P62">a.<text:tab/>Explain in detailed steps how partial migrations and feature flags can be used to perform a complex update of an app's code and schema.</text:p>
      <text:p text:style-name="P62">b.<text:tab/>Define caching, explain how it can take place at multiple levels, and discuss how it can help SaaS performance.</text:p>
      <text:p text:style-name="P62">c.<text:tab/>Describe two sources of abusive queries and how to avoid them.</text:p>
      <text:p text:style-name="P62">d.<text:tab/>Define and describe software rejuvenation and discuss a major problem it alleviates.</text:p>
      <text:p text:style-name="P12"/>
      <text:p text:style-name="P74">ANS. &lt;Question 42&gt;:</text:p>
      <text:p text:style-name="P6"><text:span text:style-name="T8">Pivotal Tracker URL: </text:span><text:a xlink:type="simple" xlink:href="https://www.pivotaltracker.com/story/show/94018396"><text:span text:style-name="T47">https://www.pivotaltracker.com/story/show/94018396</text:span></text:a></text:p>
      <text:p text:style-name="P35">Owner Name: Chris Maltzan</text:p>
      <text:p text:style-name="P35">Initial Answer:</text:p>
      <text:p text:style-name="P100"/>
      <text:p text:style-name="P36">PART A</text:p>
      <text:p text:style-name="P100"/>
      <text:p text:style-name="P74">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text:soft-page-break/>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p>
      <text:p text:style-name="P75">PART B</text:p>
      <text:p text:style-name="P74">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p>
      <text:p text:style-name="P74">Below I will describe how caching can take place in the various tiers of a rails web app. Fox and Armando (2012) explained this chronologically in their text book, starting with the user's browser in the client tier and ending with the database in the persistence tier:</text:p>
      <text:p text:style-name="P74">- Client Tier: Web pages can be cached in the user's browser. Assuming the web page has not been modified since it was cached, the entire page can simply be reloaded from the browser cache.</text:p>
      <text:p text:style-name="P74">-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74">-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p>
      <text:p text:style-name="P74">-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73"><text:soft-page-break/><text:span text:style-name="T5"><text:line-break/></text:span><text:span text:style-name="T6">PART C</text:span><text:span text:style-name="T5"><text:line-break/><text:line-break/>1. We can avoid the “N+1 queries” problem. This problem comes about when you are traversing an association and you perform N+1 queries rather than just a single query (Phabricator, 2015).</text:span></text:p>
      <text:p text:style-name="P74">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76">@male_users = Users.where(“gender = ?”, gen)</text:p>
      <text:p text:style-name="P76">@male_users.pets.each do |u|</text:p>
      <text:p text:style-name="P77"/>
      <text:p text:style-name="P74">The resulting data base queries would looks something like this:</text:p>
      <text:p text:style-name="P76">SELECT * FROM user WHERE gender='male'</text:p>
      <text:p text:style-name="P76">SELECT * FROM pet WHERE userID='1'</text:p>
      <text:p text:style-name="P76">SELECT * FROM pet WHERE userID='2'</text:p>
      <text:p text:style-name="P76">...</text:p>
      <text:p text:style-name="P76">SELECT * FROM pet WHERE userID='N'</text:p>
      <text:p text:style-name="P74">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76">@male_users = Users.where(“gender = ?”, gen).includes(:gender)</text:p>
      <text:p text:style-name="P74">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p>
      <text:p text:style-name="P76">User.where(“name = 'Chris'”)</text:p>
      <text:p text:style-name="P74">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75">PART D</text:p>
      <text:p text:style-name="P74"><text:soft-page-break/>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p>
      <text:p text:style-name="P74">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78"><text:span text:style-name="T5">Fox, A., Patterson, D. (2014) </text:span><text:span text:style-name="T7">Engineering Software as a Service an Agile Approach Using Cloud Computing</text:span><text:span text:style-name="T5">, San Francisco CA: Strawberry Canyon LLC.</text:span></text:p>
      <text:p text:style-name="P6"><text:span text:style-name="T35">Fox, A., Patterson, D. (2012) </text:span><text:span text:style-name="T36">CS 169 - Software Engineering,</text:span><text:span text:style-name="T35">Available at:</text:span><text:a xlink:type="simple" xlink:href="http://www.infocobuild.com/education/audio-video-courses/computer-science/CS169-Fall2012-Berkeley/lecture-19.html"><text:span text:style-name="T47">http://www.infocobuild.com/education/audio-video-courses/computer-science/CS169-Fall2012-Berkeley/lecture-19.html</text:span></text:a><text:span text:style-name="T37"> </text:span><text:span text:style-name="T35">(Accessed: 5/10/2015).</text:span></text:p>
      <text:p text:style-name="P7"><text:span text:style-name="T47">Garvey, L. (2014) </text:span><text:span text:style-name="T48">Feature Flags on Rails, </text:span><text:span text:style-name="T47">Available at:</text:span><text:a xlink:type="simple" xlink:href="https://www.reinteractive.net/posts/221-feature-flags-on-rails"><text:span text:style-name="T11">https://www.reinteractive.net/posts/221-feature-flags-on-rails</text:span></text:a><text:span text:style-name="T50"> </text:span><text:span text:style-name="T47">(Accessed: 5/10/2015).</text:span></text:p>
      <text:p text:style-name="P7"><text:span text:style-name="T47">Phabricator (2015) </text:span><text:span text:style-name="T48">Performance: N+1 Query Problem, </text:span><text:span text:style-name="T47">Available at:</text:span><text:a xlink:type="simple" xlink:href="https://secure.phabricator.com/book/phabcontrib/article/n_plus_one/"><text:span text:style-name="T11">https://secure.phabricator.com/book/phabcontrib/article/n_plus_one/</text:span></text:a><text:span text:style-name="T50"> </text:span><text:span text:style-name="T47">(Accessed: 5/10/2015).</text:span></text:p>
      <text:p text:style-name="P7"><text:span text:style-name="T47">Rails Guides (2014) </text:span><text:span text:style-name="T48">Caching with Rails: An overview, </text:span><text:span text:style-name="T47">Available at:</text:span><text:a xlink:type="simple" xlink:href="http://guides.rubyonrails.org/caching_with_rails.html"><text:span text:style-name="T11">http://guides.rubyonrails.org/caching_with_rails.html</text:span></text:a><text:span text:style-name="T47">(Accessed: 5/10/2015).</text:span></text:p>
      <text:p text:style-name="P13"/>
      <text:p text:style-name="P13">LAST QUESTION</text:p>
      <text:p text:style-name="P12">Lessons Learned (Everyone Answers!):</text:p>
      <text:p text:style-name="P12">•<text:tab/>Most organizations carry out a postmortem analysis of a project after delivery and acceptance. <text:s text:c="2"/></text:p>
      <text:p text:style-name="P12">•<text:tab/>In it, they assess all aspects of the project (including products, process and resources) with the intent of identifying both what well in the project and what areas should be improved upon in future projects. <text:s text:c="2"/></text:p>
      <text:p text:style-name="P12">•<text:tab/>Before a formal postmortem, each team member does a self-assessment, called a Lessons Learned document. <text:s/></text:p>
      <text:p text:style-name="P12">•<text:tab/>Write your own section of our Lessons Learned document for the class by summarizing:</text:p>
      <text:p text:style-name="P62">a.<text:tab/>What were the most important (to you, personally) concepts, principles, skills, tools, etc. that you learned/mastered throughout the semester.</text:p>
      <text:p text:style-name="P62">b.<text:tab/>Note any concepts, principles, skills, tools, etc. that you would have liked to learn, but that we didn't cover.</text:p>
      <text:p text:style-name="P62">c.<text:tab/>List everything that you feel you did especially well this semester (master specific tools, languages, skills, etc., contribute to the project in a specific way, etc., learn and implement specific things quickly, etc.).</text:p>
      <text:p text:style-name="P62">d.<text:tab/>List anything that that you feel that you didn't do as well, or that didn't go as well as you hoped (getting a list of these items will help me to improve the class schedule in future semesters).</text:p>
      <text:p text:style-name="P62">e.<text:tab/>THANK YOU!</text:p>
      <text:p text:style-name="P12"/>
      <text:p text:style-name="P12"> </text:p>
      <text:p text:style-name="P12"/>
      <text:p text:style-name="P12"><text:soft-page-break/><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12">Our customer wants an inventory system for her furniture warehouse and sales division</text:p>
      <text:p text:style-name="P12"/>
      <text:p text:style-name="P12">SLOC has been estimated at 1200, and our team's productivity rate is 100 lines per labor month per person, and development people cost $1000 per labor month. Other non-coding tasks have been estimated at 3 labor months.</text:p>
      <text:p text:style-name="P12"/>
      <text:p text:style-name="P12">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2"/>
      <text:p text:style-name="P12">Do a Trade Study comparing in-house development with purchase of the software.</text:p>
      <text:p text:style-name="P12"/>
      <text:p text:style-name="P12">(Hint: <text:s/>make sure that you tally the code estimates and then derive and include any additional costs items given in labor months)</text:p>
      <text:p text:style-name="P12"/>
      <text:p text:style-name="P12">Trade Study Name: <text:s/>Choose Commercial-Off-the-Shelf Software or Develop In-House</text:p>
      <text:p text:style-name="P12">Problem Statement: <text:s/>Select best value based on cost and built-in sales support capability</text:p>
      <text:p text:style-name="P12">Candidates <text:tab/>Half-Baked<text:tab/>HiPricedSpread<text:tab/>In-House</text:p>
      <text:p text:style-name="P12">Criterion<text:tab/>Wgt<text:tab/>Model<text:tab/>Value<text:tab/>Score<text:tab/>Wgt*Score<text:tab/>Value<text:tab/>Score<text:tab/>Wgt*Score<text:tab/>Value<text:tab/>Score<text:tab/>Wgt*Score</text:p>
      <text:p text:style-name="P12">Cost<text:tab/>1<text:tab/>Less is More<text:tab/>$<text:tab/><text:tab/><text:tab/>$<text:tab/><text:tab/><text:tab/>$<text:tab/><text:tab/></text:p>
      <text:p text:style-name="P12">Sales Support<text:tab/>2<text:tab/>0/1<text:tab/><text:tab/><text:tab/><text:tab/><text:tab/><text:tab/><text:tab/><text:tab/><text:tab/></text:p>
      <text:p text:style-name="P12">Rating<text:tab/><text:tab/><text:tab/><text:tab/><text:tab/><text:tab/><text:tab/><text:tab/><text:tab/><text:tab/><text:tab/></text:p>
      <text:p text:style-name="P12"/>
      <text:p text:style-name="P12">What is your decision? <text:s/>_____________________</text:p>
      <text:p text:style-name="P12"> </text:p>
      <text:p text:style-name="P12"/>
      <text:p text:style-name="P13"><text:line-break/></text:p>
      <text:p text:style-name="P13">Appendix A</text:p>
      <text:p text:style-name="P12">ACM/IEEE SE Code of Ethics and Professional Practice</text:p>
      <text:p text:style-name="P12"/>
      <text:p text:style-name="P12">•<text:tab/>Software engineers shall act consistently with the public interest</text:p>
      <text:p text:style-name="P12">•<text:tab/>Software engineers shall act in a manner that is in the best interests of their client and employer, consistent with the public interest</text:p>
      <text:p text:style-name="P12">•<text:tab/>Software engineers shall ensure that their products and related modifications meet the highest professional standards possible</text:p>
      <text:p text:style-name="P12">•<text:tab/>Software engineers shall maintain integrity and independence in their professional judgment</text:p>
      <text:p text:style-name="P12">•<text:tab/>Software engineering managers and leaders shall subscribe to and promote an ethical approach to the management of software development maintenance</text:p>
      <text:p text:style-name="P12">•<text:tab/>Software engineers shall advance the integrity and reputation of the profession, consistent with the public interest</text:p>
      <text:p text:style-name="P12">•<text:tab/>Software engineers shall be fair to and supportive of their colleagues</text:p>
      <text:p text:style-name="P12"><text:soft-page-break/>•<text:tab/>Software engineers shall participate in lifelong learning regarding the practice of their profession and shall promote an ethical approach to the practice of the profession</text:p>
      <text:p text:style-name="P12"/>
      <text:p text:style-name="P12"/>
      <text:p text:style-name="P12">Appendix B</text:p>
      <text:p text:style-name="P12"/>
      <text:p text:style-name="P12">Background: movies have been added to database</text:p>
      <text:p text:style-name="P12"><text:s text:c="2"/></text:p>
      <text:p text:style-name="P12"><text:s text:c="2"/>Given the following movies exist:</text:p>
      <text:p text:style-name="P12"><text:s text:c="2"/>| title <text:s text:c="18"/>| rating | release_date |</text:p>
      <text:p text:style-name="P12"><text:s text:c="2"/>| Aladdin <text:s text:c="16"/>| G <text:s text:c="5"/>| 25-Nov-1992 <text:s/>|</text:p>
      <text:p text:style-name="P12"><text:s text:c="2"/>| The Terminator <text:s text:c="9"/>| R <text:s text:c="5"/>| 26-Oct-1984 <text:s/>|</text:p>
      <text:p text:style-name="P12"><text:s text:c="2"/>| When Harry Met Sally <text:s text:c="3"/>| R <text:s text:c="5"/>| 21-Jul-1989 <text:s/>|</text:p>
      <text:p text:style-name="P12"><text:s text:c="2"/>| The Help <text:s text:c="15"/>| PG-13 <text:s/>| 10-Aug-2011 <text:s/>|</text:p>
      <text:p text:style-name="P12"><text:s text:c="2"/>| Chocolat <text:s text:c="15"/>| PG-13 <text:s/>| 5-Jan-2001 <text:s text:c="2"/>|</text:p>
      <text:p text:style-name="P12"><text:s text:c="2"/>| Amelie <text:s text:c="17"/>| R <text:s text:c="5"/>| 25-Apr-2001 <text:s/>|</text:p>
      <text:p text:style-name="P12"><text:s text:c="2"/>| 2001: A Space Odyssey <text:s text:c="2"/>| G <text:s text:c="5"/>| 6-Apr-1968 <text:s text:c="2"/>|</text:p>
      <text:p text:style-name="P12"><text:s text:c="2"/>| The Incredibles <text:s text:c="8"/>| PG <text:s text:c="4"/>| 5-Nov-2004 <text:s text:c="2"/>|</text:p>
      <text:p text:style-name="P12"><text:s text:c="2"/>| Raiders of the Lost Ark | PG <text:s text:c="4"/>| 12-Jun-1981 <text:s/>|</text:p>
      <text:p text:style-name="P12"><text:s text:c="2"/>| Chicken Run <text:s text:c="12"/>| G <text:s text:c="5"/>| 21-Jun-2000 <text:s/>|</text:p>
      <text:p text:style-name="P12"/>
      <text:p text:style-name="P12"><text:s text:c="2"/>And I am on the RottenPotatoes home page</text:p>
      <text:p text:style-name="P12"><text:s text:c="2"/>And I check the following ratings: G PG PG-13 R</text:p>
      <text:p text:style-name="P12"><text:s text:c="2"/>And I press "Refresh"</text:p>
      <text:p text:style-name="P12"/>
      <text:p text:style-name="P12">Scenario: sort movies alphabetically</text:p>
      <text:p text:style-name="P12"><text:s text:c="2"/>When I follow "Movie Title"</text:p>
      <text:p text:style-name="P12"><text:s text:c="2"/>Then I should see all movies sorted by title in increasing order</text:p>
      <text:p text:style-name="P12"/>
      <text:p text:style-name="P12">Scenario: sort movies in increasing order of release date</text:p>
      <text:p text:style-name="P12"><text:s text:c="2"/>When I follow "Release Date"</text:p>
      <text:p text:style-name="P12"><text:s text:c="2"/>Then I should see all movies sorted by release date in increasing order</text:p>
      <text:p text:style-name="P12"/>
      <text:p text:style-name="P12"/>
      <text:p text:style-name="P12">Appendix C</text:p>
      <text:p text:style-name="P12">The Cleanroom Process Model</text:p>
      <text:p text:style-name="P12"/>
      <text:p text:style-name="P12">•<text:tab/>Process model that supposedly precludes the introduction of defects</text:p>
      <text:p text:style-name="P12">•<text:tab/>Uses formal methods to develop each program unit by refining increasingly detailed 'box' structures:</text:p>
      <text:p text:style-name="P12">1.<text:tab/>Black box (will generate result R after applying function f to input S)</text:p>
      <text:p text:style-name="P12">2.<text:tab/>State box (given current state, system will transition to new state and generate result R after applying function f to input S)</text:p>
      <text:p text:style-name="P12">3.<text:tab/>Clear box: <text:s/>Define algorithm that will satisfy requirements of black/state box</text:p>
      <text:p text:style-name="P12">•<text:tab/>Code is then generated for each program unit</text:p>
      <text:p text:style-name="P12">•<text:tab/>Unit is inspected: <text:s/>Together, every in the team inspects each line of code, and then verifies it using formal proofs instead of unit testing.</text:p>
      <text:p text:style-name="P12">•<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2"/>
      <text:p text:style-name="P12">Appendix D</text:p>
      <text:p text:style-name="P12"/>
      <text:p text:style-name="P12"><text:s text:c="2"/>def index</text:p>
      <text:p text:style-name="P12"><text:soft-page-break/><text:s text:c="4"/>@all_ratings = Movie.all_ratings</text:p>
      <text:p text:style-name="P12"><text:s text:c="4"/>IF params[:ratings] != {}</text:p>
      <text:p text:style-name="P12"><text:s text:c="4"/>THEN</text:p>
      <text:p text:style-name="P12"><text:s text:c="6"/>@selected_ratings = params[:ratings]</text:p>
      <text:p text:style-name="P12"><text:s text:c="4"/>ELSE</text:p>
      <text:p text:style-name="P12"><text:s text:c="6"/>IF session[:ratings] != {}</text:p>
      <text:p text:style-name="P12"><text:s text:c="6"/>THEN</text:p>
      <text:p text:style-name="P12"><text:s text:c="8"/>@selected_ratings = session[:ratings]</text:p>
      <text:p text:style-name="P12"><text:s text:c="6"/>ELSE</text:p>
      <text:p text:style-name="P12"><text:s text:c="8"/>@selected_ratings = {} </text:p>
      <text:p text:style-name="P12"><text:s text:c="6"/>ENDIF</text:p>
      <text:p text:style-name="P12"><text:s text:c="4"/>ENDIF</text:p>
      <text:p text:style-name="P12"><text:s text:c="4"/>IF @selected_ratings == {}</text:p>
      <text:p text:style-name="P12"><text:s text:c="4"/>THEN</text:p>
      <text:p text:style-name="P12"><text:s text:c="6"/>@selected_ratings = </text:p>
      <text:p text:style-name="P12"><text:s text:c="8"/>Hash[@all_ratings.map{|rating| [rating, rating]}]</text:p>
      <text:p text:style-name="P12"><text:s text:c="4"/>ENDIF</text:p>
      <text:p text:style-name="P12"><text:s text:c="4"/>sort = params[:sort] || session[:sort]</text:p>
      <text:p text:style-name="P12"><text:s text:c="4"/>IF sort == 'title'</text:p>
      <text:p text:style-name="P12"><text:s text:c="4"/>THEN</text:p>
      <text:p text:style-name="P12"><text:s text:c="6"/>order = {:order =&gt; :title} </text:p>
      <text:p text:style-name="P12"><text:s text:c="6"/>@title_hdr = 'hilite'</text:p>
      <text:p text:style-name="P12"><text:s text:c="4"/>ELSE</text:p>
      <text:p text:style-name="P12"><text:s text:c="6"/>IF sort == 'release_date'</text:p>
      <text:p text:style-name="P12"><text:s text:c="6"/>THEN</text:p>
      <text:p text:style-name="P12"><text:s text:c="8"/>order = {:order =&gt; :release_date}</text:p>
      <text:p text:style-name="P12"><text:s text:c="8"/>@release_date_hdr = 'hilite'</text:p>
      <text:p text:style-name="P12"><text:s text:c="6"/>ENDIF</text:p>
      <text:p text:style-name="P12"><text:s text:c="4"/>ENDIF </text:p>
      <text:p text:style-name="P12"><text:s text:c="4"/>IF params[:ratings]!=session[:ratings] <text:s/></text:p>
      <text:p text:style-name="P12"><text:s text:c="4"/>OR</text:p>
      <text:p text:style-name="P12"><text:s text:c="6"/>params[:sort]!=session[:sort]</text:p>
      <text:p text:style-name="P12"><text:s text:c="4"/>THEN</text:p>
      <text:p text:style-name="P12"><text:s text:c="6"/>session[:ratings] = @selected_ratings</text:p>
      <text:p text:style-name="P12"><text:s text:c="6"/>session[:sort] = sort</text:p>
      <text:p text:style-name="P12"><text:s text:c="6"/>flash.keep</text:p>
      <text:p text:style-name="P12"><text:s text:c="6"/>redirect_to :ratings =&gt; @selected_ratings, :sort =&gt; sort </text:p>
      <text:p text:style-name="P12"><text:s text:c="4"/>ELSE </text:p>
      <text:p text:style-name="P12"><text:s text:c="6"/>@movies = </text:p>
      <text:p text:style-name="P12"><text:s text:c="8"/>Movie.find_all_by_rating(@selected_ratings.keys, order) </text:p>
      <text:p text:style-name="P12"><text:s text:c="4"/>ENDIF</text:p>
      <text:p text:style-name="P12"><text:s text:c="2"/>END index</text:p>
      <text:p text:style-name="P12"/>
      <text:p text:style-name="P12">Appendix E</text:p>
      <text:p text:style-name="P12"/>
      <text:p text:style-name="P12">Trade Studies</text:p>
      <text:p text:style-name="P12">•<text:tab/>Process used to make preferred technical decision</text:p>
      <text:p text:style-name="P12">o<text:tab/>Considers a variety of alternatives</text:p>
      <text:p text:style-name="P12">o<text:tab/>Examines both weaknesses and strengths associated with a particular decision</text:p>
      <text:p text:style-name="P12">o<text:tab/>Can satisfy multiple objectives</text:p>
      <text:p text:style-name="P12">•<text:tab/>Start by determining what decision must be made</text:p>
      <text:p text:style-name="P12">•<text:tab/>Find and evaluate possible candidates</text:p>
      <text:p text:style-name="P12">•<text:tab/>Identify/finalize candidates to be used for study – each must represent a viable alternative</text:p>
      <text:p text:style-name="P12"><text:soft-page-break/>•<text:tab/>Formulate tradeoffs: <text:s/>express each criterion using a formula and/or range and a weight</text:p>
      <text:p text:style-name="P12">o<text:tab/>Within a range/outside a range</text:p>
      <text:p text:style-name="P12">o<text:tab/>More is better/less is better</text:p>
      <text:p text:style-name="P12">o<text:tab/>Present/not present</text:p>
      <text:p text:style-name="P12">o<text:tab/>The weight assigned to a criterion indicates its importance relative to other criteria</text:p>
      <text:p text:style-name="P12">o<text:tab/>May use Delphi process to identify criteria and assign formulas and weights</text:p>
      <text:p text:style-name="P12"><text:tab/>Have set of expert stakeholders determine criteria</text:p>
      <text:p text:style-name="P12"><text:tab/>Have each assign weight to each criteria anonymously</text:p>
      <text:p text:style-name="P12"><text:tab/>Discuss if wide variance</text:p>
      <text:p text:style-name="P12"><text:tab/>Repeat last two steps until convergence</text:p>
      <text:p text:style-name="P12">•<text:tab/>Calculate weighted values for each criterion for each candidate</text:p>
      <text:p text:style-name="P12">•<text:tab/>Convert each set of values to a utility score</text:p>
      <text:p text:style-name="P12">o<text:tab/>Can be normalized, but not necessary</text:p>
      <text:p text:style-name="P12">•<text:tab/>Make selection</text:p>
      <text:p text:style-name="P12">•<text:tab/>Evaluate certainty/uncertainty/risk relative to selection</text:p>
      <text:p text:style-name="P12"/>
      <text:p text:style-name="P12">Worksheet:</text:p>
      <text:p text:style-name="P12"/>
      <text:p text:style-name="P12">Trade Study Name: <text:s/>Choose Best Tomato Variety to Plant in Garden This Summer</text:p>
      <text:p text:style-name="P12">Problem Statement: <text:s/>Select best value red paste tomato</text:p>
      <text:p text:style-name="P12">Candidates --&gt;<text:tab/>Red Diamond<text:tab/>Red Ruby<text:tab/>Red Garnet</text:p>
      <text:p text:style-name="P12">Criterion<text:tab/>Weight<text:tab/>Model<text:tab/>Value<text:tab/>Score<text:tab/>Wgt*Score<text:tab/>Value<text:tab/>Score<text:tab/>Wgt*Score<text:tab/>Value<text:tab/>Score<text:tab/>Wgt*Score</text:p>
      <text:p text:style-name="P12">Cost/gram<text:tab/>1<text:tab/>Less is More<text:tab/>$8.85<text:tab/><text:tab/><text:tab/>$7.95<text:tab/><text:tab/><text:tab/>$6.85<text:tab/><text:tab/></text:p>
      <text:p text:style-name="P12">Flavor Rating<text:tab/>2<text:tab/>More is More<text:tab/>4<text:tab/><text:tab/><text:tab/>3<text:tab/><text:tab/><text:tab/>2<text:tab/><text:tab/></text:p>
      <text:p text:style-name="P12">Resistance to Late Blight<text:tab/>1<text:tab/>0/1<text:tab/>0<text:tab/><text:tab/><text:tab/>1<text:tab/><text:tab/><text:tab/>0<text:tab/><text:tab/></text:p>
      <text:p text:style-name="P12">Rating<text:tab/><text:tab/><text:tab/><text:tab/><text:tab/><text:tab/><text:tab/><text:tab/><text:tab/><text:tab/><text:tab/></text:p>
      <text:p text:style-name="P12"/>
      <text:p text:style-name="P12">Compute weighted score for cost/gram ----</text:p>
      <text:p text:style-name="P12"> </text:p>
      <text:p text:style-name="P12"/>
      <text:p text:style-name="P12"/>
      <text:p text:style-name="P12">Trade Study Name: <text:s/>Choose Best Tomato Variety to Plant in Garden This Summer</text:p>
      <text:p text:style-name="P12">Problem Statement: <text:s/>Select best value red paste tomato</text:p>
      <text:p text:style-name="P12">Candidates --&gt;<text:tab/>Red Diamond<text:tab/>Red Ruby<text:tab/>Red Garnet</text:p>
      <text:p text:style-name="P12">Criterion<text:tab/>Weight<text:tab/>Model<text:tab/>Value<text:tab/>Score<text:tab/>Wgt*Sc<text:tab/>Value<text:tab/>Score<text:tab/>Wgt*Sc<text:tab/>Value<text:tab/>Score<text:tab/>Wgt*Sc</text:p>
      <text:p text:style-name="P12">Cost/gram<text:tab/>1<text:tab/>Less is More<text:tab/>$8.85<text:tab/>(8.85-8.85) /8.85 = 0<text:tab/>0 * 1 = 0<text:tab/>$7.95<text:tab/>(8.85-7.95) /8.85 = .1<text:tab/>.1*1 = .1<text:tab/>$6.85<text:tab/>(8.85-6.85)/8.85 = .23<text:tab/>.23*1 = .23</text:p>
      <text:p text:style-name="P12">Flavor Rating<text:tab/>2<text:tab/>More is More<text:tab/>4<text:tab/><text:tab/><text:tab/>3<text:tab/><text:tab/><text:tab/>2<text:tab/><text:tab/></text:p>
      <text:p text:style-name="P12">Resistance to Late Blight<text:tab/>1<text:tab/>0/1<text:tab/>0<text:tab/><text:tab/><text:tab/>1<text:tab/><text:tab/><text:tab/>0<text:tab/><text:tab/></text:p>
      <text:p text:style-name="P12">Rating<text:tab/><text:tab/><text:tab/><text:tab/><text:tab/><text:tab/><text:tab/><text:tab/><text:tab/><text:tab/><text:tab/></text:p>
      <text:p text:style-name="P12"/>
      <text:p text:style-name="P12"/>
      <text:p text:style-name="P12"/>
      <text:p text:style-name="P12">Compute weighted score for flavor rating ----</text:p>
      <text:p text:style-name="P12"> </text:p>
      <text:p text:style-name="P12"/>
      <text:p text:style-name="P12">Trade Study Name: <text:s/>Choose Best Tomato Variety to Plant in Garden This Summer</text:p>
      <text:p text:style-name="P12">Problem Statement: <text:s/>Select best value red paste tomato</text:p>
      <text:p text:style-name="P12">Candidates --&gt;<text:tab/>Red Diamond<text:tab/>Red Ruby<text:tab/>Red Garnet</text:p>
      <text:p text:style-name="P12">Criterion<text:tab/>Weight<text:tab/>Model<text:tab/>Value<text:tab/>Score<text:tab/>Wgt*Sc<text:tab/>Value<text:tab/>Score<text:tab/>Wgt*Sc<text:tab/>Value<text:soft-page-break/><text:tab/>Score<text:tab/>Wgt*Sc</text:p>
      <text:p text:style-name="P12">Cost/gram<text:tab/>1<text:tab/>Less is More<text:tab/>$8.85<text:tab/>(8.85-8.85) /8.85 = 0<text:tab/>0 * 1 = 0<text:tab/>$7.95<text:tab/>(8.85-7.95) /8.85 = .1<text:tab/>.1*1 = <text:s/>.1<text:tab/>$6.85<text:tab/>(8.85-6.85)/8.85 = .23<text:tab/>.23*1 = <text:s/>.23</text:p>
      <text:p text:style-name="P12">Flavor Rating<text:tab/>2<text:tab/>More is More<text:tab/>4<text:tab/>4/5 = .8<text:tab/>.8 * 2 = 1.6<text:tab/>3<text:tab/>3/5 = .6<text:tab/>.6 * 2 = <text:s/>1.2<text:tab/>2<text:tab/>2/5 = .4<text:tab/>.4 * 2= .8</text:p>
      <text:p text:style-name="P12">Resistance to Late Blight<text:tab/>1<text:tab/>0/1<text:tab/>0<text:tab/><text:tab/><text:tab/>1<text:tab/><text:tab/><text:tab/>0<text:tab/><text:tab/></text:p>
      <text:p text:style-name="P12">Rating<text:tab/><text:tab/><text:tab/><text:tab/><text:tab/><text:tab/><text:tab/><text:tab/><text:tab/><text:tab/><text:tab/></text:p>
      <text:p text:style-name="P12"/>
      <text:p text:style-name="P12"/>
      <text:p text:style-name="P12">Compute weighted score for resistance ---</text:p>
      <text:p text:style-name="P12"> </text:p>
      <text:p text:style-name="P12"/>
      <text:p text:style-name="P12"/>
      <text:p text:style-name="P12">Trade Study Name: <text:s/>Choose Best Tomato Variety to Plant in Garden This Summer</text:p>
      <text:p text:style-name="P12">Problem Statement: <text:s/>Select best value red paste tomato</text:p>
      <text:p text:style-name="P12">Candidates --&gt;<text:tab/>Red Diamond<text:tab/>Red Ruby<text:tab/>Red Garnet</text:p>
      <text:p text:style-name="P12">Criterion<text:tab/>Weight<text:tab/>Model<text:tab/>Value<text:tab/>Score<text:tab/>Wgt*Sc<text:tab/>Value<text:tab/>Score<text:tab/>Wgt*Sc<text:tab/>Value<text:tab/>Score<text:tab/>Wgt*Sc</text:p>
      <text:p text:style-name="P12">Cost/gram<text:tab/>1<text:tab/>Less is More<text:tab/>$8.85<text:tab/>(8.85-8.85) /8.85 = 0<text:tab/>0 * 1 = 0<text:tab/>$7.95<text:tab/>(8.85-7.95) /8.85 = .1<text:tab/>.1*1 = <text:s/>.1<text:tab/>$6.85<text:tab/>(8.85-6.85)/8.85 = .23<text:tab/>.23*1 = <text:s/>.23</text:p>
      <text:p text:style-name="P12">Flavor Rating<text:tab/>2<text:tab/>More is More<text:tab/>4<text:tab/>4/5 = .8<text:tab/>.8 * 2 = 1.6<text:tab/>3<text:tab/>3/5 = .6<text:tab/>.6 * 2 = <text:s/>1.2<text:tab/>2<text:tab/>2/5 = .4<text:tab/>.4 * 2 = .8</text:p>
      <text:p text:style-name="P12">Resistance to Late Blight<text:tab/>1<text:tab/>0/1<text:tab/>0<text:tab/>0<text:tab/>0 * 1 = 0<text:tab/>1<text:tab/>1<text:tab/>1 * 1 = 1<text:tab/>0<text:tab/>0<text:tab/>0 * 1 = 0</text:p>
      <text:p text:style-name="P12">Rating<text:tab/><text:tab/><text:tab/><text:tab/><text:tab/><text:tab/><text:tab/><text:tab/><text:tab/><text:tab/><text:tab/></text:p>
      <text:p text:style-name="P12"/>
      <text:p text:style-name="P12"/>
      <text:p text:style-name="P12">Sum the scores and select the highest one!</text:p>
      <text:p text:style-name="P12"> </text:p>
      <text:p text:style-name="P12"/>
      <text:p text:style-name="P12"/>
      <text:p text:style-name="P12">Trade Study Name: <text:s/>Choose Best Tomato Variety to Plant in Garden This Summer</text:p>
      <text:p text:style-name="P12">Problem Statement: <text:s/>Select best value red paste tomato</text:p>
      <text:p text:style-name="P12">Candidates --&gt;<text:tab/>Red Diamond<text:tab/>Red Ruby<text:tab/>Red Garnet</text:p>
      <text:p text:style-name="P12">Criterion<text:tab/>Weight<text:tab/>Model<text:tab/>Value<text:tab/>Score<text:tab/>Wgt*Sc<text:tab/>Value<text:tab/>Score<text:tab/>Wgt*Sc<text:tab/>Value<text:tab/>Score<text:tab/>Wgt*Sc</text:p>
      <text:p text:style-name="P12">Cost/gram<text:tab/>1<text:tab/>Less is More<text:tab/>$8.85<text:tab/>(8.85-8.85) /8.85 = 0<text:tab/>0 * 1 = 0<text:tab/>$7.95<text:tab/>(8.85-7.95) /8.85 = .1<text:tab/>.1*1 = <text:s/>.1<text:tab/>$6.85<text:tab/>(8.85-6.85)/8.85 = .23<text:tab/>.23*1 = <text:s/>.23</text:p>
      <text:p text:style-name="P12">Flavor Rating<text:tab/>2<text:tab/>More is More<text:tab/>4<text:tab/>4/5 = .8<text:tab/>.8 * 2 = 1.6<text:tab/>3<text:tab/>3/5 = .6<text:tab/>.6 * 2 = <text:s/>1.2<text:tab/>2<text:tab/>2/5 = .4<text:tab/>.4 * 2 = .8</text:p>
      <text:p text:style-name="P12">Resistance to Late Blight<text:tab/>1<text:tab/>0/1<text:tab/>0<text:tab/>0<text:tab/>0 * 1 = 1<text:tab/>1<text:tab/>1<text:tab/>1 * 1 = 1<text:tab/>0<text:tab/>0<text:tab/>0 * 1 = 0</text:p>
      <text:p text:style-name="P12">Rating<text:tab/><text:tab/><text:tab/><text:tab/><text:tab/>1.6<text:tab/><text:tab/><text:tab/>2.3<text:tab/><text:tab/><text:tab/>1.03</text:p>
      <text:p text:style-name="P12"/>
      <text:p text:style-name="P12">Note that you will get completely different results depending on how you weight each factor!</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Arial" svg:font-family="Arial"/>
    <style:font-face style:name="Cambria" svg:font-family="Cambria"/>
    <style:font-face style:name="Courier" svg:font-family="Courier"/>
    <style:font-face style:name="Lucida Grande" svg:font-family="'Lucida Grande'"/>
    <style:font-face style:name="Monaco" svg:font-family="Monaco"/>
    <style:font-face style:name="OpenSymbol" svg:font-family="OpenSymbol"/>
    <style:font-face style:name="Times" svg:font-family="Times"/>
    <style:font-face style:name="Courier New" svg:font-family="'Courier New'" style:font-family-generic="modern" style:font-pitch="fixed"/>
    <style:font-face style:name="Arial1" svg:font-family="Arial" style:font-family-generic="roman" style:font-pitch="variable"/>
    <style:font-face style:name="Bitstream Charter" svg:font-family="'Bitstream Charter'" style:font-family-generic="roman" style:font-pitch="variable"/>
    <style:font-face style:name="Calibri" svg:font-family="Calibri"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default-outline-level="">
      <style:text-properties style:font-name="Times New Roman" fo:font-size="12pt" style:font-size-asian="12pt" style:font-name-complex="Times New Roman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ListLabel_20_3" style:display-name="ListLabel 3" style:family="text">
      <style:text-properties fo:font-weight="bold"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text:start-value="2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1.291cm" fo:margin-left="3.196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4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text:list-tab-stop-position="3.81cm" fo:text-indent="-0.635cm" fo:margin-left="5.08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7.62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8.89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10.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318cm" fo:margin-left="11.43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8" style:num-suffix="." style:num-format="a">
        <style:list-level-properties text:list-level-position-and-space-mode="label-alignment">
          <style:list-level-label-alignment text:label-followed-by="listtab" text:list-tab-stop-position="3.81cm" fo:text-indent="-0.635cm" fo:margin-left="13.9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81cm" fo:text-indent="-0.318cm" fo:margin-left="15.24cm"/>
        </style:list-level-properties>
      </text:list-level-style-number>
      <text:list-level-style-number text:level="1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WWNum6">
      <text:list-level-style-number text:level="1" style:num-suffix="." style:num-format="1" text:start-value="22">
        <style:list-level-properties text:list-level-position-and-space-mode="label-alignment">
          <style:list-level-label-alignment text:label-followed-by="listtab" text:list-tab-stop-position="1.27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7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text:list-tab-stop-position="1.27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27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text:list-tab-stop-position="1.27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5.24cm"/>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6.5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7.7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5.158cm"/>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6.42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7.69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968cm"/>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10.23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50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778cm"/>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4.04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3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 style:num-suffix=")" style:num-format="a">
        <style:list-level-properties text:list-level-position-and-space-mode="label-alignment">
          <style:list-level-label-alignment text:label-followed-by="listtab" fo:text-indent="-0.635cm" fo:margin-left="0.97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24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1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78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05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2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9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86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date>2015-05-12T20:55:43</dc:date>
    <meta:editing-duration>PT40M53S</meta:editing-duration>
    <meta:editing-cycles>47</meta:editing-cycles>
    <meta:document-statistic meta:table-count="5" meta:image-count="0" meta:object-count="0" meta:page-count="47" meta:paragraph-count="1165" meta:word-count="19018" meta:character-count="119250" meta:non-whitespace-character-count="99868"/>
  </office:meta>
</office:document-meta>
</file>